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avg</text:p>
          </table:table-cell>
          <table:table-cell office:value-type="float" office:value="3367.453">
            <text:p>3367.453</text:p>
          </table:table-cell>
          <table:table-cell office:value-type="string">
            <text:p><text:s/>prev_avg</text:p>
          </table:table-cell>
          <table:table-cell office:value-type="float" office:value="3373.343">
            <text:p>3373.343</text:p>
          </table:table-cell>
          <table:table-cell office:value-type="string">
            <text:p><text:s/>max</text:p>
          </table:table-cell>
          <table:table-cell office:value-type="float" office:value="2784.312">
            <text:p>2784.312</text:p>
          </table:table-cell>
          <table:table-cell office:value-type="string">
            <text:p><text:s/>imax</text:p>
          </table:table-cell>
          <table:table-cell office:value-type="float" office:value="85">
            <text:p>85</text:p>
          </table:table-cell>
          <table:table-cell office:value-type="string">
            <text:p><text:s/>scale</text:p>
          </table:table-cell>
          <table:table-cell office:value-type="float" office:value="0.62">
            <text:p>0.6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3358.972">
            <text:p>3358.972</text:p>
          </table:table-cell>
          <table:table-cell office:value-type="string">
            <text:p><text:s/>prev_avg</text:p>
          </table:table-cell>
          <table:table-cell office:value-type="float" office:value="3367.453">
            <text:p>3367.453</text:p>
          </table:table-cell>
          <table:table-cell office:value-type="string">
            <text:p><text:s/>max</text:p>
          </table:table-cell>
          <table:table-cell office:value-type="float" office:value="2519.351">
            <text:p>2519.351</text:p>
          </table:table-cell>
          <table:table-cell office:value-type="string">
            <text:p><text:s/>imax</text:p>
          </table:table-cell>
          <table:table-cell office:value-type="float" office:value="85">
            <text:p>85</text:p>
          </table:table-cell>
          <table:table-cell office:value-type="string">
            <text:p><text:s/>scale</text:p>
          </table:table-cell>
          <table:table-cell office:value-type="float" office:value="0.563">
            <text:p>0.563</text:p>
          </table:table-cell>
          <table:table-cell/>
          <table:table-cell table:style-name="ce1" office:value-type="string">
            <text:p>commit f7232dd90c162685d465273a924f294a9339c209</text:p>
          </table:table-cell>
          <table:table-cell table:style-name="ce1" table:number-columns-repeated="3"/>
        </table:table-row>
        <table:table-row table:style-name="ro2">
          <table:table-cell office:value-type="string">
            <text:p>avg</text:p>
          </table:table-cell>
          <table:table-cell office:value-type="float" office:value="3348.905">
            <text:p>3348.905</text:p>
          </table:table-cell>
          <table:table-cell office:value-type="string">
            <text:p><text:s/>prev_avg</text:p>
          </table:table-cell>
          <table:table-cell office:value-type="float" office:value="3358.972">
            <text:p>3358.972</text:p>
          </table:table-cell>
          <table:table-cell office:value-type="string">
            <text:p><text:s/>max</text:p>
          </table:table-cell>
          <table:table-cell office:value-type="float" office:value="2352.262">
            <text:p>2352.262</text:p>
          </table:table-cell>
          <table:table-cell office:value-type="string">
            <text:p><text:s/>imax</text:p>
          </table:table-cell>
          <table:table-cell office:value-type="float" office:value="86">
            <text:p>86</text:p>
          </table:table-cell>
          <table:table-cell office:value-type="string">
            <text:p><text:s/>scale</text:p>
          </table:table-cell>
          <table:table-cell office:value-type="float" office:value="0.527">
            <text:p>0.527</text:p>
          </table:table-cell>
          <table:table-cell/>
          <table:table-cell table:style-name="ce1" office:value-type="string">
            <text:p>Author: Ahmed Ismail &lt;ahmedismail91@gmail.com&gt;</text:p>
          </table:table-cell>
          <table:table-cell table:style-name="ce1" table:number-columns-repeated="3"/>
        </table:table-row>
        <table:table-row table:style-name="ro2">
          <table:table-cell office:value-type="string">
            <text:p>avg</text:p>
          </table:table-cell>
          <table:table-cell office:value-type="float" office:value="3342.388">
            <text:p>3342.388</text:p>
          </table:table-cell>
          <table:table-cell office:value-type="string">
            <text:p><text:s/>prev_avg</text:p>
          </table:table-cell>
          <table:table-cell office:value-type="float" office:value="3348.905">
            <text:p>3348.905</text:p>
          </table:table-cell>
          <table:table-cell office:value-type="string">
            <text:p><text:s/>max</text:p>
          </table:table-cell>
          <table:table-cell office:value-type="float" office:value="2697.244">
            <text:p>2697.244</text:p>
          </table:table-cell>
          <table:table-cell office:value-type="string">
            <text:p><text:s/>imax</text:p>
          </table:table-cell>
          <table:table-cell office:value-type="float" office:value="86">
            <text:p>86</text:p>
          </table:table-cell>
          <table:table-cell office:value-type="string">
            <text:p><text:s/>scale</text:p>
          </table:table-cell>
          <table:table-cell office:value-type="float" office:value="0.605">
            <text:p>0.605</text:p>
          </table:table-cell>
          <table:table-cell/>
          <table:table-cell table:style-name="ce1" office:value-type="string">
            <text:p>Date: <text:s text:c="2"/>Tue Mar 4 11:57:32 2014 -0500</text:p>
          </table:table-cell>
          <table:table-cell table:style-name="ce1" table:number-columns-repeated="3"/>
        </table:table-row>
        <table:table-row table:style-name="ro2">
          <table:table-cell office:value-type="string">
            <text:p>avg</text:p>
          </table:table-cell>
          <table:table-cell office:value-type="float" office:value="3337.727">
            <text:p>3337.727</text:p>
          </table:table-cell>
          <table:table-cell office:value-type="string">
            <text:p><text:s/>prev_avg</text:p>
          </table:table-cell>
          <table:table-cell office:value-type="float" office:value="3342.388">
            <text:p>3342.388</text:p>
          </table:table-cell>
          <table:table-cell office:value-type="string">
            <text:p><text:s/>max</text:p>
          </table:table-cell>
          <table:table-cell office:value-type="float" office:value="2876.25">
            <text:p>2876.25</text:p>
          </table:table-cell>
          <table:table-cell office:value-type="string">
            <text:p><text:s/>imax</text:p>
          </table:table-cell>
          <table:table-cell office:value-type="float" office:value="86">
            <text:p>86</text:p>
          </table:table-cell>
          <table:table-cell office:value-type="string">
            <text:p><text:s/>scale</text:p>
          </table:table-cell>
          <table:table-cell office:value-type="float" office:value="0.646">
            <text:p>0.646</text:p>
          </table:table-cell>
          <table:table-cell/>
          <table:table-cell table:style-name="ce1" table:number-columns-repeated="4"/>
        </table:table-row>
        <table:table-row table:style-name="ro2">
          <table:table-cell office:value-type="string">
            <text:p>avg</text:p>
          </table:table-cell>
          <table:table-cell office:value-type="float" office:value="3331.328">
            <text:p>3331.328</text:p>
          </table:table-cell>
          <table:table-cell office:value-type="string">
            <text:p><text:s/>prev_avg</text:p>
          </table:table-cell>
          <table:table-cell office:value-type="float" office:value="3337.727">
            <text:p>3337.727</text:p>
          </table:table-cell>
          <table:table-cell office:value-type="string">
            <text:p><text:s/>max</text:p>
          </table:table-cell>
          <table:table-cell office:value-type="float" office:value="2697.827">
            <text:p>2697.827</text:p>
          </table:table-cell>
          <table:table-cell office:value-type="string">
            <text:p><text:s/>imax</text:p>
          </table:table-cell>
          <table:table-cell office:value-type="float" office:value="86">
            <text:p>86</text:p>
          </table:table-cell>
          <table:table-cell office:value-type="string">
            <text:p><text:s/>scale</text:p>
          </table:table-cell>
          <table:table-cell office:value-type="float" office:value="0.607">
            <text:p>0.607</text:p>
          </table:table-cell>
          <table:table-cell/>
          <table:table-cell table:style-name="ce1" office:value-type="string">
            <text:p><text:s text:c="4"/>AGC Test Commit 1</text:p>
          </table:table-cell>
          <table:table-cell table:style-name="ce1" table:number-columns-repeated="3"/>
        </table:table-row>
        <table:table-row table:style-name="ro1">
          <table:table-cell office:value-type="string">
            <text:p>avg</text:p>
          </table:table-cell>
          <table:table-cell office:value-type="float" office:value="3323.142">
            <text:p>3323.142</text:p>
          </table:table-cell>
          <table:table-cell office:value-type="string">
            <text:p><text:s/>prev_avg</text:p>
          </table:table-cell>
          <table:table-cell office:value-type="float" office:value="3331.328">
            <text:p>3331.328</text:p>
          </table:table-cell>
          <table:table-cell office:value-type="string">
            <text:p><text:s/>max</text:p>
          </table:table-cell>
          <table:table-cell office:value-type="float" office:value="2512.739">
            <text:p>2512.739</text:p>
          </table:table-cell>
          <table:table-cell office:value-type="string">
            <text:p><text:s/>imax</text:p>
          </table:table-cell>
          <table:table-cell office:value-type="float" office:value="87">
            <text:p>87</text:p>
          </table:table-cell>
          <table:table-cell office:value-type="string">
            <text:p><text:s/>scale</text:p>
          </table:table-cell>
          <table:table-cell office:value-type="float" office:value="0.567">
            <text:p>0.56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19.051">
            <text:p>3319.051</text:p>
          </table:table-cell>
          <table:table-cell office:value-type="string">
            <text:p><text:s/>prev_avg</text:p>
          </table:table-cell>
          <table:table-cell office:value-type="float" office:value="3323.142">
            <text:p>3323.142</text:p>
          </table:table-cell>
          <table:table-cell office:value-type="string">
            <text:p><text:s/>max</text:p>
          </table:table-cell>
          <table:table-cell office:value-type="float" office:value="2914.087">
            <text:p>2914.087</text:p>
          </table:table-cell>
          <table:table-cell office:value-type="string">
            <text:p><text:s/>imax</text:p>
          </table:table-cell>
          <table:table-cell office:value-type="float" office:value="87">
            <text:p>87</text:p>
          </table:table-cell>
          <table:table-cell office:value-type="string">
            <text:p><text:s/>scale</text:p>
          </table:table-cell>
          <table:table-cell office:value-type="float" office:value="0.658">
            <text:p>0.65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18.989">
            <text:p>3318.989</text:p>
          </table:table-cell>
          <table:table-cell office:value-type="string">
            <text:p><text:s/>prev_avg</text:p>
          </table:table-cell>
          <table:table-cell office:value-type="float" office:value="3319.051">
            <text:p>3319.051</text:p>
          </table:table-cell>
          <table:table-cell office:value-type="string">
            <text:p><text:s/>max</text:p>
          </table:table-cell>
          <table:table-cell office:value-type="float" office:value="3312.843">
            <text:p>3312.843</text:p>
          </table:table-cell>
          <table:table-cell office:value-type="string">
            <text:p><text:s/>imax</text:p>
          </table:table-cell>
          <table:table-cell office:value-type="float" office:value="87">
            <text:p>87</text:p>
          </table:table-cell>
          <table:table-cell office:value-type="string">
            <text:p><text:s/>scale</text:p>
          </table:table-cell>
          <table:table-cell office:value-type="float" office:value="0.749">
            <text:p>0.74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18.081">
            <text:p>3318.081</text:p>
          </table:table-cell>
          <table:table-cell office:value-type="string">
            <text:p><text:s/>prev_avg</text:p>
          </table:table-cell>
          <table:table-cell office:value-type="float" office:value="3318.989">
            <text:p>3318.989</text:p>
          </table:table-cell>
          <table:table-cell office:value-type="string">
            <text:p><text:s/>max</text:p>
          </table:table-cell>
          <table:table-cell office:value-type="float" office:value="3228.202">
            <text:p>3228.202</text:p>
          </table:table-cell>
          <table:table-cell office:value-type="string">
            <text:p><text:s/>imax</text:p>
          </table:table-cell>
          <table:table-cell office:value-type="float" office:value="87">
            <text:p>87</text:p>
          </table:table-cell>
          <table:table-cell office:value-type="string">
            <text:p><text:s/>scale</text:p>
          </table:table-cell>
          <table:table-cell office:value-type="float" office:value="0.73">
            <text:p>0.7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17.239">
            <text:p>3317.239</text:p>
          </table:table-cell>
          <table:table-cell office:value-type="string">
            <text:p><text:s/>prev_avg</text:p>
          </table:table-cell>
          <table:table-cell office:value-type="float" office:value="3318.081">
            <text:p>3318.081</text:p>
          </table:table-cell>
          <table:table-cell office:value-type="string">
            <text:p><text:s/>max</text:p>
          </table:table-cell>
          <table:table-cell office:value-type="float" office:value="3233.868">
            <text:p>3233.868</text:p>
          </table:table-cell>
          <table:table-cell office:value-type="string">
            <text:p><text:s/>imax</text:p>
          </table:table-cell>
          <table:table-cell office:value-type="float" office:value="87">
            <text:p>87</text:p>
          </table:table-cell>
          <table:table-cell office:value-type="string">
            <text:p><text:s/>scale</text:p>
          </table:table-cell>
          <table:table-cell office:value-type="float" office:value="0.731">
            <text:p>0.73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19.484">
            <text:p>3319.484</text:p>
          </table:table-cell>
          <table:table-cell office:value-type="string">
            <text:p><text:s/>prev_avg</text:p>
          </table:table-cell>
          <table:table-cell office:value-type="float" office:value="3317.239">
            <text:p>3317.239</text:p>
          </table:table-cell>
          <table:table-cell office:value-type="string">
            <text:p><text:s/>max</text:p>
          </table:table-cell>
          <table:table-cell office:value-type="float" office:value="3541.725">
            <text:p>3541.725</text:p>
          </table:table-cell>
          <table:table-cell office:value-type="string">
            <text:p><text:s/>imax</text:p>
          </table:table-cell>
          <table:table-cell office:value-type="float" office:value="88">
            <text:p>88</text:p>
          </table:table-cell>
          <table:table-cell office:value-type="string">
            <text:p><text:s/>scale</text:p>
          </table:table-cell>
          <table:table-cell office:value-type="float" office:value="0.8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26.808">
            <text:p>3326.808</text:p>
          </table:table-cell>
          <table:table-cell office:value-type="string">
            <text:p><text:s/>prev_avg</text:p>
          </table:table-cell>
          <table:table-cell office:value-type="float" office:value="3319.484">
            <text:p>3319.484</text:p>
          </table:table-cell>
          <table:table-cell office:value-type="string">
            <text:p><text:s/>max</text:p>
          </table:table-cell>
          <table:table-cell office:value-type="float" office:value="4051.921">
            <text:p>4051.921</text:p>
          </table:table-cell>
          <table:table-cell office:value-type="string">
            <text:p><text:s/>imax</text:p>
          </table:table-cell>
          <table:table-cell office:value-type="float" office:value="88">
            <text:p>88</text:p>
          </table:table-cell>
          <table:table-cell office:value-type="string">
            <text:p><text:s/>scale</text:p>
          </table:table-cell>
          <table:table-cell office:value-type="float" office:value="0.913">
            <text:p>0.91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36.639">
            <text:p>3336.639</text:p>
          </table:table-cell>
          <table:table-cell office:value-type="string">
            <text:p><text:s/>prev_avg</text:p>
          </table:table-cell>
          <table:table-cell office:value-type="float" office:value="3326.808">
            <text:p>3326.808</text:p>
          </table:table-cell>
          <table:table-cell office:value-type="string">
            <text:p><text:s/>max</text:p>
          </table:table-cell>
          <table:table-cell office:value-type="float" office:value="4309.899">
            <text:p>4309.899</text:p>
          </table:table-cell>
          <table:table-cell office:value-type="string">
            <text:p><text:s/>imax</text:p>
          </table:table-cell>
          <table:table-cell office:value-type="float" office:value="88">
            <text:p>88</text:p>
          </table:table-cell>
          <table:table-cell office:value-type="string">
            <text:p><text:s/>scale</text:p>
          </table:table-cell>
          <table:table-cell office:value-type="float" office:value="0.969">
            <text:p>0.96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41.312">
            <text:p>3341.312</text:p>
          </table:table-cell>
          <table:table-cell office:value-type="string">
            <text:p><text:s/>prev_avg</text:p>
          </table:table-cell>
          <table:table-cell office:value-type="float" office:value="3336.639">
            <text:p>3336.639</text:p>
          </table:table-cell>
          <table:table-cell office:value-type="string">
            <text:p><text:s/>max</text:p>
          </table:table-cell>
          <table:table-cell office:value-type="float" office:value="3803.949">
            <text:p>3803.949</text:p>
          </table:table-cell>
          <table:table-cell office:value-type="string">
            <text:p><text:s/>imax</text:p>
          </table:table-cell>
          <table:table-cell office:value-type="float" office:value="88">
            <text:p>88</text:p>
          </table:table-cell>
          <table:table-cell office:value-type="string">
            <text:p><text:s/>scale</text:p>
          </table:table-cell>
          <table:table-cell office:value-type="float" office:value="0.854">
            <text:p>0.85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47.275">
            <text:p>3347.275</text:p>
          </table:table-cell>
          <table:table-cell office:value-type="string">
            <text:p><text:s/>prev_avg</text:p>
          </table:table-cell>
          <table:table-cell office:value-type="float" office:value="3341.312">
            <text:p>3341.312</text:p>
          </table:table-cell>
          <table:table-cell office:value-type="string">
            <text:p><text:s/>max</text:p>
          </table:table-cell>
          <table:table-cell office:value-type="float" office:value="3937.621">
            <text:p>3937.621</text:p>
          </table:table-cell>
          <table:table-cell office:value-type="string">
            <text:p><text:s/>imax</text:p>
          </table:table-cell>
          <table:table-cell office:value-type="float" office:value="89">
            <text:p>89</text:p>
          </table:table-cell>
          <table:table-cell office:value-type="string">
            <text:p><text:s/>scale</text:p>
          </table:table-cell>
          <table:table-cell office:value-type="float" office:value="0.882">
            <text:p>0.88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56.313">
            <text:p>3356.313</text:p>
          </table:table-cell>
          <table:table-cell office:value-type="string">
            <text:p><text:s/>prev_avg</text:p>
          </table:table-cell>
          <table:table-cell office:value-type="float" office:value="3347.275">
            <text:p>3347.275</text:p>
          </table:table-cell>
          <table:table-cell office:value-type="string">
            <text:p><text:s/>max</text:p>
          </table:table-cell>
          <table:table-cell office:value-type="float" office:value="4250.986">
            <text:p>4250.986</text:p>
          </table:table-cell>
          <table:table-cell office:value-type="string">
            <text:p><text:s/>imax</text:p>
          </table:table-cell>
          <table:table-cell office:value-type="float" office:value="89">
            <text:p>89</text:p>
          </table:table-cell>
          <table:table-cell office:value-type="string">
            <text:p><text:s/>scale</text:p>
          </table:table-cell>
          <table:table-cell office:value-type="float" office:value="0.95">
            <text:p>0.9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69.872">
            <text:p>3369.872</text:p>
          </table:table-cell>
          <table:table-cell office:value-type="string">
            <text:p><text:s/>prev_avg</text:p>
          </table:table-cell>
          <table:table-cell office:value-type="float" office:value="3356.313">
            <text:p>3356.313</text:p>
          </table:table-cell>
          <table:table-cell office:value-type="string">
            <text:p><text:s/>max</text:p>
          </table:table-cell>
          <table:table-cell office:value-type="float" office:value="4712.298">
            <text:p>4712.298</text:p>
          </table:table-cell>
          <table:table-cell office:value-type="string">
            <text:p><text:s/>imax</text:p>
          </table:table-cell>
          <table:table-cell office:value-type="float" office:value="89">
            <text:p>89</text:p>
          </table:table-cell>
          <table:table-cell office:value-type="string">
            <text:p><text:s/>scale</text:p>
          </table:table-cell>
          <table:table-cell office:value-type="float" office:value="1.049">
            <text:p>1.04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82.191">
            <text:p>3382.191</text:p>
          </table:table-cell>
          <table:table-cell office:value-type="string">
            <text:p><text:s/>prev_avg</text:p>
          </table:table-cell>
          <table:table-cell office:value-type="float" office:value="3369.872">
            <text:p>3369.872</text:p>
          </table:table-cell>
          <table:table-cell office:value-type="string">
            <text:p><text:s/>max</text:p>
          </table:table-cell>
          <table:table-cell office:value-type="float" office:value="4601.778">
            <text:p>4601.778</text:p>
          </table:table-cell>
          <table:table-cell office:value-type="string">
            <text:p><text:s/>imax</text:p>
          </table:table-cell>
          <table:table-cell office:value-type="float" office:value="89">
            <text:p>89</text:p>
          </table:table-cell>
          <table:table-cell office:value-type="string">
            <text:p><text:s/>scale</text:p>
          </table:table-cell>
          <table:table-cell office:value-type="float" office:value="1.02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89.032">
            <text:p>3389.032</text:p>
          </table:table-cell>
          <table:table-cell office:value-type="string">
            <text:p><text:s/>prev_avg</text:p>
          </table:table-cell>
          <table:table-cell office:value-type="float" office:value="3382.191">
            <text:p>3382.191</text:p>
          </table:table-cell>
          <table:table-cell office:value-type="string">
            <text:p><text:s/>max</text:p>
          </table:table-cell>
          <table:table-cell office:value-type="float" office:value="4066.212">
            <text:p>4066.212</text:p>
          </table:table-cell>
          <table:table-cell office:value-type="string">
            <text:p><text:s/>imax</text:p>
          </table:table-cell>
          <table:table-cell office:value-type="float" office:value="90">
            <text:p>90</text:p>
          </table:table-cell>
          <table:table-cell office:value-type="string">
            <text:p><text:s/>scale</text:p>
          </table:table-cell>
          <table:table-cell office:value-type="float" office:value="0.9">
            <text:p>0.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402.99">
            <text:p>3402.99</text:p>
          </table:table-cell>
          <table:table-cell office:value-type="string">
            <text:p><text:s/>prev_avg</text:p>
          </table:table-cell>
          <table:table-cell office:value-type="float" office:value="3389.032">
            <text:p>3389.032</text:p>
          </table:table-cell>
          <table:table-cell office:value-type="string">
            <text:p><text:s/>max</text:p>
          </table:table-cell>
          <table:table-cell office:value-type="float" office:value="4784.888">
            <text:p>4784.888</text:p>
          </table:table-cell>
          <table:table-cell office:value-type="string">
            <text:p><text:s/>imax</text:p>
          </table:table-cell>
          <table:table-cell office:value-type="float" office:value="90">
            <text:p>90</text:p>
          </table:table-cell>
          <table:table-cell office:value-type="string">
            <text:p><text:s/>scale</text:p>
          </table:table-cell>
          <table:table-cell office:value-type="float" office:value="1.055">
            <text:p>1.05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425.673">
            <text:p>3425.673</text:p>
          </table:table-cell>
          <table:table-cell office:value-type="string">
            <text:p><text:s/>prev_avg</text:p>
          </table:table-cell>
          <table:table-cell office:value-type="float" office:value="3402.99">
            <text:p>3402.99</text:p>
          </table:table-cell>
          <table:table-cell office:value-type="string">
            <text:p><text:s/>max</text:p>
          </table:table-cell>
          <table:table-cell office:value-type="float" office:value="5671.225">
            <text:p>5671.225</text:p>
          </table:table-cell>
          <table:table-cell office:value-type="string">
            <text:p><text:s/>imax</text:p>
          </table:table-cell>
          <table:table-cell office:value-type="float" office:value="90">
            <text:p>90</text:p>
          </table:table-cell>
          <table:table-cell office:value-type="string">
            <text:p><text:s/>scale</text:p>
          </table:table-cell>
          <table:table-cell office:value-type="float" office:value="1.242">
            <text:p>1.24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446.297">
            <text:p>3446.297</text:p>
          </table:table-cell>
          <table:table-cell office:value-type="string">
            <text:p><text:s/>prev_avg</text:p>
          </table:table-cell>
          <table:table-cell office:value-type="float" office:value="3425.673">
            <text:p>3425.673</text:p>
          </table:table-cell>
          <table:table-cell office:value-type="string">
            <text:p><text:s/>max</text:p>
          </table:table-cell>
          <table:table-cell office:value-type="float" office:value="5488.126">
            <text:p>5488.126</text:p>
          </table:table-cell>
          <table:table-cell office:value-type="string">
            <text:p><text:s/>imax</text:p>
          </table:table-cell>
          <table:table-cell office:value-type="float" office:value="90">
            <text:p>90</text:p>
          </table:table-cell>
          <table:table-cell office:value-type="string">
            <text:p><text:s/>scale</text:p>
          </table:table-cell>
          <table:table-cell office:value-type="float" office:value="1.194">
            <text:p>1.19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458.833">
            <text:p>3458.833</text:p>
          </table:table-cell>
          <table:table-cell office:value-type="string">
            <text:p><text:s/>prev_avg</text:p>
          </table:table-cell>
          <table:table-cell office:value-type="float" office:value="3446.297">
            <text:p>3446.297</text:p>
          </table:table-cell>
          <table:table-cell office:value-type="string">
            <text:p><text:s/>max</text:p>
          </table:table-cell>
          <table:table-cell office:value-type="float" office:value="4699.856">
            <text:p>4699.856</text:p>
          </table:table-cell>
          <table:table-cell office:value-type="string">
            <text:p><text:s/>imax</text:p>
          </table:table-cell>
          <table:table-cell office:value-type="float" office:value="90">
            <text:p>90</text:p>
          </table:table-cell>
          <table:table-cell office:value-type="string">
            <text:p><text:s/>scale</text:p>
          </table:table-cell>
          <table:table-cell office:value-type="float" office:value="1.019">
            <text:p>1.01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468.748">
            <text:p>3468.748</text:p>
          </table:table-cell>
          <table:table-cell office:value-type="string">
            <text:p><text:s/>prev_avg</text:p>
          </table:table-cell>
          <table:table-cell office:value-type="float" office:value="3458.833">
            <text:p>3458.833</text:p>
          </table:table-cell>
          <table:table-cell office:value-type="string">
            <text:p><text:s/>max</text:p>
          </table:table-cell>
          <table:table-cell office:value-type="float" office:value="4450.33">
            <text:p>4450.33</text:p>
          </table:table-cell>
          <table:table-cell office:value-type="string">
            <text:p><text:s/>imax</text:p>
          </table:table-cell>
          <table:table-cell office:value-type="float" office:value="91">
            <text:p>91</text:p>
          </table:table-cell>
          <table:table-cell office:value-type="string">
            <text:p><text:s/>scale</text:p>
          </table:table-cell>
          <table:table-cell office:value-type="float" office:value="0.962">
            <text:p>0.96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484.851">
            <text:p>3484.851</text:p>
          </table:table-cell>
          <table:table-cell office:value-type="string">
            <text:p><text:s/>prev_avg</text:p>
          </table:table-cell>
          <table:table-cell office:value-type="float" office:value="3468.748">
            <text:p>3468.748</text:p>
          </table:table-cell>
          <table:table-cell office:value-type="string">
            <text:p><text:s/>max</text:p>
          </table:table-cell>
          <table:table-cell office:value-type="float" office:value="5079.125">
            <text:p>5079.125</text:p>
          </table:table-cell>
          <table:table-cell office:value-type="string">
            <text:p><text:s/>imax</text:p>
          </table:table-cell>
          <table:table-cell office:value-type="float" office:value="91">
            <text:p>91</text:p>
          </table:table-cell>
          <table:table-cell office:value-type="string">
            <text:p><text:s/>scale</text:p>
          </table:table-cell>
          <table:table-cell office:value-type="float" office:value="1.093">
            <text:p>1.09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04.016">
            <text:p>3504.016</text:p>
          </table:table-cell>
          <table:table-cell office:value-type="string">
            <text:p><text:s/>prev_avg</text:p>
          </table:table-cell>
          <table:table-cell office:value-type="float" office:value="3484.851">
            <text:p>3484.851</text:p>
          </table:table-cell>
          <table:table-cell office:value-type="string">
            <text:p><text:s/>max</text:p>
          </table:table-cell>
          <table:table-cell office:value-type="float" office:value="5401.323">
            <text:p>5401.323</text:p>
          </table:table-cell>
          <table:table-cell office:value-type="string">
            <text:p><text:s/>imax</text:p>
          </table:table-cell>
          <table:table-cell office:value-type="float" office:value="91">
            <text:p>91</text:p>
          </table:table-cell>
          <table:table-cell office:value-type="string">
            <text:p><text:s/>scale</text:p>
          </table:table-cell>
          <table:table-cell office:value-type="float" office:value="1.156">
            <text:p>1.15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23.933">
            <text:p>3523.933</text:p>
          </table:table-cell>
          <table:table-cell office:value-type="string">
            <text:p><text:s/>prev_avg</text:p>
          </table:table-cell>
          <table:table-cell office:value-type="float" office:value="3504.016">
            <text:p>3504.016</text:p>
          </table:table-cell>
          <table:table-cell office:value-type="string">
            <text:p><text:s/>max</text:p>
          </table:table-cell>
          <table:table-cell office:value-type="float" office:value="5495.725">
            <text:p>5495.725</text:p>
          </table:table-cell>
          <table:table-cell office:value-type="string">
            <text:p><text:s/>imax</text:p>
          </table:table-cell>
          <table:table-cell office:value-type="float" office:value="91">
            <text:p>91</text:p>
          </table:table-cell>
          <table:table-cell office:value-type="string">
            <text:p><text:s/>scale</text:p>
          </table:table-cell>
          <table:table-cell office:value-type="float" office:value="1.17">
            <text:p>1.1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39.467">
            <text:p>3539.467</text:p>
          </table:table-cell>
          <table:table-cell office:value-type="string">
            <text:p><text:s/>prev_avg</text:p>
          </table:table-cell>
          <table:table-cell office:value-type="float" office:value="3523.933">
            <text:p>3523.933</text:p>
          </table:table-cell>
          <table:table-cell office:value-type="string">
            <text:p><text:s/>max</text:p>
          </table:table-cell>
          <table:table-cell office:value-type="float" office:value="5077.274">
            <text:p>5077.274</text:p>
          </table:table-cell>
          <table:table-cell office:value-type="string">
            <text:p><text:s/>imax</text:p>
          </table:table-cell>
          <table:table-cell office:value-type="float" office:value="92">
            <text:p>92</text:p>
          </table:table-cell>
          <table:table-cell office:value-type="string">
            <text:p><text:s/>scale</text:p>
          </table:table-cell>
          <table:table-cell office:value-type="float" office:value="1.076">
            <text:p>1.07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53.363">
            <text:p>3553.363</text:p>
          </table:table-cell>
          <table:table-cell office:value-type="string">
            <text:p><text:s/>prev_avg</text:p>
          </table:table-cell>
          <table:table-cell office:value-type="float" office:value="3539.467">
            <text:p>3539.467</text:p>
          </table:table-cell>
          <table:table-cell office:value-type="string">
            <text:p><text:s/>max</text:p>
          </table:table-cell>
          <table:table-cell office:value-type="float" office:value="4929.08">
            <text:p>4929.08</text:p>
          </table:table-cell>
          <table:table-cell office:value-type="string">
            <text:p><text:s/>imax</text:p>
          </table:table-cell>
          <table:table-cell office:value-type="float" office:value="92">
            <text:p>92</text:p>
          </table:table-cell>
          <table:table-cell office:value-type="string">
            <text:p><text:s/>scale</text:p>
          </table:table-cell>
          <table:table-cell office:value-type="float" office:value="1.04">
            <text:p>1.0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64.965">
            <text:p>3564.965</text:p>
          </table:table-cell>
          <table:table-cell office:value-type="string">
            <text:p><text:s/>prev_avg</text:p>
          </table:table-cell>
          <table:table-cell office:value-type="float" office:value="3553.363">
            <text:p>3553.363</text:p>
          </table:table-cell>
          <table:table-cell office:value-type="string">
            <text:p><text:s/>max</text:p>
          </table:table-cell>
          <table:table-cell office:value-type="float" office:value="4713.557">
            <text:p>4713.557</text:p>
          </table:table-cell>
          <table:table-cell office:value-type="string">
            <text:p><text:s/>imax</text:p>
          </table:table-cell>
          <table:table-cell office:value-type="float" office:value="92">
            <text:p>92</text:p>
          </table:table-cell>
          <table:table-cell office:value-type="string">
            <text:p><text:s/>scale</text:p>
          </table:table-cell>
          <table:table-cell office:value-type="float" office:value="0.992">
            <text:p>0.99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76.625">
            <text:p>3576.625</text:p>
          </table:table-cell>
          <table:table-cell office:value-type="string">
            <text:p><text:s/>prev_avg</text:p>
          </table:table-cell>
          <table:table-cell office:value-type="float" office:value="3564.965">
            <text:p>3564.965</text:p>
          </table:table-cell>
          <table:table-cell office:value-type="string">
            <text:p><text:s/>max</text:p>
          </table:table-cell>
          <table:table-cell office:value-type="float" office:value="4731.022">
            <text:p>4731.022</text:p>
          </table:table-cell>
          <table:table-cell office:value-type="string">
            <text:p><text:s/>imax</text:p>
          </table:table-cell>
          <table:table-cell office:value-type="float" office:value="92">
            <text:p>92</text:p>
          </table:table-cell>
          <table:table-cell office:value-type="string">
            <text:p><text:s/>scale</text:p>
          </table:table-cell>
          <table:table-cell office:value-type="float" office:value="0.992">
            <text:p>0.99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88.152">
            <text:p>3588.152</text:p>
          </table:table-cell>
          <table:table-cell office:value-type="string">
            <text:p><text:s/>prev_avg</text:p>
          </table:table-cell>
          <table:table-cell office:value-type="float" office:value="3576.625">
            <text:p>3576.625</text:p>
          </table:table-cell>
          <table:table-cell office:value-type="string">
            <text:p><text:s/>max</text:p>
          </table:table-cell>
          <table:table-cell office:value-type="float" office:value="4729.345">
            <text:p>4729.345</text:p>
          </table:table-cell>
          <table:table-cell office:value-type="string">
            <text:p><text:s/>imax</text:p>
          </table:table-cell>
          <table:table-cell office:value-type="float" office:value="93">
            <text:p>93</text:p>
          </table:table-cell>
          <table:table-cell office:value-type="string">
            <text:p><text:s/>scale</text:p>
          </table:table-cell>
          <table:table-cell office:value-type="float" office:value="0.989">
            <text:p>0.98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99.393">
            <text:p>3599.393</text:p>
          </table:table-cell>
          <table:table-cell office:value-type="string">
            <text:p><text:s/>prev_avg</text:p>
          </table:table-cell>
          <table:table-cell office:value-type="float" office:value="3588.152">
            <text:p>3588.152</text:p>
          </table:table-cell>
          <table:table-cell office:value-type="string">
            <text:p><text:s/>max</text:p>
          </table:table-cell>
          <table:table-cell office:value-type="float" office:value="4712.237">
            <text:p>4712.237</text:p>
          </table:table-cell>
          <table:table-cell office:value-type="string">
            <text:p><text:s/>imax</text:p>
          </table:table-cell>
          <table:table-cell office:value-type="float" office:value="93">
            <text:p>93</text:p>
          </table:table-cell>
          <table:table-cell office:value-type="string">
            <text:p><text:s/>scale</text:p>
          </table:table-cell>
          <table:table-cell office:value-type="float" office:value="0.982">
            <text:p>0.98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607.584">
            <text:p>3607.584</text:p>
          </table:table-cell>
          <table:table-cell office:value-type="string">
            <text:p><text:s/>prev_avg</text:p>
          </table:table-cell>
          <table:table-cell office:value-type="float" office:value="3599.393">
            <text:p>3599.393</text:p>
          </table:table-cell>
          <table:table-cell office:value-type="string">
            <text:p><text:s/>max</text:p>
          </table:table-cell>
          <table:table-cell office:value-type="float" office:value="4418.457">
            <text:p>4418.457</text:p>
          </table:table-cell>
          <table:table-cell office:value-type="string">
            <text:p><text:s/>imax</text:p>
          </table:table-cell>
          <table:table-cell office:value-type="float" office:value="93">
            <text:p>93</text:p>
          </table:table-cell>
          <table:table-cell office:value-type="string">
            <text:p><text:s/>scale</text:p>
          </table:table-cell>
          <table:table-cell office:value-type="float" office:value="0.919">
            <text:p>0.91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606.331">
            <text:p>3606.331</text:p>
          </table:table-cell>
          <table:table-cell office:value-type="string">
            <text:p><text:s/>prev_avg</text:p>
          </table:table-cell>
          <table:table-cell office:value-type="float" office:value="3607.584">
            <text:p>3607.584</text:p>
          </table:table-cell>
          <table:table-cell office:value-type="string">
            <text:p><text:s/>max</text:p>
          </table:table-cell>
          <table:table-cell office:value-type="float" office:value="3482.28">
            <text:p>3482.28</text:p>
          </table:table-cell>
          <table:table-cell office:value-type="string">
            <text:p><text:s/>imax</text:p>
          </table:table-cell>
          <table:table-cell office:value-type="float" office:value="93">
            <text:p>93</text:p>
          </table:table-cell>
          <table:table-cell office:value-type="string">
            <text:p><text:s/>scale</text:p>
          </table:table-cell>
          <table:table-cell office:value-type="float" office:value="0.724">
            <text:p>0.72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99.182">
            <text:p>3599.182</text:p>
          </table:table-cell>
          <table:table-cell office:value-type="string">
            <text:p><text:s/>prev_avg</text:p>
          </table:table-cell>
          <table:table-cell office:value-type="float" office:value="3606.331">
            <text:p>3606.331</text:p>
          </table:table-cell>
          <table:table-cell office:value-type="string">
            <text:p><text:s/>max</text:p>
          </table:table-cell>
          <table:table-cell office:value-type="float" office:value="2891.459">
            <text:p>2891.459</text:p>
          </table:table-cell>
          <table:table-cell office:value-type="string">
            <text:p><text:s/>imax</text:p>
          </table:table-cell>
          <table:table-cell office:value-type="float" office:value="93">
            <text:p>93</text:p>
          </table:table-cell>
          <table:table-cell office:value-type="string">
            <text:p><text:s/>scale</text:p>
          </table:table-cell>
          <table:table-cell office:value-type="float" office:value="0.603">
            <text:p>0.60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91.23">
            <text:p>3591.23</text:p>
          </table:table-cell>
          <table:table-cell office:value-type="string">
            <text:p><text:s/>prev_avg</text:p>
          </table:table-cell>
          <table:table-cell office:value-type="float" office:value="3599.182">
            <text:p>3599.182</text:p>
          </table:table-cell>
          <table:table-cell office:value-type="string">
            <text:p><text:s/>max</text:p>
          </table:table-cell>
          <table:table-cell office:value-type="float" office:value="2803.945">
            <text:p>2803.945</text:p>
          </table:table-cell>
          <table:table-cell office:value-type="string">
            <text:p><text:s/>imax</text:p>
          </table:table-cell>
          <table:table-cell office:value-type="float" office:value="94">
            <text:p>94</text:p>
          </table:table-cell>
          <table:table-cell office:value-type="string">
            <text:p><text:s/>scale</text:p>
          </table:table-cell>
          <table:table-cell office:value-type="float" office:value="0.586">
            <text:p>0.58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83.966">
            <text:p>3583.966</text:p>
          </table:table-cell>
          <table:table-cell office:value-type="string">
            <text:p><text:s/>prev_avg</text:p>
          </table:table-cell>
          <table:table-cell office:value-type="float" office:value="3591.23">
            <text:p>3591.23</text:p>
          </table:table-cell>
          <table:table-cell office:value-type="string">
            <text:p><text:s/>max</text:p>
          </table:table-cell>
          <table:table-cell office:value-type="float" office:value="2864.895">
            <text:p>2864.895</text:p>
          </table:table-cell>
          <table:table-cell office:value-type="string">
            <text:p><text:s/>imax</text:p>
          </table:table-cell>
          <table:table-cell office:value-type="float" office:value="94">
            <text:p>94</text:p>
          </table:table-cell>
          <table:table-cell office:value-type="string">
            <text:p><text:s/>scale</text:p>
          </table:table-cell>
          <table:table-cell office:value-type="float" office:value="0.6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77.341">
            <text:p>3577.341</text:p>
          </table:table-cell>
          <table:table-cell office:value-type="string">
            <text:p><text:s/>prev_avg</text:p>
          </table:table-cell>
          <table:table-cell office:value-type="float" office:value="3583.966">
            <text:p>3583.966</text:p>
          </table:table-cell>
          <table:table-cell office:value-type="string">
            <text:p><text:s/>max</text:p>
          </table:table-cell>
          <table:table-cell office:value-type="float" office:value="2921.375">
            <text:p>2921.375</text:p>
          </table:table-cell>
          <table:table-cell office:value-type="string">
            <text:p><text:s/>imax</text:p>
          </table:table-cell>
          <table:table-cell office:value-type="float" office:value="94">
            <text:p>94</text:p>
          </table:table-cell>
          <table:table-cell office:value-type="string">
            <text:p><text:s/>scale</text:p>
          </table:table-cell>
          <table:table-cell office:value-type="float" office:value="0.612">
            <text:p>0.61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68.588">
            <text:p>3568.588</text:p>
          </table:table-cell>
          <table:table-cell office:value-type="string">
            <text:p><text:s/>prev_avg</text:p>
          </table:table-cell>
          <table:table-cell office:value-type="float" office:value="3577.341">
            <text:p>3577.341</text:p>
          </table:table-cell>
          <table:table-cell office:value-type="string">
            <text:p><text:s/>max</text:p>
          </table:table-cell>
          <table:table-cell office:value-type="float" office:value="2702.04">
            <text:p>2702.04</text:p>
          </table:table-cell>
          <table:table-cell office:value-type="string">
            <text:p><text:s/>imax</text:p>
          </table:table-cell>
          <table:table-cell office:value-type="float" office:value="94">
            <text:p>94</text:p>
          </table:table-cell>
          <table:table-cell office:value-type="string">
            <text:p><text:s/>scale</text:p>
          </table:table-cell>
          <table:table-cell office:value-type="float" office:value="0.568">
            <text:p>0.56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55.084">
            <text:p>3555.084</text:p>
          </table:table-cell>
          <table:table-cell office:value-type="string">
            <text:p><text:s/>prev_avg</text:p>
          </table:table-cell>
          <table:table-cell office:value-type="float" office:value="3568.588">
            <text:p>3568.588</text:p>
          </table:table-cell>
          <table:table-cell office:value-type="string">
            <text:p><text:s/>max</text:p>
          </table:table-cell>
          <table:table-cell office:value-type="float" office:value="2218.256">
            <text:p>2218.256</text:p>
          </table:table-cell>
          <table:table-cell office:value-type="string">
            <text:p><text:s/>imax</text:p>
          </table:table-cell>
          <table:table-cell office:value-type="float" office:value="95">
            <text:p>95</text:p>
          </table:table-cell>
          <table:table-cell office:value-type="string">
            <text:p><text:s/>scale</text:p>
          </table:table-cell>
          <table:table-cell office:value-type="float" office:value="0.468">
            <text:p>0.46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42.261">
            <text:p>3542.261</text:p>
          </table:table-cell>
          <table:table-cell office:value-type="string">
            <text:p><text:s/>prev_avg</text:p>
          </table:table-cell>
          <table:table-cell office:value-type="float" office:value="3555.084">
            <text:p>3555.084</text:p>
          </table:table-cell>
          <table:table-cell office:value-type="string">
            <text:p><text:s/>max</text:p>
          </table:table-cell>
          <table:table-cell office:value-type="float" office:value="2272.763">
            <text:p>2272.763</text:p>
          </table:table-cell>
          <table:table-cell office:value-type="string">
            <text:p><text:s/>imax</text:p>
          </table:table-cell>
          <table:table-cell office:value-type="float" office:value="95">
            <text:p>95</text:p>
          </table:table-cell>
          <table:table-cell office:value-type="string">
            <text:p><text:s/>scale</text:p>
          </table:table-cell>
          <table:table-cell office:value-type="float" office:value="0.481">
            <text:p>0.48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31.665">
            <text:p>3531.665</text:p>
          </table:table-cell>
          <table:table-cell office:value-type="string">
            <text:p><text:s/>prev_avg</text:p>
          </table:table-cell>
          <table:table-cell office:value-type="float" office:value="3542.261">
            <text:p>3542.261</text:p>
          </table:table-cell>
          <table:table-cell office:value-type="string">
            <text:p><text:s/>max</text:p>
          </table:table-cell>
          <table:table-cell office:value-type="float" office:value="2482.64">
            <text:p>2482.64</text:p>
          </table:table-cell>
          <table:table-cell office:value-type="string">
            <text:p><text:s/>imax</text:p>
          </table:table-cell>
          <table:table-cell office:value-type="float" office:value="95">
            <text:p>95</text:p>
          </table:table-cell>
          <table:table-cell office:value-type="string">
            <text:p><text:s/>scale</text:p>
          </table:table-cell>
          <table:table-cell office:value-type="float" office:value="0.527">
            <text:p>0.52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20.08">
            <text:p>3520.08</text:p>
          </table:table-cell>
          <table:table-cell office:value-type="string">
            <text:p><text:s/>prev_avg</text:p>
          </table:table-cell>
          <table:table-cell office:value-type="float" office:value="3531.665">
            <text:p>3531.665</text:p>
          </table:table-cell>
          <table:table-cell office:value-type="string">
            <text:p><text:s/>max</text:p>
          </table:table-cell>
          <table:table-cell office:value-type="float" office:value="2373.193">
            <text:p>2373.193</text:p>
          </table:table-cell>
          <table:table-cell office:value-type="string">
            <text:p><text:s/>imax</text:p>
          </table:table-cell>
          <table:table-cell office:value-type="float" office:value="95">
            <text:p>95</text:p>
          </table:table-cell>
          <table:table-cell office:value-type="string">
            <text:p><text:s/>scale</text:p>
          </table:table-cell>
          <table:table-cell office:value-type="float" office:value="0.506">
            <text:p>0.50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503.17">
            <text:p>3503.17</text:p>
          </table:table-cell>
          <table:table-cell office:value-type="string">
            <text:p><text:s/>prev_avg</text:p>
          </table:table-cell>
          <table:table-cell office:value-type="float" office:value="3520.08">
            <text:p>3520.08</text:p>
          </table:table-cell>
          <table:table-cell office:value-type="string">
            <text:p><text:s/>max</text:p>
          </table:table-cell>
          <table:table-cell office:value-type="float" office:value="1829.048">
            <text:p>1829.048</text:p>
          </table:table-cell>
          <table:table-cell office:value-type="string">
            <text:p><text:s/>imax</text:p>
          </table:table-cell>
          <table:table-cell office:value-type="float" office:value="96">
            <text:p>96</text:p>
          </table:table-cell>
          <table:table-cell office:value-type="string">
            <text:p><text:s/>scale</text:p>
          </table:table-cell>
          <table:table-cell office:value-type="float" office:value="0.392">
            <text:p>0.39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488.145">
            <text:p>3488.145</text:p>
          </table:table-cell>
          <table:table-cell office:value-type="string">
            <text:p><text:s/>prev_avg</text:p>
          </table:table-cell>
          <table:table-cell office:value-type="float" office:value="3503.17">
            <text:p>3503.17</text:p>
          </table:table-cell>
          <table:table-cell office:value-type="string">
            <text:p><text:s/>max</text:p>
          </table:table-cell>
          <table:table-cell office:value-type="float" office:value="2000.734">
            <text:p>2000.734</text:p>
          </table:table-cell>
          <table:table-cell office:value-type="string">
            <text:p><text:s/>imax</text:p>
          </table:table-cell>
          <table:table-cell office:value-type="float" office:value="96">
            <text:p>96</text:p>
          </table:table-cell>
          <table:table-cell office:value-type="string">
            <text:p><text:s/>scale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470.896">
            <text:p>3470.896</text:p>
          </table:table-cell>
          <table:table-cell office:value-type="string">
            <text:p><text:s/>prev_avg</text:p>
          </table:table-cell>
          <table:table-cell office:value-type="float" office:value="3488.145">
            <text:p>3488.145</text:p>
          </table:table-cell>
          <table:table-cell office:value-type="string">
            <text:p><text:s/>max</text:p>
          </table:table-cell>
          <table:table-cell office:value-type="float" office:value="1763.211">
            <text:p>1763.211</text:p>
          </table:table-cell>
          <table:table-cell office:value-type="string">
            <text:p><text:s/>imax</text:p>
          </table:table-cell>
          <table:table-cell office:value-type="float" office:value="96">
            <text:p>96</text:p>
          </table:table-cell>
          <table:table-cell office:value-type="string">
            <text:p><text:s/>scale</text:p>
          </table:table-cell>
          <table:table-cell office:value-type="float" office:value="0.381">
            <text:p>0.38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450.24">
            <text:p>3450.24</text:p>
          </table:table-cell>
          <table:table-cell office:value-type="string">
            <text:p><text:s/>prev_avg</text:p>
          </table:table-cell>
          <table:table-cell office:value-type="float" office:value="3470.896">
            <text:p>3470.896</text:p>
          </table:table-cell>
          <table:table-cell office:value-type="string">
            <text:p><text:s/>max</text:p>
          </table:table-cell>
          <table:table-cell office:value-type="float" office:value="1405.266">
            <text:p>1405.266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305">
            <text:p>0.30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427.015">
            <text:p>3427.015</text:p>
          </table:table-cell>
          <table:table-cell office:value-type="string">
            <text:p><text:s/>prev_avg</text:p>
          </table:table-cell>
          <table:table-cell office:value-type="float" office:value="3450.24">
            <text:p>3450.24</text:p>
          </table:table-cell>
          <table:table-cell office:value-type="string">
            <text:p><text:s/>max</text:p>
          </table:table-cell>
          <table:table-cell office:value-type="float" office:value="1127.778">
            <text:p>1127.778</text:p>
          </table:table-cell>
          <table:table-cell office:value-type="string">
            <text:p><text:s/>imax</text:p>
          </table:table-cell>
          <table:table-cell office:value-type="float" office:value="96">
            <text:p>96</text:p>
          </table:table-cell>
          <table:table-cell office:value-type="string">
            <text:p><text:s/>scale</text:p>
          </table:table-cell>
          <table:table-cell office:value-type="float" office:value="0.247">
            <text:p>0.24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402.956">
            <text:p>3402.956</text:p>
          </table:table-cell>
          <table:table-cell office:value-type="string">
            <text:p><text:s/>prev_avg</text:p>
          </table:table-cell>
          <table:table-cell office:value-type="float" office:value="3427.015">
            <text:p>3427.015</text:p>
          </table:table-cell>
          <table:table-cell office:value-type="string">
            <text:p><text:s/>max</text:p>
          </table:table-cell>
          <table:table-cell office:value-type="float" office:value="1021.102">
            <text:p>1021.102</text:p>
          </table:table-cell>
          <table:table-cell office:value-type="string">
            <text:p><text:s/>imax</text:p>
          </table:table-cell>
          <table:table-cell office:value-type="float" office:value="97">
            <text:p>97</text:p>
          </table:table-cell>
          <table:table-cell office:value-type="string">
            <text:p><text:s/>scale</text:p>
          </table:table-cell>
          <table:table-cell office:value-type="float" office:value="0.225">
            <text:p>0.22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76.332">
            <text:p>3376.332</text:p>
          </table:table-cell>
          <table:table-cell office:value-type="string">
            <text:p><text:s/>prev_avg</text:p>
          </table:table-cell>
          <table:table-cell office:value-type="float" office:value="3402.956">
            <text:p>3402.956</text:p>
          </table:table-cell>
          <table:table-cell office:value-type="string">
            <text:p><text:s/>max</text:p>
          </table:table-cell>
          <table:table-cell office:value-type="float" office:value="740.566">
            <text:p>740.566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165">
            <text:p>0.16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56.782">
            <text:p>3356.782</text:p>
          </table:table-cell>
          <table:table-cell office:value-type="string">
            <text:p><text:s/>prev_avg</text:p>
          </table:table-cell>
          <table:table-cell office:value-type="float" office:value="3376.332">
            <text:p>3376.332</text:p>
          </table:table-cell>
          <table:table-cell office:value-type="string">
            <text:p><text:s/>max</text:p>
          </table:table-cell>
          <table:table-cell office:value-type="float" office:value="1421.352">
            <text:p>1421.352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318">
            <text:p>0.31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31.837">
            <text:p>3331.837</text:p>
          </table:table-cell>
          <table:table-cell office:value-type="string">
            <text:p><text:s/>prev_avg</text:p>
          </table:table-cell>
          <table:table-cell office:value-type="float" office:value="3356.782">
            <text:p>3356.782</text:p>
          </table:table-cell>
          <table:table-cell office:value-type="string">
            <text:p><text:s/>max</text:p>
          </table:table-cell>
          <table:table-cell office:value-type="float" office:value="862.238">
            <text:p>862.238</text:p>
          </table:table-cell>
          <table:table-cell office:value-type="string">
            <text:p><text:s/>imax</text:p>
          </table:table-cell>
          <table:table-cell office:value-type="float" office:value="97">
            <text:p>97</text:p>
          </table:table-cell>
          <table:table-cell office:value-type="string">
            <text:p><text:s/>scale</text:p>
          </table:table-cell>
          <table:table-cell office:value-type="float" office:value="0.194">
            <text:p>0.19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303.745">
            <text:p>3303.745</text:p>
          </table:table-cell>
          <table:table-cell office:value-type="string">
            <text:p><text:s/>prev_avg</text:p>
          </table:table-cell>
          <table:table-cell office:value-type="float" office:value="3331.837">
            <text:p>3331.837</text:p>
          </table:table-cell>
          <table:table-cell office:value-type="string">
            <text:p><text:s/>max</text:p>
          </table:table-cell>
          <table:table-cell office:value-type="float" office:value="522.634">
            <text:p>522.634</text:p>
          </table:table-cell>
          <table:table-cell office:value-type="string">
            <text:p><text:s/>imax</text:p>
          </table:table-cell>
          <table:table-cell office:value-type="float" office:value="98">
            <text:p>98</text:p>
          </table:table-cell>
          <table:table-cell office:value-type="string">
            <text:p><text:s/>scale</text:p>
          </table:table-cell>
          <table:table-cell office:value-type="float" office:value="0.119">
            <text:p>0.11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275.79">
            <text:p>3275.79</text:p>
          </table:table-cell>
          <table:table-cell office:value-type="string">
            <text:p><text:s/>prev_avg</text:p>
          </table:table-cell>
          <table:table-cell office:value-type="float" office:value="3303.745">
            <text:p>3303.745</text:p>
          </table:table-cell>
          <table:table-cell office:value-type="string">
            <text:p><text:s/>max</text:p>
          </table:table-cell>
          <table:table-cell office:value-type="float" office:value="508.307">
            <text:p>508.30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16">
            <text:p>0.11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252.395">
            <text:p>3252.395</text:p>
          </table:table-cell>
          <table:table-cell office:value-type="string">
            <text:p><text:s/>prev_avg</text:p>
          </table:table-cell>
          <table:table-cell office:value-type="float" office:value="3275.79">
            <text:p>3275.79</text:p>
          </table:table-cell>
          <table:table-cell office:value-type="string">
            <text:p><text:s/>max</text:p>
          </table:table-cell>
          <table:table-cell office:value-type="float" office:value="936.234">
            <text:p>936.234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216">
            <text:p>0.21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225.928">
            <text:p>3225.928</text:p>
          </table:table-cell>
          <table:table-cell office:value-type="string">
            <text:p><text:s/>prev_avg</text:p>
          </table:table-cell>
          <table:table-cell office:value-type="float" office:value="3252.395">
            <text:p>3252.395</text:p>
          </table:table-cell>
          <table:table-cell office:value-type="string">
            <text:p><text:s/>max</text:p>
          </table:table-cell>
          <table:table-cell office:value-type="float" office:value="605.723">
            <text:p>605.723</text:p>
          </table:table-cell>
          <table:table-cell office:value-type="string">
            <text:p><text:s/>imax</text:p>
          </table:table-cell>
          <table:table-cell office:value-type="float" office:value="98">
            <text:p>98</text:p>
          </table:table-cell>
          <table:table-cell office:value-type="string">
            <text:p><text:s/>scale</text:p>
          </table:table-cell>
          <table:table-cell office:value-type="float" office:value="0.141">
            <text:p>0.14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199.168">
            <text:p>3199.168</text:p>
          </table:table-cell>
          <table:table-cell office:value-type="string">
            <text:p><text:s/>prev_avg</text:p>
          </table:table-cell>
          <table:table-cell office:value-type="float" office:value="3225.928">
            <text:p>3225.928</text:p>
          </table:table-cell>
          <table:table-cell office:value-type="string">
            <text:p><text:s/>max</text:p>
          </table:table-cell>
          <table:table-cell office:value-type="float" office:value="549.864">
            <text:p>549.864</text:p>
          </table:table-cell>
          <table:table-cell office:value-type="string">
            <text:p><text:s/>imax</text:p>
          </table:table-cell>
          <table:table-cell office:value-type="float" office:value="99">
            <text:p>99</text:p>
          </table:table-cell>
          <table:table-cell office:value-type="string">
            <text:p><text:s/>scale</text:p>
          </table:table-cell>
          <table:table-cell office:value-type="float" office:value="0.129">
            <text:p>0.12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178.37">
            <text:p>3178.37</text:p>
          </table:table-cell>
          <table:table-cell office:value-type="string">
            <text:p><text:s/>prev_avg</text:p>
          </table:table-cell>
          <table:table-cell office:value-type="float" office:value="3199.168">
            <text:p>3199.168</text:p>
          </table:table-cell>
          <table:table-cell office:value-type="string">
            <text:p><text:s/>max</text:p>
          </table:table-cell>
          <table:table-cell office:value-type="float" office:value="1119.404">
            <text:p>1119.404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264">
            <text:p>0.26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162.478">
            <text:p>3162.478</text:p>
          </table:table-cell>
          <table:table-cell office:value-type="string">
            <text:p><text:s/>prev_avg</text:p>
          </table:table-cell>
          <table:table-cell office:value-type="float" office:value="3178.37">
            <text:p>3178.37</text:p>
          </table:table-cell>
          <table:table-cell office:value-type="string">
            <text:p><text:s/>max</text:p>
          </table:table-cell>
          <table:table-cell office:value-type="float" office:value="1589.135">
            <text:p>1589.135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377">
            <text:p>0.37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144.286">
            <text:p>3144.286</text:p>
          </table:table-cell>
          <table:table-cell office:value-type="string">
            <text:p><text:s/>prev_avg</text:p>
          </table:table-cell>
          <table:table-cell office:value-type="float" office:value="3162.478">
            <text:p>3162.478</text:p>
          </table:table-cell>
          <table:table-cell office:value-type="string">
            <text:p><text:s/>max</text:p>
          </table:table-cell>
          <table:table-cell office:value-type="float" office:value="1343.279">
            <text:p>1343.279</text:p>
          </table:table-cell>
          <table:table-cell office:value-type="string">
            <text:p><text:s/>imax</text:p>
          </table:table-cell>
          <table:table-cell office:value-type="float" office:value="99">
            <text:p>99</text:p>
          </table:table-cell>
          <table:table-cell office:value-type="string">
            <text:p><text:s/>scale</text:p>
          </table:table-cell>
          <table:table-cell office:value-type="float" office:value="0.32">
            <text:p>0.3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127.97">
            <text:p>3127.97</text:p>
          </table:table-cell>
          <table:table-cell office:value-type="string">
            <text:p><text:s/>prev_avg</text:p>
          </table:table-cell>
          <table:table-cell office:value-type="float" office:value="3144.286">
            <text:p>3144.286</text:p>
          </table:table-cell>
          <table:table-cell office:value-type="string">
            <text:p><text:s/>max</text:p>
          </table:table-cell>
          <table:table-cell office:value-type="float" office:value="1512.768">
            <text:p>1512.768</text:p>
          </table:table-cell>
          <table:table-cell office:value-type="string">
            <text:p><text:s/>imax</text:p>
          </table:table-cell>
          <table:table-cell office:value-type="float" office:value="100">
            <text:p>100</text:p>
          </table:table-cell>
          <table:table-cell office:value-type="string">
            <text:p><text:s/>scale</text:p>
          </table:table-cell>
          <table:table-cell office:value-type="float" office:value="0.363">
            <text:p>0.36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116.095">
            <text:p>3116.095</text:p>
          </table:table-cell>
          <table:table-cell office:value-type="string">
            <text:p><text:s/>prev_avg</text:p>
          </table:table-cell>
          <table:table-cell office:value-type="float" office:value="3127.97">
            <text:p>3127.97</text:p>
          </table:table-cell>
          <table:table-cell office:value-type="string">
            <text:p><text:s/>max</text:p>
          </table:table-cell>
          <table:table-cell office:value-type="float" office:value="1940.472">
            <text:p>1940.472</text:p>
          </table:table-cell>
          <table:table-cell office:value-type="string">
            <text:p><text:s/>imax</text:p>
          </table:table-cell>
          <table:table-cell office:value-type="float" office:value="100">
            <text:p>100</text:p>
          </table:table-cell>
          <table:table-cell office:value-type="string">
            <text:p><text:s/>scale</text:p>
          </table:table-cell>
          <table:table-cell office:value-type="float" office:value="0.467">
            <text:p>0.46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106.915">
            <text:p>3106.915</text:p>
          </table:table-cell>
          <table:table-cell office:value-type="string">
            <text:p><text:s/>prev_avg</text:p>
          </table:table-cell>
          <table:table-cell office:value-type="float" office:value="3116.095">
            <text:p>3116.095</text:p>
          </table:table-cell>
          <table:table-cell office:value-type="string">
            <text:p><text:s/>max</text:p>
          </table:table-cell>
          <table:table-cell office:value-type="float" office:value="2198.099">
            <text:p>2198.099</text:p>
          </table:table-cell>
          <table:table-cell office:value-type="string">
            <text:p><text:s/>imax</text:p>
          </table:table-cell>
          <table:table-cell office:value-type="float" office:value="100">
            <text:p>100</text:p>
          </table:table-cell>
          <table:table-cell office:value-type="string">
            <text:p><text:s/>scale</text:p>
          </table:table-cell>
          <table:table-cell office:value-type="float" office:value="0.531">
            <text:p>0.53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97.115">
            <text:p>3097.115</text:p>
          </table:table-cell>
          <table:table-cell office:value-type="string">
            <text:p><text:s/>prev_avg</text:p>
          </table:table-cell>
          <table:table-cell office:value-type="float" office:value="3106.915">
            <text:p>3106.915</text:p>
          </table:table-cell>
          <table:table-cell office:value-type="string">
            <text:p><text:s/>max</text:p>
          </table:table-cell>
          <table:table-cell office:value-type="float" office:value="2126.906">
            <text:p>2126.906</text:p>
          </table:table-cell>
          <table:table-cell office:value-type="string">
            <text:p><text:s/>imax</text:p>
          </table:table-cell>
          <table:table-cell office:value-type="float" office:value="100">
            <text:p>100</text:p>
          </table:table-cell>
          <table:table-cell office:value-type="string">
            <text:p><text:s/>scale</text:p>
          </table:table-cell>
          <table:table-cell office:value-type="float" office:value="0.515">
            <text:p>0.51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88.841">
            <text:p>3088.841</text:p>
          </table:table-cell>
          <table:table-cell office:value-type="string">
            <text:p><text:s/>prev_avg</text:p>
          </table:table-cell>
          <table:table-cell office:value-type="float" office:value="3097.115">
            <text:p>3097.115</text:p>
          </table:table-cell>
          <table:table-cell office:value-type="string">
            <text:p><text:s/>max</text:p>
          </table:table-cell>
          <table:table-cell office:value-type="float" office:value="2269.659">
            <text:p>2269.659</text:p>
          </table:table-cell>
          <table:table-cell office:value-type="string">
            <text:p><text:s/>imax</text:p>
          </table:table-cell>
          <table:table-cell office:value-type="float" office:value="100">
            <text:p>100</text:p>
          </table:table-cell>
          <table:table-cell office:value-type="string">
            <text:p><text:s/>scale</text:p>
          </table:table-cell>
          <table:table-cell office:value-type="float" office:value="0.551">
            <text:p>0.55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83.256">
            <text:p>3083.256</text:p>
          </table:table-cell>
          <table:table-cell office:value-type="string">
            <text:p><text:s/>prev_avg</text:p>
          </table:table-cell>
          <table:table-cell office:value-type="float" office:value="3088.841">
            <text:p>3088.841</text:p>
          </table:table-cell>
          <table:table-cell office:value-type="string">
            <text:p><text:s/>max</text:p>
          </table:table-cell>
          <table:table-cell office:value-type="float" office:value="2530.361">
            <text:p>2530.361</text:p>
          </table:table-cell>
          <table:table-cell office:value-type="string">
            <text:p><text:s/>imax</text:p>
          </table:table-cell>
          <table:table-cell office:value-type="float" office:value="101">
            <text:p>101</text:p>
          </table:table-cell>
          <table:table-cell office:value-type="string">
            <text:p><text:s/>scale</text:p>
          </table:table-cell>
          <table:table-cell office:value-type="float" office:value="0.616">
            <text:p>0.61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79.154">
            <text:p>3079.154</text:p>
          </table:table-cell>
          <table:table-cell office:value-type="string">
            <text:p><text:s/>prev_avg</text:p>
          </table:table-cell>
          <table:table-cell office:value-type="float" office:value="3083.256">
            <text:p>3083.256</text:p>
          </table:table-cell>
          <table:table-cell office:value-type="string">
            <text:p><text:s/>max</text:p>
          </table:table-cell>
          <table:table-cell office:value-type="float" office:value="2673.06">
            <text:p>2673.06</text:p>
          </table:table-cell>
          <table:table-cell office:value-type="string">
            <text:p><text:s/>imax</text:p>
          </table:table-cell>
          <table:table-cell office:value-type="float" office:value="101">
            <text:p>101</text:p>
          </table:table-cell>
          <table:table-cell office:value-type="string">
            <text:p><text:s/>scale</text:p>
          </table:table-cell>
          <table:table-cell office:value-type="float" office:value="0.651">
            <text:p>0.65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78.13">
            <text:p>3078.13</text:p>
          </table:table-cell>
          <table:table-cell office:value-type="string">
            <text:p><text:s/>prev_avg</text:p>
          </table:table-cell>
          <table:table-cell office:value-type="float" office:value="3079.154">
            <text:p>3079.154</text:p>
          </table:table-cell>
          <table:table-cell office:value-type="string">
            <text:p><text:s/>max</text:p>
          </table:table-cell>
          <table:table-cell office:value-type="float" office:value="2976.755">
            <text:p>2976.755</text:p>
          </table:table-cell>
          <table:table-cell office:value-type="string">
            <text:p><text:s/>imax</text:p>
          </table:table-cell>
          <table:table-cell office:value-type="float" office:value="101">
            <text:p>101</text:p>
          </table:table-cell>
          <table:table-cell office:value-type="string">
            <text:p><text:s/>scale</text:p>
          </table:table-cell>
          <table:table-cell office:value-type="float" office:value="0.725">
            <text:p>0.72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74.771">
            <text:p>3074.771</text:p>
          </table:table-cell>
          <table:table-cell office:value-type="string">
            <text:p><text:s/>prev_avg</text:p>
          </table:table-cell>
          <table:table-cell office:value-type="float" office:value="3078.13">
            <text:p>3078.13</text:p>
          </table:table-cell>
          <table:table-cell office:value-type="string">
            <text:p><text:s/>max</text:p>
          </table:table-cell>
          <table:table-cell office:value-type="float" office:value="2742.215">
            <text:p>2742.215</text:p>
          </table:table-cell>
          <table:table-cell office:value-type="string">
            <text:p><text:s/>imax</text:p>
          </table:table-cell>
          <table:table-cell office:value-type="float" office:value="101">
            <text:p>101</text:p>
          </table:table-cell>
          <table:table-cell office:value-type="string">
            <text:p><text:s/>scale</text:p>
          </table:table-cell>
          <table:table-cell office:value-type="float" office:value="0.669">
            <text:p>0.66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70.392">
            <text:p>3070.392</text:p>
          </table:table-cell>
          <table:table-cell office:value-type="string">
            <text:p><text:s/>prev_avg</text:p>
          </table:table-cell>
          <table:table-cell office:value-type="float" office:value="3074.771">
            <text:p>3074.771</text:p>
          </table:table-cell>
          <table:table-cell office:value-type="string">
            <text:p><text:s/>max</text:p>
          </table:table-cell>
          <table:table-cell office:value-type="float" office:value="2636.907">
            <text:p>2636.907</text:p>
          </table:table-cell>
          <table:table-cell office:value-type="string">
            <text:p><text:s/>imax</text:p>
          </table:table-cell>
          <table:table-cell office:value-type="float" office:value="102">
            <text:p>102</text:p>
          </table:table-cell>
          <table:table-cell office:value-type="string">
            <text:p><text:s/>scale</text:p>
          </table:table-cell>
          <table:table-cell office:value-type="float" office:value="0.644">
            <text:p>0.64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70.87">
            <text:p>3070.87</text:p>
          </table:table-cell>
          <table:table-cell office:value-type="string">
            <text:p><text:s/>prev_avg</text:p>
          </table:table-cell>
          <table:table-cell office:value-type="float" office:value="3070.392">
            <text:p>3070.392</text:p>
          </table:table-cell>
          <table:table-cell office:value-type="string">
            <text:p><text:s/>max</text:p>
          </table:table-cell>
          <table:table-cell office:value-type="float" office:value="3118.142">
            <text:p>3118.142</text:p>
          </table:table-cell>
          <table:table-cell office:value-type="string">
            <text:p><text:s/>imax</text:p>
          </table:table-cell>
          <table:table-cell office:value-type="float" office:value="102">
            <text:p>102</text:p>
          </table:table-cell>
          <table:table-cell office:value-type="string">
            <text:p><text:s/>scale</text:p>
          </table:table-cell>
          <table:table-cell office:value-type="float" office:value="0.762">
            <text:p>0.76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71.21">
            <text:p>3071.21</text:p>
          </table:table-cell>
          <table:table-cell office:value-type="string">
            <text:p><text:s/>prev_avg</text:p>
          </table:table-cell>
          <table:table-cell office:value-type="float" office:value="3070.87">
            <text:p>3070.87</text:p>
          </table:table-cell>
          <table:table-cell office:value-type="string">
            <text:p><text:s/>max</text:p>
          </table:table-cell>
          <table:table-cell office:value-type="float" office:value="3104.943">
            <text:p>3104.943</text:p>
          </table:table-cell>
          <table:table-cell office:value-type="string">
            <text:p><text:s/>imax</text:p>
          </table:table-cell>
          <table:table-cell office:value-type="float" office:value="102">
            <text:p>102</text:p>
          </table:table-cell>
          <table:table-cell office:value-type="string">
            <text:p><text:s/>scale</text:p>
          </table:table-cell>
          <table:table-cell office:value-type="float" office:value="0.758">
            <text:p>0.75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68.61">
            <text:p>3068.61</text:p>
          </table:table-cell>
          <table:table-cell office:value-type="string">
            <text:p><text:s/>prev_avg</text:p>
          </table:table-cell>
          <table:table-cell office:value-type="float" office:value="3071.21">
            <text:p>3071.21</text:p>
          </table:table-cell>
          <table:table-cell office:value-type="string">
            <text:p><text:s/>max</text:p>
          </table:table-cell>
          <table:table-cell office:value-type="float" office:value="2811.133">
            <text:p>2811.133</text:p>
          </table:table-cell>
          <table:table-cell office:value-type="string">
            <text:p><text:s/>imax</text:p>
          </table:table-cell>
          <table:table-cell office:value-type="float" office:value="102">
            <text:p>102</text:p>
          </table:table-cell>
          <table:table-cell office:value-type="string">
            <text:p><text:s/>scale</text:p>
          </table:table-cell>
          <table:table-cell office:value-type="float" office:value="0.687">
            <text:p>0.68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63.053">
            <text:p>3063.053</text:p>
          </table:table-cell>
          <table:table-cell office:value-type="string">
            <text:p><text:s/>prev_avg</text:p>
          </table:table-cell>
          <table:table-cell office:value-type="float" office:value="3068.61">
            <text:p>3068.61</text:p>
          </table:table-cell>
          <table:table-cell office:value-type="string">
            <text:p><text:s/>max</text:p>
          </table:table-cell>
          <table:table-cell office:value-type="float" office:value="2512.939">
            <text:p>2512.939</text:p>
          </table:table-cell>
          <table:table-cell office:value-type="string">
            <text:p><text:s/>imax</text:p>
          </table:table-cell>
          <table:table-cell office:value-type="float" office:value="103">
            <text:p>103</text:p>
          </table:table-cell>
          <table:table-cell office:value-type="string">
            <text:p><text:s/>scale</text:p>
          </table:table-cell>
          <table:table-cell office:value-type="float" office:value="0.615">
            <text:p>0.61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61.382">
            <text:p>3061.382</text:p>
          </table:table-cell>
          <table:table-cell office:value-type="string">
            <text:p><text:s/>prev_avg</text:p>
          </table:table-cell>
          <table:table-cell office:value-type="float" office:value="3063.053">
            <text:p>3063.053</text:p>
          </table:table-cell>
          <table:table-cell office:value-type="string">
            <text:p><text:s/>max</text:p>
          </table:table-cell>
          <table:table-cell office:value-type="float" office:value="2895.954">
            <text:p>2895.954</text:p>
          </table:table-cell>
          <table:table-cell office:value-type="string">
            <text:p><text:s/>imax</text:p>
          </table:table-cell>
          <table:table-cell office:value-type="float" office:value="103">
            <text:p>103</text:p>
          </table:table-cell>
          <table:table-cell office:value-type="string">
            <text:p><text:s/>scale</text:p>
          </table:table-cell>
          <table:table-cell office:value-type="float" office:value="0.709">
            <text:p>0.70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61.247">
            <text:p>3061.247</text:p>
          </table:table-cell>
          <table:table-cell office:value-type="string">
            <text:p><text:s/>prev_avg</text:p>
          </table:table-cell>
          <table:table-cell office:value-type="float" office:value="3061.382">
            <text:p>3061.382</text:p>
          </table:table-cell>
          <table:table-cell office:value-type="string">
            <text:p><text:s/>max</text:p>
          </table:table-cell>
          <table:table-cell office:value-type="float" office:value="3047.868">
            <text:p>3047.868</text:p>
          </table:table-cell>
          <table:table-cell office:value-type="string">
            <text:p><text:s/>imax</text:p>
          </table:table-cell>
          <table:table-cell office:value-type="float" office:value="103">
            <text:p>103</text:p>
          </table:table-cell>
          <table:table-cell office:value-type="string">
            <text:p><text:s/>scale</text:p>
          </table:table-cell>
          <table:table-cell office:value-type="float" office:value="0.747">
            <text:p>0.74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58.761">
            <text:p>3058.761</text:p>
          </table:table-cell>
          <table:table-cell office:value-type="string">
            <text:p><text:s/>prev_avg</text:p>
          </table:table-cell>
          <table:table-cell office:value-type="float" office:value="3061.247">
            <text:p>3061.247</text:p>
          </table:table-cell>
          <table:table-cell office:value-type="string">
            <text:p><text:s/>max</text:p>
          </table:table-cell>
          <table:table-cell office:value-type="float" office:value="2812.664">
            <text:p>2812.664</text:p>
          </table:table-cell>
          <table:table-cell office:value-type="string">
            <text:p><text:s/>imax</text:p>
          </table:table-cell>
          <table:table-cell office:value-type="float" office:value="103">
            <text:p>103</text:p>
          </table:table-cell>
          <table:table-cell office:value-type="string">
            <text:p><text:s/>scale</text:p>
          </table:table-cell>
          <table:table-cell office:value-type="float" office:value="0.69">
            <text:p>0.6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54.036">
            <text:p>3054.036</text:p>
          </table:table-cell>
          <table:table-cell office:value-type="string">
            <text:p><text:s/>prev_avg</text:p>
          </table:table-cell>
          <table:table-cell office:value-type="float" office:value="3058.761">
            <text:p>3058.761</text:p>
          </table:table-cell>
          <table:table-cell office:value-type="string">
            <text:p><text:s/>max</text:p>
          </table:table-cell>
          <table:table-cell office:value-type="float" office:value="2586.218">
            <text:p>2586.218</text:p>
          </table:table-cell>
          <table:table-cell office:value-type="string">
            <text:p><text:s/>imax</text:p>
          </table:table-cell>
          <table:table-cell office:value-type="float" office:value="103">
            <text:p>103</text:p>
          </table:table-cell>
          <table:table-cell office:value-type="string">
            <text:p><text:s/>scale</text:p>
          </table:table-cell>
          <table:table-cell office:value-type="float" office:value="0.635">
            <text:p>0.6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51.62">
            <text:p>3051.62</text:p>
          </table:table-cell>
          <table:table-cell office:value-type="string">
            <text:p><text:s/>prev_avg</text:p>
          </table:table-cell>
          <table:table-cell office:value-type="float" office:value="3054.036">
            <text:p>3054.036</text:p>
          </table:table-cell>
          <table:table-cell office:value-type="string">
            <text:p><text:s/>max</text:p>
          </table:table-cell>
          <table:table-cell office:value-type="float" office:value="2812.485">
            <text:p>2812.485</text:p>
          </table:table-cell>
          <table:table-cell office:value-type="string">
            <text:p><text:s/>imax</text:p>
          </table:table-cell>
          <table:table-cell office:value-type="float" office:value="104">
            <text:p>104</text:p>
          </table:table-cell>
          <table:table-cell office:value-type="string">
            <text:p><text:s/>scale</text:p>
          </table:table-cell>
          <table:table-cell office:value-type="float" office:value="0.691">
            <text:p>0.69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48.433">
            <text:p>3048.433</text:p>
          </table:table-cell>
          <table:table-cell office:value-type="string">
            <text:p><text:s/>prev_avg</text:p>
          </table:table-cell>
          <table:table-cell office:value-type="float" office:value="3051.62">
            <text:p>3051.62</text:p>
          </table:table-cell>
          <table:table-cell office:value-type="string">
            <text:p><text:s/>max</text:p>
          </table:table-cell>
          <table:table-cell office:value-type="float" office:value="2732.876">
            <text:p>2732.876</text:p>
          </table:table-cell>
          <table:table-cell office:value-type="string">
            <text:p><text:s/>imax</text:p>
          </table:table-cell>
          <table:table-cell office:value-type="float" office:value="104">
            <text:p>104</text:p>
          </table:table-cell>
          <table:table-cell office:value-type="string">
            <text:p><text:s/>scale</text:p>
          </table:table-cell>
          <table:table-cell office:value-type="float" office:value="0.672">
            <text:p>0.67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43.586">
            <text:p>3043.586</text:p>
          </table:table-cell>
          <table:table-cell office:value-type="string">
            <text:p><text:s/>prev_avg</text:p>
          </table:table-cell>
          <table:table-cell office:value-type="float" office:value="3048.433">
            <text:p>3048.433</text:p>
          </table:table-cell>
          <table:table-cell office:value-type="string">
            <text:p><text:s/>max</text:p>
          </table:table-cell>
          <table:table-cell office:value-type="float" office:value="2563.728">
            <text:p>2563.728</text:p>
          </table:table-cell>
          <table:table-cell office:value-type="string">
            <text:p><text:s/>imax</text:p>
          </table:table-cell>
          <table:table-cell office:value-type="float" office:value="104">
            <text:p>104</text:p>
          </table:table-cell>
          <table:table-cell office:value-type="string">
            <text:p><text:s/>scale</text:p>
          </table:table-cell>
          <table:table-cell office:value-type="float" office:value="0.632">
            <text:p>0.63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37.966">
            <text:p>3037.966</text:p>
          </table:table-cell>
          <table:table-cell office:value-type="string">
            <text:p><text:s/>prev_avg</text:p>
          </table:table-cell>
          <table:table-cell office:value-type="float" office:value="3043.586">
            <text:p>3043.586</text:p>
          </table:table-cell>
          <table:table-cell office:value-type="string">
            <text:p><text:s/>max</text:p>
          </table:table-cell>
          <table:table-cell office:value-type="float" office:value="2481.604">
            <text:p>2481.604</text:p>
          </table:table-cell>
          <table:table-cell office:value-type="string">
            <text:p><text:s/>imax</text:p>
          </table:table-cell>
          <table:table-cell office:value-type="float" office:value="104">
            <text:p>104</text:p>
          </table:table-cell>
          <table:table-cell office:value-type="string">
            <text:p><text:s/>scale</text:p>
          </table:table-cell>
          <table:table-cell office:value-type="float" office:value="0.613">
            <text:p>0.61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35.564">
            <text:p>3035.564</text:p>
          </table:table-cell>
          <table:table-cell office:value-type="string">
            <text:p><text:s/>prev_avg</text:p>
          </table:table-cell>
          <table:table-cell office:value-type="float" office:value="3037.966">
            <text:p>3037.966</text:p>
          </table:table-cell>
          <table:table-cell office:value-type="string">
            <text:p><text:s/>max</text:p>
          </table:table-cell>
          <table:table-cell office:value-type="float" office:value="2797.746">
            <text:p>2797.746</text:p>
          </table:table-cell>
          <table:table-cell office:value-type="string">
            <text:p><text:s/>imax</text:p>
          </table:table-cell>
          <table:table-cell office:value-type="float" office:value="105">
            <text:p>105</text:p>
          </table:table-cell>
          <table:table-cell office:value-type="string">
            <text:p><text:s/>scale</text:p>
          </table:table-cell>
          <table:table-cell office:value-type="float" office:value="0.691">
            <text:p>0.69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34.961">
            <text:p>3034.961</text:p>
          </table:table-cell>
          <table:table-cell office:value-type="string">
            <text:p><text:s/>prev_avg</text:p>
          </table:table-cell>
          <table:table-cell office:value-type="float" office:value="3035.564">
            <text:p>3035.564</text:p>
          </table:table-cell>
          <table:table-cell office:value-type="string">
            <text:p><text:s/>max</text:p>
          </table:table-cell>
          <table:table-cell office:value-type="float" office:value="2975.315">
            <text:p>2975.315</text:p>
          </table:table-cell>
          <table:table-cell office:value-type="string">
            <text:p><text:s/>imax</text:p>
          </table:table-cell>
          <table:table-cell office:value-type="float" office:value="105">
            <text:p>105</text:p>
          </table:table-cell>
          <table:table-cell office:value-type="string">
            <text:p><text:s/>scale</text:p>
          </table:table-cell>
          <table:table-cell office:value-type="float" office:value="0.735">
            <text:p>0.7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34.29">
            <text:p>3034.29</text:p>
          </table:table-cell>
          <table:table-cell office:value-type="string">
            <text:p><text:s/>prev_avg</text:p>
          </table:table-cell>
          <table:table-cell office:value-type="float" office:value="3034.961">
            <text:p>3034.961</text:p>
          </table:table-cell>
          <table:table-cell office:value-type="string">
            <text:p><text:s/>max</text:p>
          </table:table-cell>
          <table:table-cell office:value-type="float" office:value="2967.806">
            <text:p>2967.806</text:p>
          </table:table-cell>
          <table:table-cell office:value-type="string">
            <text:p><text:s/>imax</text:p>
          </table:table-cell>
          <table:table-cell office:value-type="float" office:value="105">
            <text:p>105</text:p>
          </table:table-cell>
          <table:table-cell office:value-type="string">
            <text:p><text:s/>scale</text:p>
          </table:table-cell>
          <table:table-cell office:value-type="float" office:value="0.734">
            <text:p>0.73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30.322">
            <text:p>3030.322</text:p>
          </table:table-cell>
          <table:table-cell office:value-type="string">
            <text:p><text:s/>prev_avg</text:p>
          </table:table-cell>
          <table:table-cell office:value-type="float" office:value="3034.29">
            <text:p>3034.29</text:p>
          </table:table-cell>
          <table:table-cell office:value-type="string">
            <text:p><text:s/>max</text:p>
          </table:table-cell>
          <table:table-cell office:value-type="float" office:value="2637.568">
            <text:p>2637.568</text:p>
          </table:table-cell>
          <table:table-cell office:value-type="string">
            <text:p><text:s/>imax</text:p>
          </table:table-cell>
          <table:table-cell office:value-type="float" office:value="105">
            <text:p>105</text:p>
          </table:table-cell>
          <table:table-cell office:value-type="string">
            <text:p><text:s/>scale</text:p>
          </table:table-cell>
          <table:table-cell office:value-type="float" office:value="0.653">
            <text:p>0.65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23.23">
            <text:p>3023.23</text:p>
          </table:table-cell>
          <table:table-cell office:value-type="string">
            <text:p><text:s/>prev_avg</text:p>
          </table:table-cell>
          <table:table-cell office:value-type="float" office:value="3030.322">
            <text:p>3030.322</text:p>
          </table:table-cell>
          <table:table-cell office:value-type="string">
            <text:p><text:s/>max</text:p>
          </table:table-cell>
          <table:table-cell office:value-type="float" office:value="2321.121">
            <text:p>2321.121</text:p>
          </table:table-cell>
          <table:table-cell office:value-type="string">
            <text:p><text:s/>imax</text:p>
          </table:table-cell>
          <table:table-cell office:value-type="float" office:value="106">
            <text:p>106</text:p>
          </table:table-cell>
          <table:table-cell office:value-type="string">
            <text:p><text:s/>scale</text:p>
          </table:table-cell>
          <table:table-cell office:value-type="float" office:value="0.576">
            <text:p>0.57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18.815">
            <text:p>3018.815</text:p>
          </table:table-cell>
          <table:table-cell office:value-type="string">
            <text:p><text:s/>prev_avg</text:p>
          </table:table-cell>
          <table:table-cell office:value-type="float" office:value="3023.23">
            <text:p>3023.23</text:p>
          </table:table-cell>
          <table:table-cell office:value-type="string">
            <text:p><text:s/>max</text:p>
          </table:table-cell>
          <table:table-cell office:value-type="float" office:value="2581.685">
            <text:p>2581.685</text:p>
          </table:table-cell>
          <table:table-cell office:value-type="string">
            <text:p><text:s/>imax</text:p>
          </table:table-cell>
          <table:table-cell office:value-type="float" office:value="106">
            <text:p>106</text:p>
          </table:table-cell>
          <table:table-cell office:value-type="string">
            <text:p><text:s/>scale</text:p>
          </table:table-cell>
          <table:table-cell office:value-type="float" office:value="0.641">
            <text:p>0.64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14.973">
            <text:p>3014.973</text:p>
          </table:table-cell>
          <table:table-cell office:value-type="string">
            <text:p><text:s/>prev_avg</text:p>
          </table:table-cell>
          <table:table-cell office:value-type="float" office:value="3018.815">
            <text:p>3018.815</text:p>
          </table:table-cell>
          <table:table-cell office:value-type="string">
            <text:p><text:s/>max</text:p>
          </table:table-cell>
          <table:table-cell office:value-type="float" office:value="2634.675">
            <text:p>2634.675</text:p>
          </table:table-cell>
          <table:table-cell office:value-type="string">
            <text:p><text:s/>imax</text:p>
          </table:table-cell>
          <table:table-cell office:value-type="float" office:value="106">
            <text:p>106</text:p>
          </table:table-cell>
          <table:table-cell office:value-type="string">
            <text:p><text:s/>scale</text:p>
          </table:table-cell>
          <table:table-cell office:value-type="float" office:value="0.655">
            <text:p>0.65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10.312">
            <text:p>3010.312</text:p>
          </table:table-cell>
          <table:table-cell office:value-type="string">
            <text:p><text:s/>prev_avg</text:p>
          </table:table-cell>
          <table:table-cell office:value-type="float" office:value="3014.973">
            <text:p>3014.973</text:p>
          </table:table-cell>
          <table:table-cell office:value-type="string">
            <text:p><text:s/>max</text:p>
          </table:table-cell>
          <table:table-cell office:value-type="float" office:value="2548.815">
            <text:p>2548.815</text:p>
          </table:table-cell>
          <table:table-cell office:value-type="string">
            <text:p><text:s/>imax</text:p>
          </table:table-cell>
          <table:table-cell office:value-type="float" office:value="106">
            <text:p>106</text:p>
          </table:table-cell>
          <table:table-cell office:value-type="string">
            <text:p><text:s/>scale</text:p>
          </table:table-cell>
          <table:table-cell office:value-type="float" office:value="0.635">
            <text:p>0.6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3003.483">
            <text:p>3003.483</text:p>
          </table:table-cell>
          <table:table-cell office:value-type="string">
            <text:p><text:s/>prev_avg</text:p>
          </table:table-cell>
          <table:table-cell office:value-type="float" office:value="3010.312">
            <text:p>3010.312</text:p>
          </table:table-cell>
          <table:table-cell office:value-type="string">
            <text:p><text:s/>max</text:p>
          </table:table-cell>
          <table:table-cell office:value-type="float" office:value="2327.422">
            <text:p>2327.422</text:p>
          </table:table-cell>
          <table:table-cell office:value-type="string">
            <text:p><text:s/>imax</text:p>
          </table:table-cell>
          <table:table-cell office:value-type="float" office:value="106">
            <text:p>106</text:p>
          </table:table-cell>
          <table:table-cell office:value-type="string">
            <text:p><text:s/>scale</text:p>
          </table:table-cell>
          <table:table-cell office:value-type="float" office:value="0.581">
            <text:p>0.58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98.237">
            <text:p>2998.237</text:p>
          </table:table-cell>
          <table:table-cell office:value-type="string">
            <text:p><text:s/>prev_avg</text:p>
          </table:table-cell>
          <table:table-cell office:value-type="float" office:value="3003.483">
            <text:p>3003.483</text:p>
          </table:table-cell>
          <table:table-cell office:value-type="string">
            <text:p><text:s/>max</text:p>
          </table:table-cell>
          <table:table-cell office:value-type="float" office:value="2478.925">
            <text:p>2478.925</text:p>
          </table:table-cell>
          <table:table-cell office:value-type="string">
            <text:p><text:s/>imax</text:p>
          </table:table-cell>
          <table:table-cell office:value-type="float" office:value="107">
            <text:p>107</text:p>
          </table:table-cell>
          <table:table-cell office:value-type="string">
            <text:p><text:s/>scale</text:p>
          </table:table-cell>
          <table:table-cell office:value-type="float" office:value="0.62">
            <text:p>0.6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95.329">
            <text:p>2995.329</text:p>
          </table:table-cell>
          <table:table-cell office:value-type="string">
            <text:p><text:s/>prev_avg</text:p>
          </table:table-cell>
          <table:table-cell office:value-type="float" office:value="2998.237">
            <text:p>2998.237</text:p>
          </table:table-cell>
          <table:table-cell office:value-type="string">
            <text:p><text:s/>max</text:p>
          </table:table-cell>
          <table:table-cell office:value-type="float" office:value="2707.373">
            <text:p>2707.373</text:p>
          </table:table-cell>
          <table:table-cell office:value-type="string">
            <text:p><text:s/>imax</text:p>
          </table:table-cell>
          <table:table-cell office:value-type="float" office:value="107">
            <text:p>107</text:p>
          </table:table-cell>
          <table:table-cell office:value-type="string">
            <text:p><text:s/>scale</text:p>
          </table:table-cell>
          <table:table-cell office:value-type="float" office:value="0.678">
            <text:p>0.67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91.732">
            <text:p>2991.732</text:p>
          </table:table-cell>
          <table:table-cell office:value-type="string">
            <text:p><text:s/>prev_avg</text:p>
          </table:table-cell>
          <table:table-cell office:value-type="float" office:value="2995.329">
            <text:p>2995.329</text:p>
          </table:table-cell>
          <table:table-cell office:value-type="string">
            <text:p><text:s/>max</text:p>
          </table:table-cell>
          <table:table-cell office:value-type="float" office:value="2635.608">
            <text:p>2635.608</text:p>
          </table:table-cell>
          <table:table-cell office:value-type="string">
            <text:p><text:s/>imax</text:p>
          </table:table-cell>
          <table:table-cell office:value-type="float" office:value="107">
            <text:p>107</text:p>
          </table:table-cell>
          <table:table-cell office:value-type="string">
            <text:p><text:s/>scale</text:p>
          </table:table-cell>
          <table:table-cell office:value-type="float" office:value="0.661">
            <text:p>0.66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85.234">
            <text:p>2985.234</text:p>
          </table:table-cell>
          <table:table-cell office:value-type="string">
            <text:p><text:s/>prev_avg</text:p>
          </table:table-cell>
          <table:table-cell office:value-type="float" office:value="2991.732">
            <text:p>2991.732</text:p>
          </table:table-cell>
          <table:table-cell office:value-type="string">
            <text:p><text:s/>max</text:p>
          </table:table-cell>
          <table:table-cell office:value-type="float" office:value="2341.987">
            <text:p>2341.987</text:p>
          </table:table-cell>
          <table:table-cell office:value-type="string">
            <text:p><text:s/>imax</text:p>
          </table:table-cell>
          <table:table-cell office:value-type="float" office:value="107">
            <text:p>107</text:p>
          </table:table-cell>
          <table:table-cell office:value-type="string">
            <text:p><text:s/>scale</text:p>
          </table:table-cell>
          <table:table-cell office:value-type="float" office:value="0.588">
            <text:p>0.58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78.827">
            <text:p>2978.827</text:p>
          </table:table-cell>
          <table:table-cell office:value-type="string">
            <text:p><text:s/>prev_avg</text:p>
          </table:table-cell>
          <table:table-cell office:value-type="float" office:value="2985.234">
            <text:p>2985.234</text:p>
          </table:table-cell>
          <table:table-cell office:value-type="string">
            <text:p><text:s/>max</text:p>
          </table:table-cell>
          <table:table-cell office:value-type="float" office:value="2344.559">
            <text:p>2344.559</text:p>
          </table:table-cell>
          <table:table-cell office:value-type="string">
            <text:p><text:s/>imax</text:p>
          </table:table-cell>
          <table:table-cell office:value-type="float" office:value="108">
            <text:p>108</text:p>
          </table:table-cell>
          <table:table-cell office:value-type="string">
            <text:p><text:s/>scale</text:p>
          </table:table-cell>
          <table:table-cell office:value-type="float" office:value="0.59">
            <text:p>0.5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74.21">
            <text:p>2974.21</text:p>
          </table:table-cell>
          <table:table-cell office:value-type="string">
            <text:p><text:s/>prev_avg</text:p>
          </table:table-cell>
          <table:table-cell office:value-type="float" office:value="2978.827">
            <text:p>2978.827</text:p>
          </table:table-cell>
          <table:table-cell office:value-type="string">
            <text:p><text:s/>max</text:p>
          </table:table-cell>
          <table:table-cell office:value-type="float" office:value="2517.112">
            <text:p>2517.112</text:p>
          </table:table-cell>
          <table:table-cell office:value-type="string">
            <text:p><text:s/>imax</text:p>
          </table:table-cell>
          <table:table-cell office:value-type="float" office:value="108">
            <text:p>108</text:p>
          </table:table-cell>
          <table:table-cell office:value-type="string">
            <text:p><text:s/>scale</text:p>
          </table:table-cell>
          <table:table-cell office:value-type="float" office:value="0.635">
            <text:p>0.6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68.385">
            <text:p>2968.385</text:p>
          </table:table-cell>
          <table:table-cell office:value-type="string">
            <text:p><text:s/>prev_avg</text:p>
          </table:table-cell>
          <table:table-cell office:value-type="float" office:value="2974.21">
            <text:p>2974.21</text:p>
          </table:table-cell>
          <table:table-cell office:value-type="string">
            <text:p><text:s/>max</text:p>
          </table:table-cell>
          <table:table-cell office:value-type="float" office:value="2391.669">
            <text:p>2391.669</text:p>
          </table:table-cell>
          <table:table-cell office:value-type="string">
            <text:p><text:s/>imax</text:p>
          </table:table-cell>
          <table:table-cell office:value-type="float" office:value="108">
            <text:p>108</text:p>
          </table:table-cell>
          <table:table-cell office:value-type="string">
            <text:p><text:s/>scale</text:p>
          </table:table-cell>
          <table:table-cell office:value-type="float" office:value="0.604">
            <text:p>0.60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61.207">
            <text:p>2961.207</text:p>
          </table:table-cell>
          <table:table-cell office:value-type="string">
            <text:p><text:s/>prev_avg</text:p>
          </table:table-cell>
          <table:table-cell office:value-type="float" office:value="2968.385">
            <text:p>2968.385</text:p>
          </table:table-cell>
          <table:table-cell office:value-type="string">
            <text:p><text:s/>max</text:p>
          </table:table-cell>
          <table:table-cell office:value-type="float" office:value="2250.568">
            <text:p>2250.568</text:p>
          </table:table-cell>
          <table:table-cell office:value-type="string">
            <text:p><text:s/>imax</text:p>
          </table:table-cell>
          <table:table-cell office:value-type="float" office:value="108">
            <text:p>108</text:p>
          </table:table-cell>
          <table:table-cell office:value-type="string">
            <text:p><text:s/>scale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52.553">
            <text:p>2952.553</text:p>
          </table:table-cell>
          <table:table-cell office:value-type="string">
            <text:p><text:s/>prev_avg</text:p>
          </table:table-cell>
          <table:table-cell office:value-type="float" office:value="2961.207">
            <text:p>2961.207</text:p>
          </table:table-cell>
          <table:table-cell office:value-type="string">
            <text:p><text:s/>max</text:p>
          </table:table-cell>
          <table:table-cell office:value-type="float" office:value="2095.855">
            <text:p>2095.855</text:p>
          </table:table-cell>
          <table:table-cell office:value-type="string">
            <text:p><text:s/>imax</text:p>
          </table:table-cell>
          <table:table-cell office:value-type="float" office:value="109">
            <text:p>109</text:p>
          </table:table-cell>
          <table:table-cell office:value-type="string">
            <text:p><text:s/>scale</text:p>
          </table:table-cell>
          <table:table-cell office:value-type="float" office:value="0.532">
            <text:p>0.53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47.032">
            <text:p>2947.032</text:p>
          </table:table-cell>
          <table:table-cell office:value-type="string">
            <text:p><text:s/>prev_avg</text:p>
          </table:table-cell>
          <table:table-cell office:value-type="float" office:value="2952.553">
            <text:p>2952.553</text:p>
          </table:table-cell>
          <table:table-cell office:value-type="string">
            <text:p><text:s/>max</text:p>
          </table:table-cell>
          <table:table-cell office:value-type="float" office:value="2400.473">
            <text:p>2400.473</text:p>
          </table:table-cell>
          <table:table-cell office:value-type="string">
            <text:p><text:s/>imax</text:p>
          </table:table-cell>
          <table:table-cell office:value-type="float" office:value="109">
            <text:p>109</text:p>
          </table:table-cell>
          <table:table-cell office:value-type="string">
            <text:p><text:s/>scale</text:p>
          </table:table-cell>
          <table:table-cell office:value-type="float" office:value="0.611">
            <text:p>0.61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42.249">
            <text:p>2942.249</text:p>
          </table:table-cell>
          <table:table-cell office:value-type="string">
            <text:p><text:s/>prev_avg</text:p>
          </table:table-cell>
          <table:table-cell office:value-type="float" office:value="2947.032">
            <text:p>2947.032</text:p>
          </table:table-cell>
          <table:table-cell office:value-type="string">
            <text:p><text:s/>max</text:p>
          </table:table-cell>
          <table:table-cell office:value-type="float" office:value="2468.704">
            <text:p>2468.704</text:p>
          </table:table-cell>
          <table:table-cell office:value-type="string">
            <text:p><text:s/>imax</text:p>
          </table:table-cell>
          <table:table-cell office:value-type="float" office:value="109">
            <text:p>109</text:p>
          </table:table-cell>
          <table:table-cell office:value-type="string">
            <text:p><text:s/>scale</text:p>
          </table:table-cell>
          <table:table-cell office:value-type="float" office:value="0.629">
            <text:p>0.62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36.998">
            <text:p>2936.998</text:p>
          </table:table-cell>
          <table:table-cell office:value-type="string">
            <text:p><text:s/>prev_avg</text:p>
          </table:table-cell>
          <table:table-cell office:value-type="float" office:value="2942.249">
            <text:p>2942.249</text:p>
          </table:table-cell>
          <table:table-cell office:value-type="string">
            <text:p><text:s/>max</text:p>
          </table:table-cell>
          <table:table-cell office:value-type="float" office:value="2417.133">
            <text:p>2417.133</text:p>
          </table:table-cell>
          <table:table-cell office:value-type="string">
            <text:p><text:s/>imax</text:p>
          </table:table-cell>
          <table:table-cell office:value-type="float" office:value="109">
            <text:p>109</text:p>
          </table:table-cell>
          <table:table-cell office:value-type="string">
            <text:p><text:s/>scale</text:p>
          </table:table-cell>
          <table:table-cell office:value-type="float" office:value="0.617">
            <text:p>0.61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28.829">
            <text:p>2928.829</text:p>
          </table:table-cell>
          <table:table-cell office:value-type="string">
            <text:p><text:s/>prev_avg</text:p>
          </table:table-cell>
          <table:table-cell office:value-type="float" office:value="2936.998">
            <text:p>2936.998</text:p>
          </table:table-cell>
          <table:table-cell office:value-type="string">
            <text:p><text:s/>max</text:p>
          </table:table-cell>
          <table:table-cell office:value-type="float" office:value="2120.089">
            <text:p>2120.089</text:p>
          </table:table-cell>
          <table:table-cell office:value-type="string">
            <text:p><text:s/>imax</text:p>
          </table:table-cell>
          <table:table-cell office:value-type="float" office:value="109">
            <text:p>109</text:p>
          </table:table-cell>
          <table:table-cell office:value-type="string">
            <text:p><text:s/>scale</text:p>
          </table:table-cell>
          <table:table-cell office:value-type="float" office:value="0.543">
            <text:p>0.54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22.194">
            <text:p>2922.194</text:p>
          </table:table-cell>
          <table:table-cell office:value-type="string">
            <text:p><text:s/>prev_avg</text:p>
          </table:table-cell>
          <table:table-cell office:value-type="float" office:value="2928.829">
            <text:p>2928.829</text:p>
          </table:table-cell>
          <table:table-cell office:value-type="string">
            <text:p><text:s/>max</text:p>
          </table:table-cell>
          <table:table-cell office:value-type="float" office:value="2265.377">
            <text:p>2265.377</text:p>
          </table:table-cell>
          <table:table-cell office:value-type="string">
            <text:p><text:s/>imax</text:p>
          </table:table-cell>
          <table:table-cell office:value-type="float" office:value="110">
            <text:p>110</text:p>
          </table:table-cell>
          <table:table-cell office:value-type="string">
            <text:p><text:s/>scale</text:p>
          </table:table-cell>
          <table:table-cell office:value-type="float" office:value="0.581">
            <text:p>0.58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15.475">
            <text:p>2915.475</text:p>
          </table:table-cell>
          <table:table-cell office:value-type="string">
            <text:p><text:s/>prev_avg</text:p>
          </table:table-cell>
          <table:table-cell office:value-type="float" office:value="2922.194">
            <text:p>2922.194</text:p>
          </table:table-cell>
          <table:table-cell office:value-type="string">
            <text:p><text:s/>max</text:p>
          </table:table-cell>
          <table:table-cell office:value-type="float" office:value="2250.232">
            <text:p>2250.232</text:p>
          </table:table-cell>
          <table:table-cell office:value-type="string">
            <text:p><text:s/>imax</text:p>
          </table:table-cell>
          <table:table-cell office:value-type="float" office:value="110">
            <text:p>110</text:p>
          </table:table-cell>
          <table:table-cell office:value-type="string">
            <text:p><text:s/>scale</text:p>
          </table:table-cell>
          <table:table-cell office:value-type="float" office:value="0.579">
            <text:p>0.57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908.243">
            <text:p>2908.243</text:p>
          </table:table-cell>
          <table:table-cell office:value-type="string">
            <text:p><text:s/>prev_avg</text:p>
          </table:table-cell>
          <table:table-cell office:value-type="float" office:value="2915.475">
            <text:p>2915.475</text:p>
          </table:table-cell>
          <table:table-cell office:value-type="string">
            <text:p><text:s/>max</text:p>
          </table:table-cell>
          <table:table-cell office:value-type="float" office:value="2192.299">
            <text:p>2192.299</text:p>
          </table:table-cell>
          <table:table-cell office:value-type="string">
            <text:p><text:s/>imax</text:p>
          </table:table-cell>
          <table:table-cell office:value-type="float" office:value="110">
            <text:p>110</text:p>
          </table:table-cell>
          <table:table-cell office:value-type="string">
            <text:p><text:s/>scale</text:p>
          </table:table-cell>
          <table:table-cell office:value-type="float" office:value="0.565">
            <text:p>0.56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99.97">
            <text:p>2899.97</text:p>
          </table:table-cell>
          <table:table-cell office:value-type="string">
            <text:p><text:s/>prev_avg</text:p>
          </table:table-cell>
          <table:table-cell office:value-type="float" office:value="2908.243">
            <text:p>2908.243</text:p>
          </table:table-cell>
          <table:table-cell office:value-type="string">
            <text:p><text:s/>max</text:p>
          </table:table-cell>
          <table:table-cell office:value-type="float" office:value="2080.981">
            <text:p>2080.981</text:p>
          </table:table-cell>
          <table:table-cell office:value-type="string">
            <text:p><text:s/>imax</text:p>
          </table:table-cell>
          <table:table-cell office:value-type="float" office:value="110">
            <text:p>110</text:p>
          </table:table-cell>
          <table:table-cell office:value-type="string">
            <text:p><text:s/>scale</text:p>
          </table:table-cell>
          <table:table-cell office:value-type="float" office:value="0.538">
            <text:p>0.53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91.155">
            <text:p>2891.155</text:p>
          </table:table-cell>
          <table:table-cell office:value-type="string">
            <text:p><text:s/>prev_avg</text:p>
          </table:table-cell>
          <table:table-cell office:value-type="float" office:value="2899.97">
            <text:p>2899.97</text:p>
          </table:table-cell>
          <table:table-cell office:value-type="string">
            <text:p><text:s/>max</text:p>
          </table:table-cell>
          <table:table-cell office:value-type="float" office:value="2018.429">
            <text:p>2018.429</text:p>
          </table:table-cell>
          <table:table-cell office:value-type="string">
            <text:p><text:s/>imax</text:p>
          </table:table-cell>
          <table:table-cell office:value-type="float" office:value="111">
            <text:p>111</text:p>
          </table:table-cell>
          <table:table-cell office:value-type="string">
            <text:p><text:s/>scale</text:p>
          </table:table-cell>
          <table:table-cell office:value-type="float" office:value="0.524">
            <text:p>0.52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84.851">
            <text:p>2884.851</text:p>
          </table:table-cell>
          <table:table-cell office:value-type="string">
            <text:p><text:s/>prev_avg</text:p>
          </table:table-cell>
          <table:table-cell office:value-type="float" office:value="2891.155">
            <text:p>2891.155</text:p>
          </table:table-cell>
          <table:table-cell office:value-type="string">
            <text:p><text:s/>max</text:p>
          </table:table-cell>
          <table:table-cell office:value-type="float" office:value="2260.749">
            <text:p>2260.749</text:p>
          </table:table-cell>
          <table:table-cell office:value-type="string">
            <text:p><text:s/>imax</text:p>
          </table:table-cell>
          <table:table-cell office:value-type="float" office:value="111">
            <text:p>111</text:p>
          </table:table-cell>
          <table:table-cell office:value-type="string">
            <text:p><text:s/>scale</text:p>
          </table:table-cell>
          <table:table-cell office:value-type="float" office:value="0.588">
            <text:p>0.58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79.374">
            <text:p>2879.374</text:p>
          </table:table-cell>
          <table:table-cell office:value-type="string">
            <text:p><text:s/>prev_avg</text:p>
          </table:table-cell>
          <table:table-cell office:value-type="float" office:value="2884.851">
            <text:p>2884.851</text:p>
          </table:table-cell>
          <table:table-cell office:value-type="string">
            <text:p><text:s/>max</text:p>
          </table:table-cell>
          <table:table-cell office:value-type="float" office:value="2337.126">
            <text:p>2337.126</text:p>
          </table:table-cell>
          <table:table-cell office:value-type="string">
            <text:p><text:s/>imax</text:p>
          </table:table-cell>
          <table:table-cell office:value-type="float" office:value="111">
            <text:p>111</text:p>
          </table:table-cell>
          <table:table-cell office:value-type="string">
            <text:p><text:s/>scale</text:p>
          </table:table-cell>
          <table:table-cell office:value-type="float" office:value="0.609">
            <text:p>0.60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72.635">
            <text:p>2872.635</text:p>
          </table:table-cell>
          <table:table-cell office:value-type="string">
            <text:p><text:s/>prev_avg</text:p>
          </table:table-cell>
          <table:table-cell office:value-type="float" office:value="2879.374">
            <text:p>2879.374</text:p>
          </table:table-cell>
          <table:table-cell office:value-type="string">
            <text:p><text:s/>max</text:p>
          </table:table-cell>
          <table:table-cell office:value-type="float" office:value="2205.515">
            <text:p>2205.515</text:p>
          </table:table-cell>
          <table:table-cell office:value-type="string">
            <text:p><text:s/>imax</text:p>
          </table:table-cell>
          <table:table-cell office:value-type="float" office:value="111">
            <text:p>111</text:p>
          </table:table-cell>
          <table:table-cell office:value-type="string">
            <text:p><text:s/>scale</text:p>
          </table:table-cell>
          <table:table-cell office:value-type="float" office:value="0.576">
            <text:p>0.57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65.726">
            <text:p>2865.726</text:p>
          </table:table-cell>
          <table:table-cell office:value-type="string">
            <text:p><text:s/>prev_avg</text:p>
          </table:table-cell>
          <table:table-cell office:value-type="float" office:value="2872.635">
            <text:p>2872.635</text:p>
          </table:table-cell>
          <table:table-cell office:value-type="string">
            <text:p><text:s/>max</text:p>
          </table:table-cell>
          <table:table-cell office:value-type="float" office:value="2181.736">
            <text:p>2181.736</text:p>
          </table:table-cell>
          <table:table-cell office:value-type="string">
            <text:p><text:s/>imax</text:p>
          </table:table-cell>
          <table:table-cell office:value-type="float" office:value="112">
            <text:p>112</text:p>
          </table:table-cell>
          <table:table-cell office:value-type="string">
            <text:p><text:s/>scale</text:p>
          </table:table-cell>
          <table:table-cell office:value-type="float" office:value="0.571">
            <text:p>0.57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61.002">
            <text:p>2861.002</text:p>
          </table:table-cell>
          <table:table-cell office:value-type="string">
            <text:p><text:s/>prev_avg</text:p>
          </table:table-cell>
          <table:table-cell office:value-type="float" office:value="2865.726">
            <text:p>2865.726</text:p>
          </table:table-cell>
          <table:table-cell office:value-type="string">
            <text:p><text:s/>max</text:p>
          </table:table-cell>
          <table:table-cell office:value-type="float" office:value="2393.365">
            <text:p>2393.365</text:p>
          </table:table-cell>
          <table:table-cell office:value-type="string">
            <text:p><text:s/>imax</text:p>
          </table:table-cell>
          <table:table-cell office:value-type="float" office:value="112">
            <text:p>112</text:p>
          </table:table-cell>
          <table:table-cell office:value-type="string">
            <text:p><text:s/>scale</text:p>
          </table:table-cell>
          <table:table-cell office:value-type="float" office:value="0.627">
            <text:p>0.62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56.518">
            <text:p>2856.518</text:p>
          </table:table-cell>
          <table:table-cell office:value-type="string">
            <text:p><text:s/>prev_avg</text:p>
          </table:table-cell>
          <table:table-cell office:value-type="float" office:value="2861.002">
            <text:p>2861.002</text:p>
          </table:table-cell>
          <table:table-cell office:value-type="string">
            <text:p><text:s/>max</text:p>
          </table:table-cell>
          <table:table-cell office:value-type="float" office:value="2412.537">
            <text:p>2412.537</text:p>
          </table:table-cell>
          <table:table-cell office:value-type="string">
            <text:p><text:s/>imax</text:p>
          </table:table-cell>
          <table:table-cell office:value-type="float" office:value="112">
            <text:p>112</text:p>
          </table:table-cell>
          <table:table-cell office:value-type="string">
            <text:p><text:s/>scale</text:p>
          </table:table-cell>
          <table:table-cell office:value-type="float" office:value="0.633">
            <text:p>0.63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50.377">
            <text:p>2850.377</text:p>
          </table:table-cell>
          <table:table-cell office:value-type="string">
            <text:p><text:s/>prev_avg</text:p>
          </table:table-cell>
          <table:table-cell office:value-type="float" office:value="2856.518">
            <text:p>2856.518</text:p>
          </table:table-cell>
          <table:table-cell office:value-type="string">
            <text:p><text:s/>max</text:p>
          </table:table-cell>
          <table:table-cell office:value-type="float" office:value="2242.456">
            <text:p>2242.456</text:p>
          </table:table-cell>
          <table:table-cell office:value-type="string">
            <text:p><text:s/>imax</text:p>
          </table:table-cell>
          <table:table-cell office:value-type="float" office:value="112">
            <text:p>112</text:p>
          </table:table-cell>
          <table:table-cell office:value-type="string">
            <text:p><text:s/>scale</text:p>
          </table:table-cell>
          <table:table-cell office:value-type="float" office:value="0.59">
            <text:p>0.5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41.231">
            <text:p>2841.231</text:p>
          </table:table-cell>
          <table:table-cell office:value-type="string">
            <text:p><text:s/>prev_avg</text:p>
          </table:table-cell>
          <table:table-cell office:value-type="float" office:value="2850.377">
            <text:p>2850.377</text:p>
          </table:table-cell>
          <table:table-cell office:value-type="string">
            <text:p><text:s/>max</text:p>
          </table:table-cell>
          <table:table-cell office:value-type="float" office:value="1935.727">
            <text:p>1935.727</text:p>
          </table:table-cell>
          <table:table-cell office:value-type="string">
            <text:p><text:s/>imax</text:p>
          </table:table-cell>
          <table:table-cell office:value-type="float" office:value="112">
            <text:p>112</text:p>
          </table:table-cell>
          <table:table-cell office:value-type="string">
            <text:p><text:s/>scale</text:p>
          </table:table-cell>
          <table:table-cell office:value-type="float" office:value="0.511">
            <text:p>0.51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33.395">
            <text:p>2833.395</text:p>
          </table:table-cell>
          <table:table-cell office:value-type="string">
            <text:p><text:s/>prev_avg</text:p>
          </table:table-cell>
          <table:table-cell office:value-type="float" office:value="2841.231">
            <text:p>2841.231</text:p>
          </table:table-cell>
          <table:table-cell office:value-type="string">
            <text:p><text:s/>max</text:p>
          </table:table-cell>
          <table:table-cell office:value-type="float" office:value="2057.677">
            <text:p>2057.677</text:p>
          </table:table-cell>
          <table:table-cell office:value-type="string">
            <text:p><text:s/>imax</text:p>
          </table:table-cell>
          <table:table-cell office:value-type="float" office:value="113">
            <text:p>113</text:p>
          </table:table-cell>
          <table:table-cell office:value-type="string">
            <text:p><text:s/>scale</text:p>
          </table:table-cell>
          <table:table-cell office:value-type="float" office:value="0.545">
            <text:p>0.54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25.612">
            <text:p>2825.612</text:p>
          </table:table-cell>
          <table:table-cell office:value-type="string">
            <text:p><text:s/>prev_avg</text:p>
          </table:table-cell>
          <table:table-cell office:value-type="float" office:value="2833.395">
            <text:p>2833.395</text:p>
          </table:table-cell>
          <table:table-cell office:value-type="string">
            <text:p><text:s/>max</text:p>
          </table:table-cell>
          <table:table-cell office:value-type="float" office:value="2055.122">
            <text:p>2055.122</text:p>
          </table:table-cell>
          <table:table-cell office:value-type="string">
            <text:p><text:s/>imax</text:p>
          </table:table-cell>
          <table:table-cell office:value-type="float" office:value="113">
            <text:p>113</text:p>
          </table:table-cell>
          <table:table-cell office:value-type="string">
            <text:p><text:s/>scale</text:p>
          </table:table-cell>
          <table:table-cell office:value-type="float" office:value="0.545">
            <text:p>0.54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20.864">
            <text:p>2820.864</text:p>
          </table:table-cell>
          <table:table-cell office:value-type="string">
            <text:p><text:s/>prev_avg</text:p>
          </table:table-cell>
          <table:table-cell office:value-type="float" office:value="2825.612">
            <text:p>2825.612</text:p>
          </table:table-cell>
          <table:table-cell office:value-type="string">
            <text:p><text:s/>max</text:p>
          </table:table-cell>
          <table:table-cell office:value-type="float" office:value="2350.749">
            <text:p>2350.749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625">
            <text:p>0.62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16.624">
            <text:p>2816.624</text:p>
          </table:table-cell>
          <table:table-cell office:value-type="string">
            <text:p><text:s/>prev_avg</text:p>
          </table:table-cell>
          <table:table-cell office:value-type="float" office:value="2820.864">
            <text:p>2820.864</text:p>
          </table:table-cell>
          <table:table-cell office:value-type="string">
            <text:p><text:s/>max</text:p>
          </table:table-cell>
          <table:table-cell office:value-type="float" office:value="2396.893">
            <text:p>2396.893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638">
            <text:p>0.63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805.973">
            <text:p>2805.973</text:p>
          </table:table-cell>
          <table:table-cell office:value-type="string">
            <text:p><text:s/>prev_avg</text:p>
          </table:table-cell>
          <table:table-cell office:value-type="float" office:value="2816.624">
            <text:p>2816.624</text:p>
          </table:table-cell>
          <table:table-cell office:value-type="string">
            <text:p><text:s/>max</text:p>
          </table:table-cell>
          <table:table-cell office:value-type="float" office:value="1751.496">
            <text:p>1751.496</text:p>
          </table:table-cell>
          <table:table-cell office:value-type="string">
            <text:p><text:s/>imax</text:p>
          </table:table-cell>
          <table:table-cell office:value-type="float" office:value="114">
            <text:p>114</text:p>
          </table:table-cell>
          <table:table-cell office:value-type="string">
            <text:p><text:s/>scale</text:p>
          </table:table-cell>
          <table:table-cell office:value-type="float" office:value="0.468">
            <text:p>0.46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797.671">
            <text:p>2797.671</text:p>
          </table:table-cell>
          <table:table-cell office:value-type="string">
            <text:p><text:s/>prev_avg</text:p>
          </table:table-cell>
          <table:table-cell office:value-type="float" office:value="2805.973">
            <text:p>2805.973</text:p>
          </table:table-cell>
          <table:table-cell office:value-type="string">
            <text:p><text:s/>max</text:p>
          </table:table-cell>
          <table:table-cell office:value-type="float" office:value="1975.852">
            <text:p>1975.852</text:p>
          </table:table-cell>
          <table:table-cell office:value-type="string">
            <text:p><text:s/>imax</text:p>
          </table:table-cell>
          <table:table-cell office:value-type="float" office:value="114">
            <text:p>114</text:p>
          </table:table-cell>
          <table:table-cell office:value-type="string">
            <text:p><text:s/>scale</text:p>
          </table:table-cell>
          <table:table-cell office:value-type="float" office:value="0.53">
            <text:p>0.5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788.171">
            <text:p>2788.171</text:p>
          </table:table-cell>
          <table:table-cell office:value-type="string">
            <text:p><text:s/>prev_avg</text:p>
          </table:table-cell>
          <table:table-cell office:value-type="float" office:value="2797.671">
            <text:p>2797.671</text:p>
          </table:table-cell>
          <table:table-cell office:value-type="string">
            <text:p><text:s/>max</text:p>
          </table:table-cell>
          <table:table-cell office:value-type="float" office:value="1847.652">
            <text:p>1847.652</text:p>
          </table:table-cell>
          <table:table-cell office:value-type="string">
            <text:p><text:s/>imax</text:p>
          </table:table-cell>
          <table:table-cell office:value-type="float" office:value="114">
            <text:p>114</text:p>
          </table:table-cell>
          <table:table-cell office:value-type="string">
            <text:p><text:s/>scale</text:p>
          </table:table-cell>
          <table:table-cell office:value-type="float" office:value="0.497">
            <text:p>0.49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776.756">
            <text:p>2776.756</text:p>
          </table:table-cell>
          <table:table-cell office:value-type="string">
            <text:p><text:s/>prev_avg</text:p>
          </table:table-cell>
          <table:table-cell office:value-type="float" office:value="2788.171">
            <text:p>2788.171</text:p>
          </table:table-cell>
          <table:table-cell office:value-type="string">
            <text:p><text:s/>max</text:p>
          </table:table-cell>
          <table:table-cell office:value-type="float" office:value="1646.599">
            <text:p>1646.599</text:p>
          </table:table-cell>
          <table:table-cell office:value-type="string">
            <text:p><text:s/>imax</text:p>
          </table:table-cell>
          <table:table-cell office:value-type="float" office:value="114">
            <text:p>114</text:p>
          </table:table-cell>
          <table:table-cell office:value-type="string">
            <text:p><text:s/>scale</text:p>
          </table:table-cell>
          <table:table-cell office:value-type="float" office:value="0.445">
            <text:p>0.44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765.511">
            <text:p>2765.511</text:p>
          </table:table-cell>
          <table:table-cell office:value-type="string">
            <text:p><text:s/>prev_avg</text:p>
          </table:table-cell>
          <table:table-cell office:value-type="float" office:value="2776.756">
            <text:p>2776.756</text:p>
          </table:table-cell>
          <table:table-cell office:value-type="string">
            <text:p><text:s/>max</text:p>
          </table:table-cell>
          <table:table-cell office:value-type="float" office:value="1652.286">
            <text:p>1652.286</text:p>
          </table:table-cell>
          <table:table-cell office:value-type="string">
            <text:p><text:s/>imax</text:p>
          </table:table-cell>
          <table:table-cell office:value-type="float" office:value="115">
            <text:p>115</text:p>
          </table:table-cell>
          <table:table-cell office:value-type="string">
            <text:p><text:s/>scale</text:p>
          </table:table-cell>
          <table:table-cell office:value-type="float" office:value="0.448">
            <text:p>0.44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756.709">
            <text:p>2756.709</text:p>
          </table:table-cell>
          <table:table-cell office:value-type="string">
            <text:p><text:s/>prev_avg</text:p>
          </table:table-cell>
          <table:table-cell office:value-type="float" office:value="2765.511">
            <text:p>2765.511</text:p>
          </table:table-cell>
          <table:table-cell office:value-type="string">
            <text:p><text:s/>max</text:p>
          </table:table-cell>
          <table:table-cell office:value-type="float" office:value="1885.35">
            <text:p>1885.35</text:p>
          </table:table-cell>
          <table:table-cell office:value-type="string">
            <text:p><text:s/>imax</text:p>
          </table:table-cell>
          <table:table-cell office:value-type="float" office:value="115">
            <text:p>115</text:p>
          </table:table-cell>
          <table:table-cell office:value-type="string">
            <text:p><text:s/>scale</text:p>
          </table:table-cell>
          <table:table-cell office:value-type="float" office:value="0.513">
            <text:p>0.51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748.416">
            <text:p>2748.416</text:p>
          </table:table-cell>
          <table:table-cell office:value-type="string">
            <text:p><text:s/>prev_avg</text:p>
          </table:table-cell>
          <table:table-cell office:value-type="float" office:value="2756.709">
            <text:p>2756.709</text:p>
          </table:table-cell>
          <table:table-cell office:value-type="string">
            <text:p><text:s/>max</text:p>
          </table:table-cell>
          <table:table-cell office:value-type="float" office:value="1927.409">
            <text:p>1927.409</text:p>
          </table:table-cell>
          <table:table-cell office:value-type="string">
            <text:p><text:s/>imax</text:p>
          </table:table-cell>
          <table:table-cell office:value-type="float" office:value="115">
            <text:p>115</text:p>
          </table:table-cell>
          <table:table-cell office:value-type="string">
            <text:p><text:s/>scale</text:p>
          </table:table-cell>
          <table:table-cell office:value-type="float" office:value="0.526">
            <text:p>0.52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739.211">
            <text:p>2739.211</text:p>
          </table:table-cell>
          <table:table-cell office:value-type="string">
            <text:p><text:s/>prev_avg</text:p>
          </table:table-cell>
          <table:table-cell office:value-type="float" office:value="2748.416">
            <text:p>2748.416</text:p>
          </table:table-cell>
          <table:table-cell office:value-type="string">
            <text:p><text:s/>max</text:p>
          </table:table-cell>
          <table:table-cell office:value-type="float" office:value="1827.868">
            <text:p>1827.868</text:p>
          </table:table-cell>
          <table:table-cell office:value-type="string">
            <text:p><text:s/>imax</text:p>
          </table:table-cell>
          <table:table-cell office:value-type="float" office:value="115">
            <text:p>115</text:p>
          </table:table-cell>
          <table:table-cell office:value-type="string">
            <text:p><text:s/>scale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727.406">
            <text:p>2727.406</text:p>
          </table:table-cell>
          <table:table-cell office:value-type="string">
            <text:p><text:s/>prev_avg</text:p>
          </table:table-cell>
          <table:table-cell office:value-type="float" office:value="2739.211">
            <text:p>2739.211</text:p>
          </table:table-cell>
          <table:table-cell office:value-type="string">
            <text:p><text:s/>max</text:p>
          </table:table-cell>
          <table:table-cell office:value-type="float" office:value="1558.685">
            <text:p>1558.685</text:p>
          </table:table-cell>
          <table:table-cell office:value-type="string">
            <text:p><text:s/>imax</text:p>
          </table:table-cell>
          <table:table-cell office:value-type="float" office:value="116">
            <text:p>116</text:p>
          </table:table-cell>
          <table:table-cell office:value-type="string">
            <text:p><text:s/>scale</text:p>
          </table:table-cell>
          <table:table-cell office:value-type="float" office:value="0.429">
            <text:p>0.42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717.403">
            <text:p>2717.403</text:p>
          </table:table-cell>
          <table:table-cell office:value-type="string">
            <text:p><text:s/>prev_avg</text:p>
          </table:table-cell>
          <table:table-cell office:value-type="float" office:value="2727.406">
            <text:p>2727.406</text:p>
          </table:table-cell>
          <table:table-cell office:value-type="string">
            <text:p><text:s/>max</text:p>
          </table:table-cell>
          <table:table-cell office:value-type="float" office:value="1727.196">
            <text:p>1727.196</text:p>
          </table:table-cell>
          <table:table-cell office:value-type="string">
            <text:p><text:s/>imax</text:p>
          </table:table-cell>
          <table:table-cell office:value-type="float" office:value="116">
            <text:p>116</text:p>
          </table:table-cell>
          <table:table-cell office:value-type="string">
            <text:p><text:s/>scale</text:p>
          </table:table-cell>
          <table:table-cell office:value-type="float" office:value="0.477">
            <text:p>0.47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708.119">
            <text:p>2708.119</text:p>
          </table:table-cell>
          <table:table-cell office:value-type="string">
            <text:p><text:s/>prev_avg</text:p>
          </table:table-cell>
          <table:table-cell office:value-type="float" office:value="2717.403">
            <text:p>2717.403</text:p>
          </table:table-cell>
          <table:table-cell office:value-type="string">
            <text:p><text:s/>max</text:p>
          </table:table-cell>
          <table:table-cell office:value-type="float" office:value="1788.983">
            <text:p>1788.983</text:p>
          </table:table-cell>
          <table:table-cell office:value-type="string">
            <text:p><text:s/>imax</text:p>
          </table:table-cell>
          <table:table-cell office:value-type="float" office:value="116">
            <text:p>116</text:p>
          </table:table-cell>
          <table:table-cell office:value-type="string">
            <text:p><text:s/>scale</text:p>
          </table:table-cell>
          <table:table-cell office:value-type="float" office:value="0.495">
            <text:p>0.49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698.196">
            <text:p>2698.196</text:p>
          </table:table-cell>
          <table:table-cell office:value-type="string">
            <text:p><text:s/>prev_avg</text:p>
          </table:table-cell>
          <table:table-cell office:value-type="float" office:value="2708.119">
            <text:p>2708.119</text:p>
          </table:table-cell>
          <table:table-cell office:value-type="string">
            <text:p><text:s/>max</text:p>
          </table:table-cell>
          <table:table-cell office:value-type="float" office:value="1715.756">
            <text:p>1715.756</text:p>
          </table:table-cell>
          <table:table-cell office:value-type="string">
            <text:p><text:s/>imax</text:p>
          </table:table-cell>
          <table:table-cell office:value-type="float" office:value="116">
            <text:p>116</text:p>
          </table:table-cell>
          <table:table-cell office:value-type="string">
            <text:p><text:s/>scale</text:p>
          </table:table-cell>
          <table:table-cell office:value-type="float" office:value="0.477">
            <text:p>0.47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686.586">
            <text:p>2686.586</text:p>
          </table:table-cell>
          <table:table-cell office:value-type="string">
            <text:p><text:s/>prev_avg</text:p>
          </table:table-cell>
          <table:table-cell office:value-type="float" office:value="2698.196">
            <text:p>2698.196</text:p>
          </table:table-cell>
          <table:table-cell office:value-type="string">
            <text:p><text:s/>max</text:p>
          </table:table-cell>
          <table:table-cell office:value-type="float" office:value="1537.238">
            <text:p>1537.238</text:p>
          </table:table-cell>
          <table:table-cell office:value-type="string">
            <text:p><text:s/>imax</text:p>
          </table:table-cell>
          <table:table-cell office:value-type="float" office:value="116">
            <text:p>116</text:p>
          </table:table-cell>
          <table:table-cell office:value-type="string">
            <text:p><text:s/>scale</text:p>
          </table:table-cell>
          <table:table-cell office:value-type="float" office:value="0.429">
            <text:p>0.42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675.748">
            <text:p>2675.748</text:p>
          </table:table-cell>
          <table:table-cell office:value-type="string">
            <text:p><text:s/>prev_avg</text:p>
          </table:table-cell>
          <table:table-cell office:value-type="float" office:value="2686.586">
            <text:p>2686.586</text:p>
          </table:table-cell>
          <table:table-cell office:value-type="string">
            <text:p><text:s/>max</text:p>
          </table:table-cell>
          <table:table-cell office:value-type="float" office:value="1602.768">
            <text:p>1602.768</text:p>
          </table:table-cell>
          <table:table-cell office:value-type="string">
            <text:p><text:s/>imax</text:p>
          </table:table-cell>
          <table:table-cell office:value-type="float" office:value="117">
            <text:p>117</text:p>
          </table:table-cell>
          <table:table-cell office:value-type="string">
            <text:p><text:s/>scale</text:p>
          </table:table-cell>
          <table:table-cell office:value-type="float" office:value="0.449">
            <text:p>0.44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666.558">
            <text:p>2666.558</text:p>
          </table:table-cell>
          <table:table-cell office:value-type="string">
            <text:p><text:s/>prev_avg</text:p>
          </table:table-cell>
          <table:table-cell office:value-type="float" office:value="2675.748">
            <text:p>2675.748</text:p>
          </table:table-cell>
          <table:table-cell office:value-type="string">
            <text:p><text:s/>max</text:p>
          </table:table-cell>
          <table:table-cell office:value-type="float" office:value="1756.763">
            <text:p>1756.763</text:p>
          </table:table-cell>
          <table:table-cell office:value-type="string">
            <text:p><text:s/>imax</text:p>
          </table:table-cell>
          <table:table-cell office:value-type="float" office:value="117">
            <text:p>117</text:p>
          </table:table-cell>
          <table:table-cell office:value-type="string">
            <text:p><text:s/>scale</text:p>
          </table:table-cell>
          <table:table-cell office:value-type="float" office:value="0.494">
            <text:p>0.49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657.521">
            <text:p>2657.521</text:p>
          </table:table-cell>
          <table:table-cell office:value-type="string">
            <text:p><text:s/>prev_avg</text:p>
          </table:table-cell>
          <table:table-cell office:value-type="float" office:value="2666.558">
            <text:p>2666.558</text:p>
          </table:table-cell>
          <table:table-cell office:value-type="string">
            <text:p><text:s/>max</text:p>
          </table:table-cell>
          <table:table-cell office:value-type="float" office:value="1762.869">
            <text:p>1762.869</text:p>
          </table:table-cell>
          <table:table-cell office:value-type="string">
            <text:p><text:s/>imax</text:p>
          </table:table-cell>
          <table:table-cell office:value-type="float" office:value="117">
            <text:p>117</text:p>
          </table:table-cell>
          <table:table-cell office:value-type="string">
            <text:p><text:s/>scale</text:p>
          </table:table-cell>
          <table:table-cell office:value-type="float" office:value="0.498">
            <text:p>0.49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645.898">
            <text:p>2645.898</text:p>
          </table:table-cell>
          <table:table-cell office:value-type="string">
            <text:p><text:s/>prev_avg</text:p>
          </table:table-cell>
          <table:table-cell office:value-type="float" office:value="2657.521">
            <text:p>2657.521</text:p>
          </table:table-cell>
          <table:table-cell office:value-type="string">
            <text:p><text:s/>max</text:p>
          </table:table-cell>
          <table:table-cell office:value-type="float" office:value="1495.212">
            <text:p>1495.212</text:p>
          </table:table-cell>
          <table:table-cell office:value-type="string">
            <text:p><text:s/>imax</text:p>
          </table:table-cell>
          <table:table-cell office:value-type="float" office:value="117">
            <text:p>117</text:p>
          </table:table-cell>
          <table:table-cell office:value-type="string">
            <text:p><text:s/>scale</text:p>
          </table:table-cell>
          <table:table-cell office:value-type="float" office:value="0.424">
            <text:p>0.42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633.453">
            <text:p>2633.453</text:p>
          </table:table-cell>
          <table:table-cell office:value-type="string">
            <text:p><text:s/>prev_avg</text:p>
          </table:table-cell>
          <table:table-cell office:value-type="float" office:value="2645.898">
            <text:p>2645.898</text:p>
          </table:table-cell>
          <table:table-cell office:value-type="string">
            <text:p><text:s/>max</text:p>
          </table:table-cell>
          <table:table-cell office:value-type="float" office:value="1401.379">
            <text:p>1401.379</text:p>
          </table:table-cell>
          <table:table-cell office:value-type="string">
            <text:p><text:s/>imax</text:p>
          </table:table-cell>
          <table:table-cell office:value-type="float" office:value="118">
            <text:p>118</text:p>
          </table:table-cell>
          <table:table-cell office:value-type="string">
            <text:p><text:s/>scale</text:p>
          </table:table-cell>
          <table:table-cell office:value-type="float" office:value="0.399">
            <text:p>0.39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622.328">
            <text:p>2622.328</text:p>
          </table:table-cell>
          <table:table-cell office:value-type="string">
            <text:p><text:s/>prev_avg</text:p>
          </table:table-cell>
          <table:table-cell office:value-type="float" office:value="2633.453">
            <text:p>2633.453</text:p>
          </table:table-cell>
          <table:table-cell office:value-type="string">
            <text:p><text:s/>max</text:p>
          </table:table-cell>
          <table:table-cell office:value-type="float" office:value="1520.974">
            <text:p>1520.974</text:p>
          </table:table-cell>
          <table:table-cell office:value-type="string">
            <text:p><text:s/>imax</text:p>
          </table:table-cell>
          <table:table-cell office:value-type="float" office:value="118">
            <text:p>118</text:p>
          </table:table-cell>
          <table:table-cell office:value-type="string">
            <text:p><text:s/>scale</text:p>
          </table:table-cell>
          <table:table-cell office:value-type="float" office:value="0.435">
            <text:p>0.4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612.028">
            <text:p>2612.028</text:p>
          </table:table-cell>
          <table:table-cell office:value-type="string">
            <text:p><text:s/>prev_avg</text:p>
          </table:table-cell>
          <table:table-cell office:value-type="float" office:value="2622.328">
            <text:p>2622.328</text:p>
          </table:table-cell>
          <table:table-cell office:value-type="string">
            <text:p><text:s/>max</text:p>
          </table:table-cell>
          <table:table-cell office:value-type="float" office:value="1592.355">
            <text:p>1592.355</text:p>
          </table:table-cell>
          <table:table-cell office:value-type="string">
            <text:p><text:s/>imax</text:p>
          </table:table-cell>
          <table:table-cell office:value-type="float" office:value="118">
            <text:p>118</text:p>
          </table:table-cell>
          <table:table-cell office:value-type="string">
            <text:p><text:s/>scale</text:p>
          </table:table-cell>
          <table:table-cell office:value-type="float" office:value="0.457">
            <text:p>0.45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600.457">
            <text:p>2600.457</text:p>
          </table:table-cell>
          <table:table-cell office:value-type="string">
            <text:p><text:s/>prev_avg</text:p>
          </table:table-cell>
          <table:table-cell office:value-type="float" office:value="2612.028">
            <text:p>2612.028</text:p>
          </table:table-cell>
          <table:table-cell office:value-type="string">
            <text:p><text:s/>max</text:p>
          </table:table-cell>
          <table:table-cell office:value-type="float" office:value="1454.854">
            <text:p>1454.854</text:p>
          </table:table-cell>
          <table:table-cell office:value-type="string">
            <text:p><text:s/>imax</text:p>
          </table:table-cell>
          <table:table-cell office:value-type="float" office:value="118">
            <text:p>118</text:p>
          </table:table-cell>
          <table:table-cell office:value-type="string">
            <text:p><text:s/>scale</text:p>
          </table:table-cell>
          <table:table-cell office:value-type="float" office:value="0.42">
            <text:p>0.4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586.732">
            <text:p>2586.732</text:p>
          </table:table-cell>
          <table:table-cell office:value-type="string">
            <text:p><text:s/>prev_avg</text:p>
          </table:table-cell>
          <table:table-cell office:value-type="float" office:value="2600.457">
            <text:p>2600.457</text:p>
          </table:table-cell>
          <table:table-cell office:value-type="string">
            <text:p><text:s/>max</text:p>
          </table:table-cell>
          <table:table-cell office:value-type="float" office:value="1227.993">
            <text:p>1227.993</text:p>
          </table:table-cell>
          <table:table-cell office:value-type="string">
            <text:p><text:s/>imax</text:p>
          </table:table-cell>
          <table:table-cell office:value-type="float" office:value="119">
            <text:p>119</text:p>
          </table:table-cell>
          <table:table-cell office:value-type="string">
            <text:p><text:s/>scale</text:p>
          </table:table-cell>
          <table:table-cell office:value-type="float" office:value="0.356">
            <text:p>0.35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574.891">
            <text:p>2574.891</text:p>
          </table:table-cell>
          <table:table-cell office:value-type="string">
            <text:p><text:s/>prev_avg</text:p>
          </table:table-cell>
          <table:table-cell office:value-type="float" office:value="2586.732">
            <text:p>2586.732</text:p>
          </table:table-cell>
          <table:table-cell office:value-type="string">
            <text:p><text:s/>max</text:p>
          </table:table-cell>
          <table:table-cell office:value-type="float" office:value="1402.627">
            <text:p>1402.627</text:p>
          </table:table-cell>
          <table:table-cell office:value-type="string">
            <text:p><text:s/>imax</text:p>
          </table:table-cell>
          <table:table-cell office:value-type="float" office:value="119">
            <text:p>119</text:p>
          </table:table-cell>
          <table:table-cell office:value-type="string">
            <text:p><text:s/>scale</text:p>
          </table:table-cell>
          <table:table-cell office:value-type="float" office:value="0.409">
            <text:p>0.40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562.609">
            <text:p>2562.609</text:p>
          </table:table-cell>
          <table:table-cell office:value-type="string">
            <text:p><text:s/>prev_avg</text:p>
          </table:table-cell>
          <table:table-cell office:value-type="float" office:value="2574.891">
            <text:p>2574.891</text:p>
          </table:table-cell>
          <table:table-cell office:value-type="string">
            <text:p><text:s/>max</text:p>
          </table:table-cell>
          <table:table-cell office:value-type="float" office:value="1346.712">
            <text:p>1346.712</text:p>
          </table:table-cell>
          <table:table-cell office:value-type="string">
            <text:p><text:s/>imax</text:p>
          </table:table-cell>
          <table:table-cell office:value-type="float" office:value="119">
            <text:p>119</text:p>
          </table:table-cell>
          <table:table-cell office:value-type="string">
            <text:p><text:s/>scale</text:p>
          </table:table-cell>
          <table:table-cell office:value-type="float" office:value="0.394">
            <text:p>0.39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549.239">
            <text:p>2549.239</text:p>
          </table:table-cell>
          <table:table-cell office:value-type="string">
            <text:p><text:s/>prev_avg</text:p>
          </table:table-cell>
          <table:table-cell office:value-type="float" office:value="2562.609">
            <text:p>2562.609</text:p>
          </table:table-cell>
          <table:table-cell office:value-type="string">
            <text:p><text:s/>max</text:p>
          </table:table-cell>
          <table:table-cell office:value-type="float" office:value="1225.599">
            <text:p>1225.599</text:p>
          </table:table-cell>
          <table:table-cell office:value-type="string">
            <text:p><text:s/>imax</text:p>
          </table:table-cell>
          <table:table-cell office:value-type="float" office:value="119">
            <text:p>119</text:p>
          </table:table-cell>
          <table:table-cell office:value-type="string">
            <text:p><text:s/>scale</text:p>
          </table:table-cell>
          <table:table-cell office:value-type="float" office:value="0.361">
            <text:p>0.36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533.751">
            <text:p>2533.751</text:p>
          </table:table-cell>
          <table:table-cell office:value-type="string">
            <text:p><text:s/>prev_avg</text:p>
          </table:table-cell>
          <table:table-cell office:value-type="float" office:value="2549.239">
            <text:p>2549.239</text:p>
          </table:table-cell>
          <table:table-cell office:value-type="string">
            <text:p><text:s/>max</text:p>
          </table:table-cell>
          <table:table-cell office:value-type="float" office:value="1000.451">
            <text:p>1000.451</text:p>
          </table:table-cell>
          <table:table-cell office:value-type="string">
            <text:p><text:s/>imax</text:p>
          </table:table-cell>
          <table:table-cell office:value-type="float" office:value="119">
            <text:p>119</text:p>
          </table:table-cell>
          <table:table-cell office:value-type="string">
            <text:p><text:s/>scale</text:p>
          </table:table-cell>
          <table:table-cell office:value-type="float" office:value="0.296">
            <text:p>0.29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516.922">
            <text:p>2516.922</text:p>
          </table:table-cell>
          <table:table-cell office:value-type="string">
            <text:p><text:s/>prev_avg</text:p>
          </table:table-cell>
          <table:table-cell office:value-type="float" office:value="2533.751">
            <text:p>2533.751</text:p>
          </table:table-cell>
          <table:table-cell office:value-type="string">
            <text:p><text:s/>max</text:p>
          </table:table-cell>
          <table:table-cell office:value-type="float" office:value="850.819">
            <text:p>850.819</text:p>
          </table:table-cell>
          <table:table-cell office:value-type="string">
            <text:p><text:s/>imax</text:p>
          </table:table-cell>
          <table:table-cell office:value-type="float" office:value="120">
            <text:p>120</text:p>
          </table:table-cell>
          <table:table-cell office:value-type="string">
            <text:p><text:s/>scale</text:p>
          </table:table-cell>
          <table:table-cell office:value-type="float" office:value="0.254">
            <text:p>0.25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499.877">
            <text:p>2499.877</text:p>
          </table:table-cell>
          <table:table-cell office:value-type="string">
            <text:p><text:s/>prev_avg</text:p>
          </table:table-cell>
          <table:table-cell office:value-type="float" office:value="2516.922">
            <text:p>2516.922</text:p>
          </table:table-cell>
          <table:table-cell office:value-type="string">
            <text:p><text:s/>max</text:p>
          </table:table-cell>
          <table:table-cell office:value-type="float" office:value="812.448">
            <text:p>812.448</text:p>
          </table:table-cell>
          <table:table-cell office:value-type="string">
            <text:p><text:s/>imax</text:p>
          </table:table-cell>
          <table:table-cell office:value-type="float" office:value="120">
            <text:p>120</text:p>
          </table:table-cell>
          <table:table-cell office:value-type="string">
            <text:p><text:s/>scale</text:p>
          </table:table-cell>
          <table:table-cell office:value-type="float" office:value="0.244">
            <text:p>0.24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481.382">
            <text:p>2481.382</text:p>
          </table:table-cell>
          <table:table-cell office:value-type="string">
            <text:p><text:s/>prev_avg</text:p>
          </table:table-cell>
          <table:table-cell office:value-type="float" office:value="2499.877">
            <text:p>2499.877</text:p>
          </table:table-cell>
          <table:table-cell office:value-type="string">
            <text:p><text:s/>max</text:p>
          </table:table-cell>
          <table:table-cell office:value-type="float" office:value="650.398">
            <text:p>650.398</text:p>
          </table:table-cell>
          <table:table-cell office:value-type="string">
            <text:p><text:s/>imax</text:p>
          </table:table-cell>
          <table:table-cell office:value-type="float" office:value="120">
            <text:p>120</text:p>
          </table:table-cell>
          <table:table-cell office:value-type="string">
            <text:p><text:s/>scale</text:p>
          </table:table-cell>
          <table:table-cell office:value-type="float" office:value="0.197">
            <text:p>0.19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461.857">
            <text:p>2461.857</text:p>
          </table:table-cell>
          <table:table-cell office:value-type="string">
            <text:p><text:s/>prev_avg</text:p>
          </table:table-cell>
          <table:table-cell office:value-type="float" office:value="2481.382">
            <text:p>2481.382</text:p>
          </table:table-cell>
          <table:table-cell office:value-type="string">
            <text:p><text:s/>max</text:p>
          </table:table-cell>
          <table:table-cell office:value-type="float" office:value="528.862">
            <text:p>528.862</text:p>
          </table:table-cell>
          <table:table-cell office:value-type="string">
            <text:p><text:s/>imax</text:p>
          </table:table-cell>
          <table:table-cell office:value-type="float" office:value="120">
            <text:p>120</text:p>
          </table:table-cell>
          <table:table-cell office:value-type="string">
            <text:p><text:s/>scale</text:p>
          </table:table-cell>
          <table:table-cell office:value-type="float" office:value="0.161">
            <text:p>0.16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442.071">
            <text:p>2442.071</text:p>
          </table:table-cell>
          <table:table-cell office:value-type="string">
            <text:p><text:s/>prev_avg</text:p>
          </table:table-cell>
          <table:table-cell office:value-type="float" office:value="2461.857">
            <text:p>2461.857</text:p>
          </table:table-cell>
          <table:table-cell office:value-type="string">
            <text:p><text:s/>max</text:p>
          </table:table-cell>
          <table:table-cell office:value-type="float" office:value="483.244">
            <text:p>483.244</text:p>
          </table:table-cell>
          <table:table-cell office:value-type="string">
            <text:p><text:s/>imax</text:p>
          </table:table-cell>
          <table:table-cell office:value-type="float" office:value="121">
            <text:p>121</text:p>
          </table:table-cell>
          <table:table-cell office:value-type="string">
            <text:p><text:s/>scale</text:p>
          </table:table-cell>
          <table:table-cell office:value-type="float" office:value="0.148">
            <text:p>0.14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422.317">
            <text:p>2422.317</text:p>
          </table:table-cell>
          <table:table-cell office:value-type="string">
            <text:p><text:s/>prev_avg</text:p>
          </table:table-cell>
          <table:table-cell office:value-type="float" office:value="2442.071">
            <text:p>2442.071</text:p>
          </table:table-cell>
          <table:table-cell office:value-type="string">
            <text:p><text:s/>max</text:p>
          </table:table-cell>
          <table:table-cell office:value-type="float" office:value="466.675">
            <text:p>466.675</text:p>
          </table:table-cell>
          <table:table-cell office:value-type="string">
            <text:p><text:s/>imax</text:p>
          </table:table-cell>
          <table:table-cell office:value-type="float" office:value="121">
            <text:p>121</text:p>
          </table:table-cell>
          <table:table-cell office:value-type="string">
            <text:p><text:s/>scale</text:p>
          </table:table-cell>
          <table:table-cell office:value-type="float" office:value="0.144">
            <text:p>0.14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401.972">
            <text:p>2401.972</text:p>
          </table:table-cell>
          <table:table-cell office:value-type="string">
            <text:p><text:s/>prev_avg</text:p>
          </table:table-cell>
          <table:table-cell office:value-type="float" office:value="2422.317">
            <text:p>2422.317</text:p>
          </table:table-cell>
          <table:table-cell office:value-type="string">
            <text:p><text:s/>max</text:p>
          </table:table-cell>
          <table:table-cell office:value-type="float" office:value="387.812">
            <text:p>387.812</text:p>
          </table:table-cell>
          <table:table-cell office:value-type="string">
            <text:p><text:s/>imax</text:p>
          </table:table-cell>
          <table:table-cell office:value-type="float" office:value="121">
            <text:p>121</text:p>
          </table:table-cell>
          <table:table-cell office:value-type="string">
            <text:p><text:s/>scale</text:p>
          </table:table-cell>
          <table:table-cell office:value-type="float" office:value="0.121">
            <text:p>0.12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380.491">
            <text:p>2380.491</text:p>
          </table:table-cell>
          <table:table-cell office:value-type="string">
            <text:p><text:s/>prev_avg</text:p>
          </table:table-cell>
          <table:table-cell office:value-type="float" office:value="2401.972">
            <text:p>2401.972</text:p>
          </table:table-cell>
          <table:table-cell office:value-type="string">
            <text:p><text:s/>max</text:p>
          </table:table-cell>
          <table:table-cell office:value-type="float" office:value="253.834">
            <text:p>253.834</text:p>
          </table:table-cell>
          <table:table-cell office:value-type="string">
            <text:p><text:s/>imax</text:p>
          </table:table-cell>
          <table:table-cell office:value-type="float" office:value="121">
            <text:p>121</text:p>
          </table:table-cell>
          <table:table-cell office:value-type="string">
            <text:p><text:s/>scale</text:p>
          </table:table-cell>
          <table:table-cell office:value-type="float" office:value="0.08">
            <text:p>0.0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360.929">
            <text:p>2360.929</text:p>
          </table:table-cell>
          <table:table-cell office:value-type="string">
            <text:p><text:s/>prev_avg</text:p>
          </table:table-cell>
          <table:table-cell office:value-type="float" office:value="2380.491">
            <text:p>2380.491</text:p>
          </table:table-cell>
          <table:table-cell office:value-type="string">
            <text:p><text:s/>max</text:p>
          </table:table-cell>
          <table:table-cell office:value-type="float" office:value="424.371">
            <text:p>424.371</text:p>
          </table:table-cell>
          <table:table-cell office:value-type="string">
            <text:p><text:s/>imax</text:p>
          </table:table-cell>
          <table:table-cell office:value-type="float" office:value="122">
            <text:p>122</text:p>
          </table:table-cell>
          <table:table-cell office:value-type="string">
            <text:p><text:s/>scale</text:p>
          </table:table-cell>
          <table:table-cell office:value-type="float" office:value="0.135">
            <text:p>0.1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345.027">
            <text:p>2345.027</text:p>
          </table:table-cell>
          <table:table-cell office:value-type="string">
            <text:p><text:s/>prev_avg</text:p>
          </table:table-cell>
          <table:table-cell office:value-type="float" office:value="2360.929">
            <text:p>2360.929</text:p>
          </table:table-cell>
          <table:table-cell office:value-type="string">
            <text:p><text:s/>max</text:p>
          </table:table-cell>
          <table:table-cell office:value-type="float" office:value="770.703">
            <text:p>770.703</text:p>
          </table:table-cell>
          <table:table-cell office:value-type="string">
            <text:p><text:s/>imax</text:p>
          </table:table-cell>
          <table:table-cell office:value-type="float" office:value="122">
            <text:p>122</text:p>
          </table:table-cell>
          <table:table-cell office:value-type="string">
            <text:p><text:s/>scale</text:p>
          </table:table-cell>
          <table:table-cell office:value-type="float" office:value="0.246">
            <text:p>0.24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327.762">
            <text:p>2327.762</text:p>
          </table:table-cell>
          <table:table-cell office:value-type="string">
            <text:p><text:s/>prev_avg</text:p>
          </table:table-cell>
          <table:table-cell office:value-type="float" office:value="2345.027">
            <text:p>2345.027</text:p>
          </table:table-cell>
          <table:table-cell office:value-type="string">
            <text:p><text:s/>max</text:p>
          </table:table-cell>
          <table:table-cell office:value-type="float" office:value="618.486">
            <text:p>618.486</text:p>
          </table:table-cell>
          <table:table-cell office:value-type="string">
            <text:p><text:s/>imax</text:p>
          </table:table-cell>
          <table:table-cell office:value-type="float" office:value="122">
            <text:p>122</text:p>
          </table:table-cell>
          <table:table-cell office:value-type="string">
            <text:p><text:s/>scale</text:p>
          </table:table-cell>
          <table:table-cell office:value-type="float" office:value="0.199">
            <text:p>0.19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311.79">
            <text:p>2311.79</text:p>
          </table:table-cell>
          <table:table-cell office:value-type="string">
            <text:p><text:s/>prev_avg</text:p>
          </table:table-cell>
          <table:table-cell office:value-type="float" office:value="2327.762">
            <text:p>2327.762</text:p>
          </table:table-cell>
          <table:table-cell office:value-type="string">
            <text:p><text:s/>max</text:p>
          </table:table-cell>
          <table:table-cell office:value-type="float" office:value="730.616">
            <text:p>730.616</text:p>
          </table:table-cell>
          <table:table-cell office:value-type="string">
            <text:p><text:s/>imax</text:p>
          </table:table-cell>
          <table:table-cell office:value-type="float" office:value="122">
            <text:p>122</text:p>
          </table:table-cell>
          <table:table-cell office:value-type="string">
            <text:p><text:s/>scale</text:p>
          </table:table-cell>
          <table:table-cell office:value-type="float" office:value="0.237">
            <text:p>0.23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296.153">
            <text:p>2296.153</text:p>
          </table:table-cell>
          <table:table-cell office:value-type="string">
            <text:p><text:s/>prev_avg</text:p>
          </table:table-cell>
          <table:table-cell office:value-type="float" office:value="2311.79">
            <text:p>2311.79</text:p>
          </table:table-cell>
          <table:table-cell office:value-type="string">
            <text:p><text:s/>max</text:p>
          </table:table-cell>
          <table:table-cell office:value-type="float" office:value="748.104">
            <text:p>748.104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44">
            <text:p>0.24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278.411">
            <text:p>2278.411</text:p>
          </table:table-cell>
          <table:table-cell office:value-type="string">
            <text:p><text:s/>prev_avg</text:p>
          </table:table-cell>
          <table:table-cell office:value-type="float" office:value="2296.153">
            <text:p>2296.153</text:p>
          </table:table-cell>
          <table:table-cell office:value-type="string">
            <text:p><text:s/>max</text:p>
          </table:table-cell>
          <table:table-cell office:value-type="float" office:value="521.956">
            <text:p>521.956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72">
            <text:p>0.17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259.924">
            <text:p>2259.924</text:p>
          </table:table-cell>
          <table:table-cell office:value-type="string">
            <text:p><text:s/>prev_avg</text:p>
          </table:table-cell>
          <table:table-cell office:value-type="float" office:value="2278.411">
            <text:p>2278.411</text:p>
          </table:table-cell>
          <table:table-cell office:value-type="string">
            <text:p><text:s/>max</text:p>
          </table:table-cell>
          <table:table-cell office:value-type="float" office:value="429.711">
            <text:p>429.711</text:p>
          </table:table-cell>
          <table:table-cell office:value-type="string">
            <text:p><text:s/>imax</text:p>
          </table:table-cell>
          <table:table-cell office:value-type="float" office:value="123">
            <text:p>123</text:p>
          </table:table-cell>
          <table:table-cell office:value-type="string">
            <text:p><text:s/>scale</text:p>
          </table:table-cell>
          <table:table-cell office:value-type="float" office:value="0.143">
            <text:p>0.14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243.836">
            <text:p>2243.836</text:p>
          </table:table-cell>
          <table:table-cell office:value-type="string">
            <text:p><text:s/>prev_avg</text:p>
          </table:table-cell>
          <table:table-cell office:value-type="float" office:value="2259.924">
            <text:p>2259.924</text:p>
          </table:table-cell>
          <table:table-cell office:value-type="string">
            <text:p><text:s/>max</text:p>
          </table:table-cell>
          <table:table-cell office:value-type="float" office:value="651.093">
            <text:p>651.093</text:p>
          </table:table-cell>
          <table:table-cell office:value-type="string">
            <text:p><text:s/>imax</text:p>
          </table:table-cell>
          <table:table-cell office:value-type="float" office:value="123">
            <text:p>123</text:p>
          </table:table-cell>
          <table:table-cell office:value-type="string">
            <text:p><text:s/>scale</text:p>
          </table:table-cell>
          <table:table-cell office:value-type="float" office:value="0.218">
            <text:p>0.21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225.244">
            <text:p>2225.244</text:p>
          </table:table-cell>
          <table:table-cell office:value-type="string">
            <text:p><text:s/>prev_avg</text:p>
          </table:table-cell>
          <table:table-cell office:value-type="float" office:value="2243.836">
            <text:p>2243.836</text:p>
          </table:table-cell>
          <table:table-cell office:value-type="string">
            <text:p><text:s/>max</text:p>
          </table:table-cell>
          <table:table-cell office:value-type="float" office:value="384.608">
            <text:p>384.608</text:p>
          </table:table-cell>
          <table:table-cell office:value-type="string">
            <text:p><text:s/>imax</text:p>
          </table:table-cell>
          <table:table-cell office:value-type="float" office:value="123">
            <text:p>123</text:p>
          </table:table-cell>
          <table:table-cell office:value-type="string">
            <text:p><text:s/>scale</text:p>
          </table:table-cell>
          <table:table-cell office:value-type="float" office:value="0.13">
            <text:p>0.1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206.662">
            <text:p>2206.662</text:p>
          </table:table-cell>
          <table:table-cell office:value-type="string">
            <text:p><text:s/>prev_avg</text:p>
          </table:table-cell>
          <table:table-cell office:value-type="float" office:value="2225.244">
            <text:p>2225.244</text:p>
          </table:table-cell>
          <table:table-cell office:value-type="string">
            <text:p><text:s/>max</text:p>
          </table:table-cell>
          <table:table-cell office:value-type="float" office:value="367.064">
            <text:p>367.064</text:p>
          </table:table-cell>
          <table:table-cell office:value-type="string">
            <text:p><text:s/>imax</text:p>
          </table:table-cell>
          <table:table-cell office:value-type="float" office:value="124">
            <text:p>124</text:p>
          </table:table-cell>
          <table:table-cell office:value-type="string">
            <text:p><text:s/>scale</text:p>
          </table:table-cell>
          <table:table-cell office:value-type="float" office:value="0.125">
            <text:p>0.12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190.901">
            <text:p>2190.901</text:p>
          </table:table-cell>
          <table:table-cell office:value-type="string">
            <text:p><text:s/>prev_avg</text:p>
          </table:table-cell>
          <table:table-cell office:value-type="float" office:value="2206.662">
            <text:p>2206.662</text:p>
          </table:table-cell>
          <table:table-cell office:value-type="string">
            <text:p><text:s/>max</text:p>
          </table:table-cell>
          <table:table-cell office:value-type="float" office:value="630.552">
            <text:p>630.552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16">
            <text:p>0.21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172.365">
            <text:p>2172.365</text:p>
          </table:table-cell>
          <table:table-cell office:value-type="string">
            <text:p><text:s/>prev_avg</text:p>
          </table:table-cell>
          <table:table-cell office:value-type="float" office:value="2190.901">
            <text:p>2190.901</text:p>
          </table:table-cell>
          <table:table-cell office:value-type="string">
            <text:p><text:s/>max</text:p>
          </table:table-cell>
          <table:table-cell office:value-type="float" office:value="337.332">
            <text:p>337.332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16">
            <text:p>0.11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152.831">
            <text:p>2152.831</text:p>
          </table:table-cell>
          <table:table-cell office:value-type="string">
            <text:p><text:s/>prev_avg</text:p>
          </table:table-cell>
          <table:table-cell office:value-type="float" office:value="2172.365">
            <text:p>2172.365</text:p>
          </table:table-cell>
          <table:table-cell office:value-type="string">
            <text:p><text:s/>max</text:p>
          </table:table-cell>
          <table:table-cell office:value-type="float" office:value="218.972">
            <text:p>218.972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076">
            <text:p>0.07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133.395">
            <text:p>2133.395</text:p>
          </table:table-cell>
          <table:table-cell office:value-type="string">
            <text:p><text:s/>prev_avg</text:p>
          </table:table-cell>
          <table:table-cell office:value-type="float" office:value="2152.831">
            <text:p>2152.831</text:p>
          </table:table-cell>
          <table:table-cell office:value-type="string">
            <text:p><text:s/>max</text:p>
          </table:table-cell>
          <table:table-cell office:value-type="float" office:value="209.204">
            <text:p>209.204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074">
            <text:p>0.07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114.044">
            <text:p>2114.044</text:p>
          </table:table-cell>
          <table:table-cell office:value-type="string">
            <text:p><text:s/>prev_avg</text:p>
          </table:table-cell>
          <table:table-cell office:value-type="float" office:value="2133.395">
            <text:p>2133.395</text:p>
          </table:table-cell>
          <table:table-cell office:value-type="string">
            <text:p><text:s/>max</text:p>
          </table:table-cell>
          <table:table-cell office:value-type="float" office:value="198.33">
            <text:p>198.3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094.57">
            <text:p>2094.57</text:p>
          </table:table-cell>
          <table:table-cell office:value-type="string">
            <text:p><text:s/>prev_avg</text:p>
          </table:table-cell>
          <table:table-cell office:value-type="float" office:value="2114.044">
            <text:p>2114.044</text:p>
          </table:table-cell>
          <table:table-cell office:value-type="string">
            <text:p><text:s/>max</text:p>
          </table:table-cell>
          <table:table-cell office:value-type="float" office:value="166.564">
            <text:p>166.564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06">
            <text:p>0.0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078.254">
            <text:p>2078.254</text:p>
          </table:table-cell>
          <table:table-cell office:value-type="string">
            <text:p><text:s/>prev_avg</text:p>
          </table:table-cell>
          <table:table-cell office:value-type="float" office:value="2094.57">
            <text:p>2094.57</text:p>
          </table:table-cell>
          <table:table-cell office:value-type="string">
            <text:p><text:s/>max</text:p>
          </table:table-cell>
          <table:table-cell office:value-type="float" office:value="463.002">
            <text:p>463.002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67">
            <text:p>0.16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059.293">
            <text:p>2059.293</text:p>
          </table:table-cell>
          <table:table-cell office:value-type="string">
            <text:p><text:s/>prev_avg</text:p>
          </table:table-cell>
          <table:table-cell office:value-type="float" office:value="2078.254">
            <text:p>2078.254</text:p>
          </table:table-cell>
          <table:table-cell office:value-type="string">
            <text:p><text:s/>max</text:p>
          </table:table-cell>
          <table:table-cell office:value-type="float" office:value="182.121">
            <text:p>182.121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066">
            <text:p>0.06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041.544">
            <text:p>2041.544</text:p>
          </table:table-cell>
          <table:table-cell office:value-type="string">
            <text:p><text:s/>prev_avg</text:p>
          </table:table-cell>
          <table:table-cell office:value-type="float" office:value="2059.293">
            <text:p>2059.293</text:p>
          </table:table-cell>
          <table:table-cell office:value-type="string">
            <text:p><text:s/>max</text:p>
          </table:table-cell>
          <table:table-cell office:value-type="float" office:value="284.452">
            <text:p>284.452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04">
            <text:p>0.10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023.408">
            <text:p>2023.408</text:p>
          </table:table-cell>
          <table:table-cell office:value-type="string">
            <text:p><text:s/>prev_avg</text:p>
          </table:table-cell>
          <table:table-cell office:value-type="float" office:value="2041.544">
            <text:p>2041.544</text:p>
          </table:table-cell>
          <table:table-cell office:value-type="string">
            <text:p><text:s/>max</text:p>
          </table:table-cell>
          <table:table-cell office:value-type="float" office:value="227.906">
            <text:p>227.906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084">
            <text:p>0.08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2004.61">
            <text:p>2004.61</text:p>
          </table:table-cell>
          <table:table-cell office:value-type="string">
            <text:p><text:s/>prev_avg</text:p>
          </table:table-cell>
          <table:table-cell office:value-type="float" office:value="2023.408">
            <text:p>2023.408</text:p>
          </table:table-cell>
          <table:table-cell office:value-type="string">
            <text:p><text:s/>max</text:p>
          </table:table-cell>
          <table:table-cell office:value-type="float" office:value="143.624">
            <text:p>143.624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054">
            <text:p>0.05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986.872">
            <text:p>1986.872</text:p>
          </table:table-cell>
          <table:table-cell office:value-type="string">
            <text:p><text:s/>prev_avg</text:p>
          </table:table-cell>
          <table:table-cell office:value-type="float" office:value="2004.61">
            <text:p>2004.61</text:p>
          </table:table-cell>
          <table:table-cell office:value-type="string">
            <text:p><text:s/>max</text:p>
          </table:table-cell>
          <table:table-cell office:value-type="float" office:value="230.798">
            <text:p>230.798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087">
            <text:p>0.08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969.052">
            <text:p>1969.052</text:p>
          </table:table-cell>
          <table:table-cell office:value-type="string">
            <text:p><text:s/>prev_avg</text:p>
          </table:table-cell>
          <table:table-cell office:value-type="float" office:value="1986.872">
            <text:p>1986.872</text:p>
          </table:table-cell>
          <table:table-cell office:value-type="string">
            <text:p><text:s/>max</text:p>
          </table:table-cell>
          <table:table-cell office:value-type="float" office:value="204.847">
            <text:p>204.84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078">
            <text:p>0.07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953.686">
            <text:p>1953.686</text:p>
          </table:table-cell>
          <table:table-cell office:value-type="string">
            <text:p><text:s/>prev_avg</text:p>
          </table:table-cell>
          <table:table-cell office:value-type="float" office:value="1969.052">
            <text:p>1969.052</text:p>
          </table:table-cell>
          <table:table-cell office:value-type="string">
            <text:p><text:s/>max</text:p>
          </table:table-cell>
          <table:table-cell office:value-type="float" office:value="432.513">
            <text:p>432.51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66">
            <text:p>0.16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936.594">
            <text:p>1936.594</text:p>
          </table:table-cell>
          <table:table-cell office:value-type="string">
            <text:p><text:s/>prev_avg</text:p>
          </table:table-cell>
          <table:table-cell office:value-type="float" office:value="1953.686">
            <text:p>1953.686</text:p>
          </table:table-cell>
          <table:table-cell office:value-type="string">
            <text:p><text:s/>max</text:p>
          </table:table-cell>
          <table:table-cell office:value-type="float" office:value="244.435">
            <text:p>244.435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095">
            <text:p>0.09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921.606">
            <text:p>1921.606</text:p>
          </table:table-cell>
          <table:table-cell office:value-type="string">
            <text:p><text:s/>prev_avg</text:p>
          </table:table-cell>
          <table:table-cell office:value-type="float" office:value="1936.594">
            <text:p>1936.594</text:p>
          </table:table-cell>
          <table:table-cell office:value-type="string">
            <text:p><text:s/>max</text:p>
          </table:table-cell>
          <table:table-cell office:value-type="float" office:value="437.878">
            <text:p>437.878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71">
            <text:p>0.17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905.658">
            <text:p>1905.658</text:p>
          </table:table-cell>
          <table:table-cell office:value-type="string">
            <text:p><text:s/>prev_avg</text:p>
          </table:table-cell>
          <table:table-cell office:value-type="float" office:value="1921.606">
            <text:p>1921.606</text:p>
          </table:table-cell>
          <table:table-cell office:value-type="string">
            <text:p><text:s/>max</text:p>
          </table:table-cell>
          <table:table-cell office:value-type="float" office:value="326.754">
            <text:p>326.754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29">
            <text:p>0.12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889.782">
            <text:p>1889.782</text:p>
          </table:table-cell>
          <table:table-cell office:value-type="string">
            <text:p><text:s/>prev_avg</text:p>
          </table:table-cell>
          <table:table-cell office:value-type="float" office:value="1905.658">
            <text:p>1905.658</text:p>
          </table:table-cell>
          <table:table-cell office:value-type="string">
            <text:p><text:s/>max</text:p>
          </table:table-cell>
          <table:table-cell office:value-type="float" office:value="318.049">
            <text:p>318.04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26">
            <text:p>0.12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873.549">
            <text:p>1873.549</text:p>
          </table:table-cell>
          <table:table-cell office:value-type="string">
            <text:p><text:s/>prev_avg</text:p>
          </table:table-cell>
          <table:table-cell office:value-type="float" office:value="1889.782">
            <text:p>1889.782</text:p>
          </table:table-cell>
          <table:table-cell office:value-type="string">
            <text:p><text:s/>max</text:p>
          </table:table-cell>
          <table:table-cell office:value-type="float" office:value="266.506">
            <text:p>266.506</text:p>
          </table:table-cell>
          <table:table-cell office:value-type="string">
            <text:p><text:s/>imax</text:p>
          </table:table-cell>
          <table:table-cell office:value-type="float" office:value="128">
            <text:p>128</text:p>
          </table:table-cell>
          <table:table-cell office:value-type="string">
            <text:p><text:s/>scale</text:p>
          </table:table-cell>
          <table:table-cell office:value-type="float" office:value="0.107">
            <text:p>0.10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858.444">
            <text:p>1858.444</text:p>
          </table:table-cell>
          <table:table-cell office:value-type="string">
            <text:p><text:s/>prev_avg</text:p>
          </table:table-cell>
          <table:table-cell office:value-type="float" office:value="1873.549">
            <text:p>1873.549</text:p>
          </table:table-cell>
          <table:table-cell office:value-type="string">
            <text:p><text:s/>max</text:p>
          </table:table-cell>
          <table:table-cell office:value-type="float" office:value="362.999">
            <text:p>362.99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46">
            <text:p>0.14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843.848">
            <text:p>1843.848</text:p>
          </table:table-cell>
          <table:table-cell office:value-type="string">
            <text:p><text:s/>prev_avg</text:p>
          </table:table-cell>
          <table:table-cell office:value-type="float" office:value="1858.444">
            <text:p>1858.444</text:p>
          </table:table-cell>
          <table:table-cell office:value-type="string">
            <text:p><text:s/>max</text:p>
          </table:table-cell>
          <table:table-cell office:value-type="float" office:value="398.882">
            <text:p>398.882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162">
            <text:p>0.16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827.417">
            <text:p>1827.417</text:p>
          </table:table-cell>
          <table:table-cell office:value-type="string">
            <text:p><text:s/>prev_avg</text:p>
          </table:table-cell>
          <table:table-cell office:value-type="float" office:value="1843.848">
            <text:p>1843.848</text:p>
          </table:table-cell>
          <table:table-cell office:value-type="string">
            <text:p><text:s/>max</text:p>
          </table:table-cell>
          <table:table-cell office:value-type="float" office:value="200.794">
            <text:p>200.794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082">
            <text:p>0.08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810.961">
            <text:p>1810.961</text:p>
          </table:table-cell>
          <table:table-cell office:value-type="string">
            <text:p><text:s/>prev_avg</text:p>
          </table:table-cell>
          <table:table-cell office:value-type="float" office:value="1827.417">
            <text:p>1827.417</text:p>
          </table:table-cell>
          <table:table-cell office:value-type="string">
            <text:p><text:s/>max</text:p>
          </table:table-cell>
          <table:table-cell office:value-type="float" office:value="181.767">
            <text:p>181.76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075">
            <text:p>0.07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794.396">
            <text:p>1794.396</text:p>
          </table:table-cell>
          <table:table-cell office:value-type="string">
            <text:p><text:s/>prev_avg</text:p>
          </table:table-cell>
          <table:table-cell office:value-type="float" office:value="1810.961">
            <text:p>1810.961</text:p>
          </table:table-cell>
          <table:table-cell office:value-type="string">
            <text:p><text:s/>max</text:p>
          </table:table-cell>
          <table:table-cell office:value-type="float" office:value="154.459">
            <text:p>154.459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065">
            <text:p>0.06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779.238">
            <text:p>1779.238</text:p>
          </table:table-cell>
          <table:table-cell office:value-type="string">
            <text:p><text:s/>prev_avg</text:p>
          </table:table-cell>
          <table:table-cell office:value-type="float" office:value="1794.396">
            <text:p>1794.396</text:p>
          </table:table-cell>
          <table:table-cell office:value-type="string">
            <text:p><text:s/>max</text:p>
          </table:table-cell>
          <table:table-cell office:value-type="float" office:value="278.643">
            <text:p>278.64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17">
            <text:p>0.11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762.715">
            <text:p>1762.715</text:p>
          </table:table-cell>
          <table:table-cell office:value-type="string">
            <text:p><text:s/>prev_avg</text:p>
          </table:table-cell>
          <table:table-cell office:value-type="float" office:value="1779.238">
            <text:p>1779.238</text:p>
          </table:table-cell>
          <table:table-cell office:value-type="string">
            <text:p><text:s/>max</text:p>
          </table:table-cell>
          <table:table-cell office:value-type="float" office:value="126.859">
            <text:p>126.85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054">
            <text:p>0.05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746.613">
            <text:p>1746.613</text:p>
          </table:table-cell>
          <table:table-cell office:value-type="string">
            <text:p><text:s/>prev_avg</text:p>
          </table:table-cell>
          <table:table-cell office:value-type="float" office:value="1762.715">
            <text:p>1762.715</text:p>
          </table:table-cell>
          <table:table-cell office:value-type="string">
            <text:p><text:s/>max</text:p>
          </table:table-cell>
          <table:table-cell office:value-type="float" office:value="152.548">
            <text:p>152.548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066">
            <text:p>0.06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733.065">
            <text:p>1733.065</text:p>
          </table:table-cell>
          <table:table-cell office:value-type="string">
            <text:p><text:s/>prev_avg</text:p>
          </table:table-cell>
          <table:table-cell office:value-type="float" office:value="1746.613">
            <text:p>1746.613</text:p>
          </table:table-cell>
          <table:table-cell office:value-type="string">
            <text:p><text:s/>max</text:p>
          </table:table-cell>
          <table:table-cell office:value-type="float" office:value="391.786">
            <text:p>391.786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718.358">
            <text:p>1718.358</text:p>
          </table:table-cell>
          <table:table-cell office:value-type="string">
            <text:p><text:s/>prev_avg</text:p>
          </table:table-cell>
          <table:table-cell office:value-type="float" office:value="1733.065">
            <text:p>1733.065</text:p>
          </table:table-cell>
          <table:table-cell office:value-type="string">
            <text:p><text:s/>max</text:p>
          </table:table-cell>
          <table:table-cell office:value-type="float" office:value="262.436">
            <text:p>262.436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115">
            <text:p>0.11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702.557">
            <text:p>1702.557</text:p>
          </table:table-cell>
          <table:table-cell office:value-type="string">
            <text:p><text:s/>prev_avg</text:p>
          </table:table-cell>
          <table:table-cell office:value-type="float" office:value="1718.358">
            <text:p>1718.358</text:p>
          </table:table-cell>
          <table:table-cell office:value-type="string">
            <text:p><text:s/>max</text:p>
          </table:table-cell>
          <table:table-cell office:value-type="float" office:value="138.195">
            <text:p>138.195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061">
            <text:p>0.06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689.302">
            <text:p>1689.302</text:p>
          </table:table-cell>
          <table:table-cell office:value-type="string">
            <text:p><text:s/>prev_avg</text:p>
          </table:table-cell>
          <table:table-cell office:value-type="float" office:value="1702.557">
            <text:p>1702.557</text:p>
          </table:table-cell>
          <table:table-cell office:value-type="string">
            <text:p><text:s/>max</text:p>
          </table:table-cell>
          <table:table-cell office:value-type="float" office:value="377.042">
            <text:p>377.04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167">
            <text:p>0.16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676.392">
            <text:p>1676.392</text:p>
          </table:table-cell>
          <table:table-cell office:value-type="string">
            <text:p><text:s/>prev_avg</text:p>
          </table:table-cell>
          <table:table-cell office:value-type="float" office:value="1689.302">
            <text:p>1689.302</text:p>
          </table:table-cell>
          <table:table-cell office:value-type="string">
            <text:p><text:s/>max</text:p>
          </table:table-cell>
          <table:table-cell office:value-type="float" office:value="398.366">
            <text:p>398.366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178">
            <text:p>0.17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661.619">
            <text:p>1661.619</text:p>
          </table:table-cell>
          <table:table-cell office:value-type="string">
            <text:p><text:s/>prev_avg</text:p>
          </table:table-cell>
          <table:table-cell office:value-type="float" office:value="1676.392">
            <text:p>1676.392</text:p>
          </table:table-cell>
          <table:table-cell office:value-type="string">
            <text:p><text:s/>max</text:p>
          </table:table-cell>
          <table:table-cell office:value-type="float" office:value="199.044">
            <text:p>199.044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647.265">
            <text:p>1647.265</text:p>
          </table:table-cell>
          <table:table-cell office:value-type="string">
            <text:p><text:s/>prev_avg</text:p>
          </table:table-cell>
          <table:table-cell office:value-type="float" office:value="1661.619">
            <text:p>1661.619</text:p>
          </table:table-cell>
          <table:table-cell office:value-type="string">
            <text:p><text:s/>max</text:p>
          </table:table-cell>
          <table:table-cell office:value-type="float" office:value="226.293">
            <text:p>226.293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03">
            <text:p>0.10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632.604">
            <text:p>1632.604</text:p>
          </table:table-cell>
          <table:table-cell office:value-type="string">
            <text:p><text:s/>prev_avg</text:p>
          </table:table-cell>
          <table:table-cell office:value-type="float" office:value="1647.265">
            <text:p>1647.265</text:p>
          </table:table-cell>
          <table:table-cell office:value-type="string">
            <text:p><text:s/>max</text:p>
          </table:table-cell>
          <table:table-cell office:value-type="float" office:value="181.139">
            <text:p>181.13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083">
            <text:p>0.08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622.929">
            <text:p>1622.929</text:p>
          </table:table-cell>
          <table:table-cell office:value-type="string">
            <text:p><text:s/>prev_avg</text:p>
          </table:table-cell>
          <table:table-cell office:value-type="float" office:value="1632.604">
            <text:p>1632.604</text:p>
          </table:table-cell>
          <table:table-cell office:value-type="string">
            <text:p><text:s/>max</text:p>
          </table:table-cell>
          <table:table-cell office:value-type="float" office:value="665.04">
            <text:p>665.04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307">
            <text:p>0.30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609.369">
            <text:p>1609.369</text:p>
          </table:table-cell>
          <table:table-cell office:value-type="string">
            <text:p><text:s/>prev_avg</text:p>
          </table:table-cell>
          <table:table-cell office:value-type="float" office:value="1622.929">
            <text:p>1622.929</text:p>
          </table:table-cell>
          <table:table-cell office:value-type="string">
            <text:p><text:s/>max</text:p>
          </table:table-cell>
          <table:table-cell office:value-type="float" office:value="266.984">
            <text:p>266.984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24">
            <text:p>0.12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96.937">
            <text:p>1596.937</text:p>
          </table:table-cell>
          <table:table-cell office:value-type="string">
            <text:p><text:s/>prev_avg</text:p>
          </table:table-cell>
          <table:table-cell office:value-type="float" office:value="1609.369">
            <text:p>1609.369</text:p>
          </table:table-cell>
          <table:table-cell office:value-type="string">
            <text:p><text:s/>max</text:p>
          </table:table-cell>
          <table:table-cell office:value-type="float" office:value="366.12">
            <text:p>366.12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72">
            <text:p>0.17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82.778">
            <text:p>1582.778</text:p>
          </table:table-cell>
          <table:table-cell office:value-type="string">
            <text:p><text:s/>prev_avg</text:p>
          </table:table-cell>
          <table:table-cell office:value-type="float" office:value="1596.937">
            <text:p>1596.937</text:p>
          </table:table-cell>
          <table:table-cell office:value-type="string">
            <text:p><text:s/>max</text:p>
          </table:table-cell>
          <table:table-cell office:value-type="float" office:value="181.029">
            <text:p>181.02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086">
            <text:p>0.08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69.087">
            <text:p>1569.087</text:p>
          </table:table-cell>
          <table:table-cell office:value-type="string">
            <text:p><text:s/>prev_avg</text:p>
          </table:table-cell>
          <table:table-cell office:value-type="float" office:value="1582.778">
            <text:p>1582.778</text:p>
          </table:table-cell>
          <table:table-cell office:value-type="string">
            <text:p><text:s/>max</text:p>
          </table:table-cell>
          <table:table-cell office:value-type="float" office:value="213.76">
            <text:p>213.76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02">
            <text:p>0.10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77.302">
            <text:p>1577.302</text:p>
          </table:table-cell>
          <table:table-cell office:value-type="string">
            <text:p><text:s/>prev_avg</text:p>
          </table:table-cell>
          <table:table-cell office:value-type="float" office:value="1569.087">
            <text:p>1569.087</text:p>
          </table:table-cell>
          <table:table-cell office:value-type="string">
            <text:p><text:s/>max</text:p>
          </table:table-cell>
          <table:table-cell office:value-type="float" office:value="2390.525">
            <text:p>2390.52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137">
            <text:p>1.13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74.778">
            <text:p>1574.778</text:p>
          </table:table-cell>
          <table:table-cell office:value-type="string">
            <text:p><text:s/>prev_avg</text:p>
          </table:table-cell>
          <table:table-cell office:value-type="float" office:value="1577.302">
            <text:p>1577.302</text:p>
          </table:table-cell>
          <table:table-cell office:value-type="string">
            <text:p><text:s/>max</text:p>
          </table:table-cell>
          <table:table-cell office:value-type="float" office:value="1324.886">
            <text:p>1324.886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631">
            <text:p>0.63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70.351">
            <text:p>1570.351</text:p>
          </table:table-cell>
          <table:table-cell office:value-type="string">
            <text:p><text:s/>prev_avg</text:p>
          </table:table-cell>
          <table:table-cell office:value-type="float" office:value="1574.778">
            <text:p>1574.778</text:p>
          </table:table-cell>
          <table:table-cell office:value-type="string">
            <text:p><text:s/>max</text:p>
          </table:table-cell>
          <table:table-cell office:value-type="float" office:value="1132.074">
            <text:p>1132.074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541">
            <text:p>0.54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55.802">
            <text:p>1555.802</text:p>
          </table:table-cell>
          <table:table-cell office:value-type="string">
            <text:p><text:s/>prev_avg</text:p>
          </table:table-cell>
          <table:table-cell office:value-type="float" office:value="1570.351">
            <text:p>1570.351</text:p>
          </table:table-cell>
          <table:table-cell office:value-type="string">
            <text:p><text:s/>max</text:p>
          </table:table-cell>
          <table:table-cell office:value-type="float" office:value="115.455">
            <text:p>115.455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056">
            <text:p>0.05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47.091">
            <text:p>1547.091</text:p>
          </table:table-cell>
          <table:table-cell office:value-type="string">
            <text:p><text:s/>prev_avg</text:p>
          </table:table-cell>
          <table:table-cell office:value-type="float" office:value="1555.802">
            <text:p>1555.802</text:p>
          </table:table-cell>
          <table:table-cell office:value-type="string">
            <text:p><text:s/>max</text:p>
          </table:table-cell>
          <table:table-cell office:value-type="float" office:value="684.719">
            <text:p>684.719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32">
            <text:p>0.33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41.467">
            <text:p>1541.467</text:p>
          </table:table-cell>
          <table:table-cell office:value-type="string">
            <text:p><text:s/>prev_avg</text:p>
          </table:table-cell>
          <table:table-cell office:value-type="float" office:value="1547.091">
            <text:p>1547.091</text:p>
          </table:table-cell>
          <table:table-cell office:value-type="string">
            <text:p><text:s/>max</text:p>
          </table:table-cell>
          <table:table-cell office:value-type="float" office:value="984.745">
            <text:p>984.74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479">
            <text:p>0.47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34.694">
            <text:p>1534.694</text:p>
          </table:table-cell>
          <table:table-cell office:value-type="string">
            <text:p><text:s/>prev_avg</text:p>
          </table:table-cell>
          <table:table-cell office:value-type="float" office:value="1541.467">
            <text:p>1541.467</text:p>
          </table:table-cell>
          <table:table-cell office:value-type="string">
            <text:p><text:s/>max</text:p>
          </table:table-cell>
          <table:table-cell office:value-type="float" office:value="864.114">
            <text:p>864.114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422">
            <text:p>0.42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27.916">
            <text:p>1527.916</text:p>
          </table:table-cell>
          <table:table-cell office:value-type="string">
            <text:p><text:s/>prev_avg</text:p>
          </table:table-cell>
          <table:table-cell office:value-type="float" office:value="1534.694">
            <text:p>1534.694</text:p>
          </table:table-cell>
          <table:table-cell office:value-type="string">
            <text:p><text:s/>max</text:p>
          </table:table-cell>
          <table:table-cell office:value-type="float" office:value="856.932">
            <text:p>856.93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421">
            <text:p>0.42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15.988">
            <text:p>1515.988</text:p>
          </table:table-cell>
          <table:table-cell office:value-type="string">
            <text:p><text:s/>prev_avg</text:p>
          </table:table-cell>
          <table:table-cell office:value-type="float" office:value="1527.916">
            <text:p>1527.916</text:p>
          </table:table-cell>
          <table:table-cell office:value-type="string">
            <text:p><text:s/>max</text:p>
          </table:table-cell>
          <table:table-cell office:value-type="float" office:value="335.091">
            <text:p>335.091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66">
            <text:p>0.16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10.67">
            <text:p>1510.67</text:p>
          </table:table-cell>
          <table:table-cell office:value-type="string">
            <text:p><text:s/>prev_avg</text:p>
          </table:table-cell>
          <table:table-cell office:value-type="float" office:value="1515.988">
            <text:p>1515.988</text:p>
          </table:table-cell>
          <table:table-cell office:value-type="string">
            <text:p><text:s/>max</text:p>
          </table:table-cell>
          <table:table-cell office:value-type="float" office:value="984.242">
            <text:p>984.242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489">
            <text:p>0.48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506.058">
            <text:p>1506.058</text:p>
          </table:table-cell>
          <table:table-cell office:value-type="string">
            <text:p><text:s/>prev_avg</text:p>
          </table:table-cell>
          <table:table-cell office:value-type="float" office:value="1510.67">
            <text:p>1510.67</text:p>
          </table:table-cell>
          <table:table-cell office:value-type="string">
            <text:p><text:s/>max</text:p>
          </table:table-cell>
          <table:table-cell office:value-type="float" office:value="1049.438">
            <text:p>1049.438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523">
            <text:p>0.52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496.296">
            <text:p>1496.296</text:p>
          </table:table-cell>
          <table:table-cell office:value-type="string">
            <text:p><text:s/>prev_avg</text:p>
          </table:table-cell>
          <table:table-cell office:value-type="float" office:value="1506.058">
            <text:p>1506.058</text:p>
          </table:table-cell>
          <table:table-cell office:value-type="string">
            <text:p><text:s/>max</text:p>
          </table:table-cell>
          <table:table-cell office:value-type="float" office:value="529.799">
            <text:p>529.79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66">
            <text:p>0.26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488.668">
            <text:p>1488.668</text:p>
          </table:table-cell>
          <table:table-cell office:value-type="string">
            <text:p><text:s/>prev_avg</text:p>
          </table:table-cell>
          <table:table-cell office:value-type="float" office:value="1496.296">
            <text:p>1496.296</text:p>
          </table:table-cell>
          <table:table-cell office:value-type="string">
            <text:p><text:s/>max</text:p>
          </table:table-cell>
          <table:table-cell office:value-type="float" office:value="733.575">
            <text:p>733.57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7">
            <text:p>0.3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477.807">
            <text:p>1477.807</text:p>
          </table:table-cell>
          <table:table-cell office:value-type="string">
            <text:p><text:s/>prev_avg</text:p>
          </table:table-cell>
          <table:table-cell office:value-type="float" office:value="1488.668">
            <text:p>1488.668</text:p>
          </table:table-cell>
          <table:table-cell office:value-type="string">
            <text:p><text:s/>max</text:p>
          </table:table-cell>
          <table:table-cell office:value-type="float" office:value="402.576">
            <text:p>402.576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204">
            <text:p>0.20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466.349">
            <text:p>1466.349</text:p>
          </table:table-cell>
          <table:table-cell office:value-type="string">
            <text:p><text:s/>prev_avg</text:p>
          </table:table-cell>
          <table:table-cell office:value-type="float" office:value="1477.807">
            <text:p>1477.807</text:p>
          </table:table-cell>
          <table:table-cell office:value-type="string">
            <text:p><text:s/>max</text:p>
          </table:table-cell>
          <table:table-cell office:value-type="float" office:value="332.006">
            <text:p>332.006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453.399">
            <text:p>1453.399</text:p>
          </table:table-cell>
          <table:table-cell office:value-type="string">
            <text:p><text:s/>prev_avg</text:p>
          </table:table-cell>
          <table:table-cell office:value-type="float" office:value="1466.349">
            <text:p>1466.349</text:p>
          </table:table-cell>
          <table:table-cell office:value-type="string">
            <text:p><text:s/>max</text:p>
          </table:table-cell>
          <table:table-cell office:value-type="float" office:value="171.355">
            <text:p>171.355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088">
            <text:p>0.08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440.162">
            <text:p>1440.162</text:p>
          </table:table-cell>
          <table:table-cell office:value-type="string">
            <text:p><text:s/>prev_avg</text:p>
          </table:table-cell>
          <table:table-cell office:value-type="float" office:value="1453.399">
            <text:p>1453.399</text:p>
          </table:table-cell>
          <table:table-cell office:value-type="string">
            <text:p><text:s/>max</text:p>
          </table:table-cell>
          <table:table-cell office:value-type="float" office:value="129.691">
            <text:p>129.691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068">
            <text:p>0.06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429.978">
            <text:p>1429.978</text:p>
          </table:table-cell>
          <table:table-cell office:value-type="string">
            <text:p><text:s/>prev_avg</text:p>
          </table:table-cell>
          <table:table-cell office:value-type="float" office:value="1440.162">
            <text:p>1440.162</text:p>
          </table:table-cell>
          <table:table-cell office:value-type="string">
            <text:p><text:s/>max</text:p>
          </table:table-cell>
          <table:table-cell office:value-type="float" office:value="421.767">
            <text:p>421.76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21">
            <text:p>0.22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422.593">
            <text:p>1422.593</text:p>
          </table:table-cell>
          <table:table-cell office:value-type="string">
            <text:p><text:s/>prev_avg</text:p>
          </table:table-cell>
          <table:table-cell office:value-type="float" office:value="1429.978">
            <text:p>1429.978</text:p>
          </table:table-cell>
          <table:table-cell office:value-type="string">
            <text:p><text:s/>max</text:p>
          </table:table-cell>
          <table:table-cell office:value-type="float" office:value="691.399">
            <text:p>691.39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65">
            <text:p>0.36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410.169">
            <text:p>1410.169</text:p>
          </table:table-cell>
          <table:table-cell office:value-type="string">
            <text:p><text:s/>prev_avg</text:p>
          </table:table-cell>
          <table:table-cell office:value-type="float" office:value="1422.593">
            <text:p>1422.593</text:p>
          </table:table-cell>
          <table:table-cell office:value-type="string">
            <text:p><text:s/>max</text:p>
          </table:table-cell>
          <table:table-cell office:value-type="float" office:value="180.213">
            <text:p>180.21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096">
            <text:p>0.09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398.031">
            <text:p>1398.031</text:p>
          </table:table-cell>
          <table:table-cell office:value-type="string">
            <text:p><text:s/>prev_avg</text:p>
          </table:table-cell>
          <table:table-cell office:value-type="float" office:value="1410.169">
            <text:p>1410.169</text:p>
          </table:table-cell>
          <table:table-cell office:value-type="string">
            <text:p><text:s/>max</text:p>
          </table:table-cell>
          <table:table-cell office:value-type="float" office:value="196.373">
            <text:p>196.373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05">
            <text:p>0.10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386.308">
            <text:p>1386.308</text:p>
          </table:table-cell>
          <table:table-cell office:value-type="string">
            <text:p><text:s/>prev_avg</text:p>
          </table:table-cell>
          <table:table-cell office:value-type="float" office:value="1398.031">
            <text:p>1398.031</text:p>
          </table:table-cell>
          <table:table-cell office:value-type="string">
            <text:p><text:s/>max</text:p>
          </table:table-cell>
          <table:table-cell office:value-type="float" office:value="225.706">
            <text:p>225.706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22">
            <text:p>0.12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374.52">
            <text:p>1374.52</text:p>
          </table:table-cell>
          <table:table-cell office:value-type="string">
            <text:p><text:s/>prev_avg</text:p>
          </table:table-cell>
          <table:table-cell office:value-type="float" office:value="1386.308">
            <text:p>1386.308</text:p>
          </table:table-cell>
          <table:table-cell office:value-type="string">
            <text:p><text:s/>max</text:p>
          </table:table-cell>
          <table:table-cell office:value-type="float" office:value="207.513">
            <text:p>207.51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13">
            <text:p>0.11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363.034">
            <text:p>1363.034</text:p>
          </table:table-cell>
          <table:table-cell office:value-type="string">
            <text:p><text:s/>prev_avg</text:p>
          </table:table-cell>
          <table:table-cell office:value-type="float" office:value="1374.52">
            <text:p>1374.52</text:p>
          </table:table-cell>
          <table:table-cell office:value-type="string">
            <text:p><text:s/>max</text:p>
          </table:table-cell>
          <table:table-cell office:value-type="float" office:value="225.935">
            <text:p>225.935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24">
            <text:p>0.12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351.081">
            <text:p>1351.081</text:p>
          </table:table-cell>
          <table:table-cell office:value-type="string">
            <text:p><text:s/>prev_avg</text:p>
          </table:table-cell>
          <table:table-cell office:value-type="float" office:value="1363.034">
            <text:p>1363.034</text:p>
          </table:table-cell>
          <table:table-cell office:value-type="string">
            <text:p><text:s/>max</text:p>
          </table:table-cell>
          <table:table-cell office:value-type="float" office:value="167.778">
            <text:p>167.778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093">
            <text:p>0.09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341.64">
            <text:p>1341.64</text:p>
          </table:table-cell>
          <table:table-cell office:value-type="string">
            <text:p><text:s/>prev_avg</text:p>
          </table:table-cell>
          <table:table-cell office:value-type="float" office:value="1351.081">
            <text:p>1351.081</text:p>
          </table:table-cell>
          <table:table-cell office:value-type="string">
            <text:p><text:s/>max</text:p>
          </table:table-cell>
          <table:table-cell office:value-type="float" office:value="406.907">
            <text:p>406.90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27">
            <text:p>0.22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330.346">
            <text:p>1330.346</text:p>
          </table:table-cell>
          <table:table-cell office:value-type="string">
            <text:p><text:s/>prev_avg</text:p>
          </table:table-cell>
          <table:table-cell office:value-type="float" office:value="1341.64">
            <text:p>1341.64</text:p>
          </table:table-cell>
          <table:table-cell office:value-type="string">
            <text:p><text:s/>max</text:p>
          </table:table-cell>
          <table:table-cell office:value-type="float" office:value="212.292">
            <text:p>212.29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319.427">
            <text:p>1319.427</text:p>
          </table:table-cell>
          <table:table-cell office:value-type="string">
            <text:p><text:s/>prev_avg</text:p>
          </table:table-cell>
          <table:table-cell office:value-type="float" office:value="1330.346">
            <text:p>1330.346</text:p>
          </table:table-cell>
          <table:table-cell office:value-type="string">
            <text:p><text:s/>max</text:p>
          </table:table-cell>
          <table:table-cell office:value-type="float" office:value="238.402">
            <text:p>238.402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36">
            <text:p>0.13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307.494">
            <text:p>1307.494</text:p>
          </table:table-cell>
          <table:table-cell office:value-type="string">
            <text:p><text:s/>prev_avg</text:p>
          </table:table-cell>
          <table:table-cell office:value-type="float" office:value="1319.427">
            <text:p>1319.427</text:p>
          </table:table-cell>
          <table:table-cell office:value-type="string">
            <text:p><text:s/>max</text:p>
          </table:table-cell>
          <table:table-cell office:value-type="float" office:value="126.153">
            <text:p>126.153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072">
            <text:p>0.07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295.575">
            <text:p>1295.575</text:p>
          </table:table-cell>
          <table:table-cell office:value-type="string">
            <text:p><text:s/>prev_avg</text:p>
          </table:table-cell>
          <table:table-cell office:value-type="float" office:value="1307.494">
            <text:p>1307.494</text:p>
          </table:table-cell>
          <table:table-cell office:value-type="string">
            <text:p><text:s/>max</text:p>
          </table:table-cell>
          <table:table-cell office:value-type="float" office:value="115.585">
            <text:p>115.585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067">
            <text:p>0.06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283.425">
            <text:p>1283.425</text:p>
          </table:table-cell>
          <table:table-cell office:value-type="string">
            <text:p><text:s/>prev_avg</text:p>
          </table:table-cell>
          <table:table-cell office:value-type="float" office:value="1295.575">
            <text:p>1295.575</text:p>
          </table:table-cell>
          <table:table-cell office:value-type="string">
            <text:p><text:s/>max</text:p>
          </table:table-cell>
          <table:table-cell office:value-type="float" office:value="80.614">
            <text:p>80.614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047">
            <text:p>0.04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272.12">
            <text:p>1272.12</text:p>
          </table:table-cell>
          <table:table-cell office:value-type="string">
            <text:p><text:s/>prev_avg</text:p>
          </table:table-cell>
          <table:table-cell office:value-type="float" office:value="1283.425">
            <text:p>1283.425</text:p>
          </table:table-cell>
          <table:table-cell office:value-type="string">
            <text:p><text:s/>max</text:p>
          </table:table-cell>
          <table:table-cell office:value-type="float" office:value="152.865">
            <text:p>152.865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262.184">
            <text:p>1262.184</text:p>
          </table:table-cell>
          <table:table-cell office:value-type="string">
            <text:p><text:s/>prev_avg</text:p>
          </table:table-cell>
          <table:table-cell office:value-type="float" office:value="1272.12">
            <text:p>1272.12</text:p>
          </table:table-cell>
          <table:table-cell office:value-type="string">
            <text:p><text:s/>max</text:p>
          </table:table-cell>
          <table:table-cell office:value-type="float" office:value="278.575">
            <text:p>278.57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66">
            <text:p>0.16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253.019">
            <text:p>1253.019</text:p>
          </table:table-cell>
          <table:table-cell office:value-type="string">
            <text:p><text:s/>prev_avg</text:p>
          </table:table-cell>
          <table:table-cell office:value-type="float" office:value="1262.184">
            <text:p>1262.184</text:p>
          </table:table-cell>
          <table:table-cell office:value-type="string">
            <text:p><text:s/>max</text:p>
          </table:table-cell>
          <table:table-cell office:value-type="float" office:value="345.69">
            <text:p>345.6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07">
            <text:p>0.20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242.36">
            <text:p>1242.36</text:p>
          </table:table-cell>
          <table:table-cell office:value-type="string">
            <text:p><text:s/>prev_avg</text:p>
          </table:table-cell>
          <table:table-cell office:value-type="float" office:value="1253.019">
            <text:p>1253.019</text:p>
          </table:table-cell>
          <table:table-cell office:value-type="string">
            <text:p><text:s/>max</text:p>
          </table:table-cell>
          <table:table-cell office:value-type="float" office:value="187.094">
            <text:p>187.094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13">
            <text:p>0.11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231.821">
            <text:p>1231.821</text:p>
          </table:table-cell>
          <table:table-cell office:value-type="string">
            <text:p><text:s/>prev_avg</text:p>
          </table:table-cell>
          <table:table-cell office:value-type="float" office:value="1242.36">
            <text:p>1242.36</text:p>
          </table:table-cell>
          <table:table-cell office:value-type="string">
            <text:p><text:s/>max</text:p>
          </table:table-cell>
          <table:table-cell office:value-type="float" office:value="188.473">
            <text:p>188.47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15">
            <text:p>0.11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223.887">
            <text:p>1223.887</text:p>
          </table:table-cell>
          <table:table-cell office:value-type="string">
            <text:p><text:s/>prev_avg</text:p>
          </table:table-cell>
          <table:table-cell office:value-type="float" office:value="1231.821">
            <text:p>1231.821</text:p>
          </table:table-cell>
          <table:table-cell office:value-type="string">
            <text:p><text:s/>max</text:p>
          </table:table-cell>
          <table:table-cell office:value-type="float" office:value="438.393">
            <text:p>438.39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69">
            <text:p>0.26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214.909">
            <text:p>1214.909</text:p>
          </table:table-cell>
          <table:table-cell office:value-type="string">
            <text:p><text:s/>prev_avg</text:p>
          </table:table-cell>
          <table:table-cell office:value-type="float" office:value="1223.887">
            <text:p>1223.887</text:p>
          </table:table-cell>
          <table:table-cell office:value-type="string">
            <text:p><text:s/>max</text:p>
          </table:table-cell>
          <table:table-cell office:value-type="float" office:value="326.09">
            <text:p>326.0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01">
            <text:p>0.20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205.507">
            <text:p>1205.507</text:p>
          </table:table-cell>
          <table:table-cell office:value-type="string">
            <text:p><text:s/>prev_avg</text:p>
          </table:table-cell>
          <table:table-cell office:value-type="float" office:value="1214.909">
            <text:p>1214.909</text:p>
          </table:table-cell>
          <table:table-cell office:value-type="string">
            <text:p><text:s/>max</text:p>
          </table:table-cell>
          <table:table-cell office:value-type="float" office:value="274.689">
            <text:p>274.68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71">
            <text:p>0.17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95.181">
            <text:p>1195.181</text:p>
          </table:table-cell>
          <table:table-cell office:value-type="string">
            <text:p><text:s/>prev_avg</text:p>
          </table:table-cell>
          <table:table-cell office:value-type="float" office:value="1205.507">
            <text:p>1205.507</text:p>
          </table:table-cell>
          <table:table-cell office:value-type="string">
            <text:p><text:s/>max</text:p>
          </table:table-cell>
          <table:table-cell office:value-type="float" office:value="172.918">
            <text:p>172.918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09">
            <text:p>0.10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85.268">
            <text:p>1185.268</text:p>
          </table:table-cell>
          <table:table-cell office:value-type="string">
            <text:p><text:s/>prev_avg</text:p>
          </table:table-cell>
          <table:table-cell office:value-type="float" office:value="1195.181">
            <text:p>1195.181</text:p>
          </table:table-cell>
          <table:table-cell office:value-type="string">
            <text:p><text:s/>max</text:p>
          </table:table-cell>
          <table:table-cell office:value-type="float" office:value="203.925">
            <text:p>203.925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29">
            <text:p>0.12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84.343">
            <text:p>1184.343</text:p>
          </table:table-cell>
          <table:table-cell office:value-type="string">
            <text:p><text:s/>prev_avg</text:p>
          </table:table-cell>
          <table:table-cell office:value-type="float" office:value="1185.268">
            <text:p>1185.268</text:p>
          </table:table-cell>
          <table:table-cell office:value-type="string">
            <text:p><text:s/>max</text:p>
          </table:table-cell>
          <table:table-cell office:value-type="float" office:value="1092.712">
            <text:p>1092.71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692">
            <text:p>0.69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77.548">
            <text:p>1177.548</text:p>
          </table:table-cell>
          <table:table-cell office:value-type="string">
            <text:p><text:s/>prev_avg</text:p>
          </table:table-cell>
          <table:table-cell office:value-type="float" office:value="1184.343">
            <text:p>1184.343</text:p>
          </table:table-cell>
          <table:table-cell office:value-type="string">
            <text:p><text:s/>max</text:p>
          </table:table-cell>
          <table:table-cell office:value-type="float" office:value="504.856">
            <text:p>504.856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22">
            <text:p>0.32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69.386">
            <text:p>1169.386</text:p>
          </table:table-cell>
          <table:table-cell office:value-type="string">
            <text:p><text:s/>prev_avg</text:p>
          </table:table-cell>
          <table:table-cell office:value-type="float" office:value="1177.548">
            <text:p>1177.548</text:p>
          </table:table-cell>
          <table:table-cell office:value-type="string">
            <text:p><text:s/>max</text:p>
          </table:table-cell>
          <table:table-cell office:value-type="float" office:value="361.41">
            <text:p>361.41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32">
            <text:p>0.23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60.616">
            <text:p>1160.616</text:p>
          </table:table-cell>
          <table:table-cell office:value-type="string">
            <text:p><text:s/>prev_avg</text:p>
          </table:table-cell>
          <table:table-cell office:value-type="float" office:value="1169.386">
            <text:p>1169.386</text:p>
          </table:table-cell>
          <table:table-cell office:value-type="string">
            <text:p><text:s/>max</text:p>
          </table:table-cell>
          <table:table-cell office:value-type="float" office:value="292.34">
            <text:p>292.34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89">
            <text:p>0.18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52.952">
            <text:p>1152.952</text:p>
          </table:table-cell>
          <table:table-cell office:value-type="string">
            <text:p><text:s/>prev_avg</text:p>
          </table:table-cell>
          <table:table-cell office:value-type="float" office:value="1160.616">
            <text:p>1160.616</text:p>
          </table:table-cell>
          <table:table-cell office:value-type="string">
            <text:p><text:s/>max</text:p>
          </table:table-cell>
          <table:table-cell office:value-type="float" office:value="394.213">
            <text:p>394.213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256">
            <text:p>0.25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64.28">
            <text:p>1164.28</text:p>
          </table:table-cell>
          <table:table-cell office:value-type="string">
            <text:p><text:s/>prev_avg</text:p>
          </table:table-cell>
          <table:table-cell office:value-type="float" office:value="1152.952">
            <text:p>1152.952</text:p>
          </table:table-cell>
          <table:table-cell office:value-type="string">
            <text:p><text:s/>max</text:p>
          </table:table-cell>
          <table:table-cell office:value-type="float" office:value="2285.733">
            <text:p>2285.733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1.472">
            <text:p>1.47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54.055">
            <text:p>1154.055</text:p>
          </table:table-cell>
          <table:table-cell office:value-type="string">
            <text:p><text:s/>prev_avg</text:p>
          </table:table-cell>
          <table:table-cell office:value-type="float" office:value="1164.28">
            <text:p>1164.28</text:p>
          </table:table-cell>
          <table:table-cell office:value-type="string">
            <text:p><text:s/>max</text:p>
          </table:table-cell>
          <table:table-cell office:value-type="float" office:value="141.799">
            <text:p>141.79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092">
            <text:p>0.09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54.361">
            <text:p>1154.361</text:p>
          </table:table-cell>
          <table:table-cell office:value-type="string">
            <text:p><text:s/>prev_avg</text:p>
          </table:table-cell>
          <table:table-cell office:value-type="float" office:value="1154.055">
            <text:p>1154.055</text:p>
          </table:table-cell>
          <table:table-cell office:value-type="string">
            <text:p><text:s/>max</text:p>
          </table:table-cell>
          <table:table-cell office:value-type="float" office:value="1184.687">
            <text:p>1184.687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77">
            <text:p>0.7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47.916">
            <text:p>1147.916</text:p>
          </table:table-cell>
          <table:table-cell office:value-type="string">
            <text:p><text:s/>prev_avg</text:p>
          </table:table-cell>
          <table:table-cell office:value-type="float" office:value="1154.361">
            <text:p>1154.361</text:p>
          </table:table-cell>
          <table:table-cell office:value-type="string">
            <text:p><text:s/>max</text:p>
          </table:table-cell>
          <table:table-cell office:value-type="float" office:value="509.837">
            <text:p>509.837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33">
            <text:p>0.33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43.231">
            <text:p>1143.231</text:p>
          </table:table-cell>
          <table:table-cell office:value-type="string">
            <text:p><text:s/>prev_avg</text:p>
          </table:table-cell>
          <table:table-cell office:value-type="float" office:value="1147.916">
            <text:p>1147.916</text:p>
          </table:table-cell>
          <table:table-cell office:value-type="string">
            <text:p><text:s/>max</text:p>
          </table:table-cell>
          <table:table-cell office:value-type="float" office:value="679.395">
            <text:p>679.39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446">
            <text:p>0.44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50.001">
            <text:p>1150.001</text:p>
          </table:table-cell>
          <table:table-cell office:value-type="string">
            <text:p><text:s/>prev_avg</text:p>
          </table:table-cell>
          <table:table-cell office:value-type="float" office:value="1143.231">
            <text:p>1143.231</text:p>
          </table:table-cell>
          <table:table-cell office:value-type="string">
            <text:p><text:s/>max</text:p>
          </table:table-cell>
          <table:table-cell office:value-type="float" office:value="1820.234">
            <text:p>1820.234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187">
            <text:p>1.18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42.987">
            <text:p>1142.987</text:p>
          </table:table-cell>
          <table:table-cell office:value-type="string">
            <text:p><text:s/>prev_avg</text:p>
          </table:table-cell>
          <table:table-cell office:value-type="float" office:value="1150.001">
            <text:p>1150.001</text:p>
          </table:table-cell>
          <table:table-cell office:value-type="string">
            <text:p><text:s/>max</text:p>
          </table:table-cell>
          <table:table-cell office:value-type="float" office:value="448.636">
            <text:p>448.636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294">
            <text:p>0.29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35.408">
            <text:p>1135.408</text:p>
          </table:table-cell>
          <table:table-cell office:value-type="string">
            <text:p><text:s/>prev_avg</text:p>
          </table:table-cell>
          <table:table-cell office:value-type="float" office:value="1142.987">
            <text:p>1142.987</text:p>
          </table:table-cell>
          <table:table-cell office:value-type="string">
            <text:p><text:s/>max</text:p>
          </table:table-cell>
          <table:table-cell office:value-type="float" office:value="385.075">
            <text:p>385.07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54">
            <text:p>0.25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25.64">
            <text:p>1125.64</text:p>
          </table:table-cell>
          <table:table-cell office:value-type="string">
            <text:p><text:s/>prev_avg</text:p>
          </table:table-cell>
          <table:table-cell office:value-type="float" office:value="1135.408">
            <text:p>1135.408</text:p>
          </table:table-cell>
          <table:table-cell office:value-type="string">
            <text:p><text:s/>max</text:p>
          </table:table-cell>
          <table:table-cell office:value-type="float" office:value="158.601">
            <text:p>158.601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106">
            <text:p>0.10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21.511">
            <text:p>1121.511</text:p>
          </table:table-cell>
          <table:table-cell office:value-type="string">
            <text:p><text:s/>prev_avg</text:p>
          </table:table-cell>
          <table:table-cell office:value-type="float" office:value="1125.64">
            <text:p>1125.64</text:p>
          </table:table-cell>
          <table:table-cell office:value-type="string">
            <text:p><text:s/>max</text:p>
          </table:table-cell>
          <table:table-cell office:value-type="float" office:value="712.737">
            <text:p>712.737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477">
            <text:p>0.47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12.813">
            <text:p>1112.813</text:p>
          </table:table-cell>
          <table:table-cell office:value-type="string">
            <text:p><text:s/>prev_avg</text:p>
          </table:table-cell>
          <table:table-cell office:value-type="float" office:value="1121.511">
            <text:p>1121.511</text:p>
          </table:table-cell>
          <table:table-cell office:value-type="string">
            <text:p><text:s/>max</text:p>
          </table:table-cell>
          <table:table-cell office:value-type="float" office:value="251.704">
            <text:p>251.704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04.494">
            <text:p>1104.494</text:p>
          </table:table-cell>
          <table:table-cell office:value-type="string">
            <text:p><text:s/>prev_avg</text:p>
          </table:table-cell>
          <table:table-cell office:value-type="float" office:value="1112.813">
            <text:p>1112.813</text:p>
          </table:table-cell>
          <table:table-cell office:value-type="string">
            <text:p><text:s/>max</text:p>
          </table:table-cell>
          <table:table-cell office:value-type="float" office:value="280.883">
            <text:p>280.88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91">
            <text:p>0.19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96.978">
            <text:p>1096.978</text:p>
          </table:table-cell>
          <table:table-cell office:value-type="string">
            <text:p><text:s/>prev_avg</text:p>
          </table:table-cell>
          <table:table-cell office:value-type="float" office:value="1104.494">
            <text:p>1104.494</text:p>
          </table:table-cell>
          <table:table-cell office:value-type="string">
            <text:p><text:s/>max</text:p>
          </table:table-cell>
          <table:table-cell office:value-type="float" office:value="352.966">
            <text:p>352.966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41">
            <text:p>0.24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100.451">
            <text:p>1100.451</text:p>
          </table:table-cell>
          <table:table-cell office:value-type="string">
            <text:p><text:s/>prev_avg</text:p>
          </table:table-cell>
          <table:table-cell office:value-type="float" office:value="1096.978">
            <text:p>1096.978</text:p>
          </table:table-cell>
          <table:table-cell office:value-type="string">
            <text:p><text:s/>max</text:p>
          </table:table-cell>
          <table:table-cell office:value-type="float" office:value="1444.237">
            <text:p>1444.237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984">
            <text:p>0.98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93.534">
            <text:p>1093.534</text:p>
          </table:table-cell>
          <table:table-cell office:value-type="string">
            <text:p><text:s/>prev_avg</text:p>
          </table:table-cell>
          <table:table-cell office:value-type="float" office:value="1100.451">
            <text:p>1100.451</text:p>
          </table:table-cell>
          <table:table-cell office:value-type="string">
            <text:p><text:s/>max</text:p>
          </table:table-cell>
          <table:table-cell office:value-type="float" office:value="408.778">
            <text:p>408.778</text:p>
          </table:table-cell>
          <table:table-cell office:value-type="string">
            <text:p><text:s/>imax</text:p>
          </table:table-cell>
          <table:table-cell office:value-type="float" office:value="18">
            <text:p>18</text:p>
          </table:table-cell>
          <table:table-cell office:value-type="string">
            <text:p><text:s/>scale</text:p>
          </table:table-cell>
          <table:table-cell office:value-type="float" office:value="0.28">
            <text:p>0.2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93.071">
            <text:p>1093.071</text:p>
          </table:table-cell>
          <table:table-cell office:value-type="string">
            <text:p><text:s/>prev_avg</text:p>
          </table:table-cell>
          <table:table-cell office:value-type="float" office:value="1093.534">
            <text:p>1093.534</text:p>
          </table:table-cell>
          <table:table-cell office:value-type="string">
            <text:p><text:s/>max</text:p>
          </table:table-cell>
          <table:table-cell office:value-type="float" office:value="1047.257">
            <text:p>1047.257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719">
            <text:p>0.71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89.453">
            <text:p>1089.453</text:p>
          </table:table-cell>
          <table:table-cell office:value-type="string">
            <text:p><text:s/>prev_avg</text:p>
          </table:table-cell>
          <table:table-cell office:value-type="float" office:value="1093.071">
            <text:p>1093.071</text:p>
          </table:table-cell>
          <table:table-cell office:value-type="string">
            <text:p><text:s/>max</text:p>
          </table:table-cell>
          <table:table-cell office:value-type="float" office:value="731.232">
            <text:p>731.23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503">
            <text:p>0.50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81.166">
            <text:p>1081.166</text:p>
          </table:table-cell>
          <table:table-cell office:value-type="string">
            <text:p><text:s/>prev_avg</text:p>
          </table:table-cell>
          <table:table-cell office:value-type="float" office:value="1089.453">
            <text:p>1089.453</text:p>
          </table:table-cell>
          <table:table-cell office:value-type="string">
            <text:p><text:s/>max</text:p>
          </table:table-cell>
          <table:table-cell office:value-type="float" office:value="260.727">
            <text:p>260.727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181">
            <text:p>0.18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86.625">
            <text:p>1086.625</text:p>
          </table:table-cell>
          <table:table-cell office:value-type="string">
            <text:p><text:s/>prev_avg</text:p>
          </table:table-cell>
          <table:table-cell office:value-type="float" office:value="1081.166">
            <text:p>1081.166</text:p>
          </table:table-cell>
          <table:table-cell office:value-type="string">
            <text:p><text:s/>max</text:p>
          </table:table-cell>
          <table:table-cell office:value-type="float" office:value="1627.053">
            <text:p>1627.053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1.123">
            <text:p>1.12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90.004">
            <text:p>1090.004</text:p>
          </table:table-cell>
          <table:table-cell office:value-type="string">
            <text:p><text:s/>prev_avg</text:p>
          </table:table-cell>
          <table:table-cell office:value-type="float" office:value="1086.625">
            <text:p>1086.625</text:p>
          </table:table-cell>
          <table:table-cell office:value-type="string">
            <text:p><text:s/>max</text:p>
          </table:table-cell>
          <table:table-cell office:value-type="float" office:value="1424.597">
            <text:p>1424.597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98">
            <text:p>0.9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90.043">
            <text:p>1090.043</text:p>
          </table:table-cell>
          <table:table-cell office:value-type="string">
            <text:p><text:s/>prev_avg</text:p>
          </table:table-cell>
          <table:table-cell office:value-type="float" office:value="1090.004">
            <text:p>1090.004</text:p>
          </table:table-cell>
          <table:table-cell office:value-type="string">
            <text:p><text:s/>max</text:p>
          </table:table-cell>
          <table:table-cell office:value-type="float" office:value="1093.92">
            <text:p>1093.92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753">
            <text:p>0.75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82.704">
            <text:p>1082.704</text:p>
          </table:table-cell>
          <table:table-cell office:value-type="string">
            <text:p><text:s/>prev_avg</text:p>
          </table:table-cell>
          <table:table-cell office:value-type="float" office:value="1090.043">
            <text:p>1090.043</text:p>
          </table:table-cell>
          <table:table-cell office:value-type="string">
            <text:p><text:s/>max</text:p>
          </table:table-cell>
          <table:table-cell office:value-type="float" office:value="356.049">
            <text:p>356.04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47">
            <text:p>0.24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75.335">
            <text:p>1075.335</text:p>
          </table:table-cell>
          <table:table-cell office:value-type="string">
            <text:p><text:s/>prev_avg</text:p>
          </table:table-cell>
          <table:table-cell office:value-type="float" office:value="1082.704">
            <text:p>1082.704</text:p>
          </table:table-cell>
          <table:table-cell office:value-type="string">
            <text:p><text:s/>max</text:p>
          </table:table-cell>
          <table:table-cell office:value-type="float" office:value="345.835">
            <text:p>345.83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41">
            <text:p>0.24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70.799">
            <text:p>1070.799</text:p>
          </table:table-cell>
          <table:table-cell office:value-type="string">
            <text:p><text:s/>prev_avg</text:p>
          </table:table-cell>
          <table:table-cell office:value-type="float" office:value="1075.335">
            <text:p>1075.335</text:p>
          </table:table-cell>
          <table:table-cell office:value-type="string">
            <text:p><text:s/>max</text:p>
          </table:table-cell>
          <table:table-cell office:value-type="float" office:value="621.732">
            <text:p>621.73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435">
            <text:p>0.4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62.821">
            <text:p>1062.821</text:p>
          </table:table-cell>
          <table:table-cell office:value-type="string">
            <text:p><text:s/>prev_avg</text:p>
          </table:table-cell>
          <table:table-cell office:value-type="float" office:value="1070.799">
            <text:p>1070.799</text:p>
          </table:table-cell>
          <table:table-cell office:value-type="string">
            <text:p><text:s/>max</text:p>
          </table:table-cell>
          <table:table-cell office:value-type="float" office:value="272.971">
            <text:p>272.971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193">
            <text:p>0.19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54.572">
            <text:p>1054.572</text:p>
          </table:table-cell>
          <table:table-cell office:value-type="string">
            <text:p><text:s/>prev_avg</text:p>
          </table:table-cell>
          <table:table-cell office:value-type="float" office:value="1062.821">
            <text:p>1062.821</text:p>
          </table:table-cell>
          <table:table-cell office:value-type="string">
            <text:p><text:s/>max</text:p>
          </table:table-cell>
          <table:table-cell office:value-type="float" office:value="237.961">
            <text:p>237.961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69">
            <text:p>0.16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46.216">
            <text:p>1046.216</text:p>
          </table:table-cell>
          <table:table-cell office:value-type="string">
            <text:p><text:s/>prev_avg</text:p>
          </table:table-cell>
          <table:table-cell office:value-type="float" office:value="1054.572">
            <text:p>1054.572</text:p>
          </table:table-cell>
          <table:table-cell office:value-type="string">
            <text:p><text:s/>max</text:p>
          </table:table-cell>
          <table:table-cell office:value-type="float" office:value="218.961">
            <text:p>218.961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57">
            <text:p>0.15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38.6">
            <text:p>1038.6</text:p>
          </table:table-cell>
          <table:table-cell office:value-type="string">
            <text:p><text:s/>prev_avg</text:p>
          </table:table-cell>
          <table:table-cell office:value-type="float" office:value="1046.216">
            <text:p>1046.216</text:p>
          </table:table-cell>
          <table:table-cell office:value-type="string">
            <text:p><text:s/>max</text:p>
          </table:table-cell>
          <table:table-cell office:value-type="float" office:value="284.633">
            <text:p>284.63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06">
            <text:p>0.20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29.587">
            <text:p>1029.587</text:p>
          </table:table-cell>
          <table:table-cell office:value-type="string">
            <text:p><text:s/>prev_avg</text:p>
          </table:table-cell>
          <table:table-cell office:value-type="float" office:value="1038.6">
            <text:p>1038.6</text:p>
          </table:table-cell>
          <table:table-cell office:value-type="string">
            <text:p><text:s/>max</text:p>
          </table:table-cell>
          <table:table-cell office:value-type="float" office:value="137.327">
            <text:p>137.32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">
            <text:p>0.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22.545">
            <text:p>1022.545</text:p>
          </table:table-cell>
          <table:table-cell office:value-type="string">
            <text:p><text:s/>prev_avg</text:p>
          </table:table-cell>
          <table:table-cell office:value-type="float" office:value="1029.587">
            <text:p>1029.587</text:p>
          </table:table-cell>
          <table:table-cell office:value-type="string">
            <text:p><text:s/>max</text:p>
          </table:table-cell>
          <table:table-cell office:value-type="float" office:value="325.407">
            <text:p>325.40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39">
            <text:p>0.23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14.23">
            <text:p>1014.23</text:p>
          </table:table-cell>
          <table:table-cell office:value-type="string">
            <text:p><text:s/>prev_avg</text:p>
          </table:table-cell>
          <table:table-cell office:value-type="float" office:value="1022.545">
            <text:p>1022.545</text:p>
          </table:table-cell>
          <table:table-cell office:value-type="string">
            <text:p><text:s/>max</text:p>
          </table:table-cell>
          <table:table-cell office:value-type="float" office:value="190.975">
            <text:p>190.975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141">
            <text:p>0.14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05.258">
            <text:p>1005.258</text:p>
          </table:table-cell>
          <table:table-cell office:value-type="string">
            <text:p><text:s/>prev_avg</text:p>
          </table:table-cell>
          <table:table-cell office:value-type="float" office:value="1014.23">
            <text:p>1014.23</text:p>
          </table:table-cell>
          <table:table-cell office:value-type="string">
            <text:p><text:s/>max</text:p>
          </table:table-cell>
          <table:table-cell office:value-type="float" office:value="117.025">
            <text:p>117.025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087">
            <text:p>0.08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00.393">
            <text:p>1000.393</text:p>
          </table:table-cell>
          <table:table-cell office:value-type="string">
            <text:p><text:s/>prev_avg</text:p>
          </table:table-cell>
          <table:table-cell office:value-type="float" office:value="1005.258">
            <text:p>1005.258</text:p>
          </table:table-cell>
          <table:table-cell office:value-type="string">
            <text:p><text:s/>max</text:p>
          </table:table-cell>
          <table:table-cell office:value-type="float" office:value="518.795">
            <text:p>518.795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389">
            <text:p>0.38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02.208">
            <text:p>1002.208</text:p>
          </table:table-cell>
          <table:table-cell office:value-type="string">
            <text:p><text:s/>prev_avg</text:p>
          </table:table-cell>
          <table:table-cell office:value-type="float" office:value="1000.393">
            <text:p>1000.393</text:p>
          </table:table-cell>
          <table:table-cell office:value-type="string">
            <text:p><text:s/>max</text:p>
          </table:table-cell>
          <table:table-cell office:value-type="float" office:value="1181.918">
            <text:p>1181.918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884">
            <text:p>0.88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99.775">
            <text:p>999.775</text:p>
          </table:table-cell>
          <table:table-cell office:value-type="string">
            <text:p><text:s/>prev_avg</text:p>
          </table:table-cell>
          <table:table-cell office:value-type="float" office:value="1002.208">
            <text:p>1002.208</text:p>
          </table:table-cell>
          <table:table-cell office:value-type="string">
            <text:p><text:s/>max</text:p>
          </table:table-cell>
          <table:table-cell office:value-type="float" office:value="758.918">
            <text:p>758.918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569">
            <text:p>0.56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92.534">
            <text:p>992.534</text:p>
          </table:table-cell>
          <table:table-cell office:value-type="string">
            <text:p><text:s/>prev_avg</text:p>
          </table:table-cell>
          <table:table-cell office:value-type="float" office:value="999.775">
            <text:p>999.775</text:p>
          </table:table-cell>
          <table:table-cell office:value-type="string">
            <text:p><text:s/>max</text:p>
          </table:table-cell>
          <table:table-cell office:value-type="float" office:value="275.674">
            <text:p>275.674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208">
            <text:p>0.20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87.212">
            <text:p>987.212</text:p>
          </table:table-cell>
          <table:table-cell office:value-type="string">
            <text:p><text:s/>prev_avg</text:p>
          </table:table-cell>
          <table:table-cell office:value-type="float" office:value="992.534">
            <text:p>992.534</text:p>
          </table:table-cell>
          <table:table-cell office:value-type="string">
            <text:p><text:s/>max</text:p>
          </table:table-cell>
          <table:table-cell office:value-type="float" office:value="460.331">
            <text:p>460.331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5">
            <text:p>0.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80.412">
            <text:p>980.412</text:p>
          </table:table-cell>
          <table:table-cell office:value-type="string">
            <text:p><text:s/>prev_avg</text:p>
          </table:table-cell>
          <table:table-cell office:value-type="float" office:value="987.212">
            <text:p>987.212</text:p>
          </table:table-cell>
          <table:table-cell office:value-type="string">
            <text:p><text:s/>max</text:p>
          </table:table-cell>
          <table:table-cell office:value-type="float" office:value="307.214">
            <text:p>307.214</text:p>
          </table:table-cell>
          <table:table-cell office:value-type="string">
            <text:p><text:s/>imax</text:p>
          </table:table-cell>
          <table:table-cell office:value-type="float" office:value="9">
            <text:p>9</text:p>
          </table:table-cell>
          <table:table-cell office:value-type="string">
            <text:p><text:s/>scale</text:p>
          </table:table-cell>
          <table:table-cell office:value-type="float" office:value="0.235">
            <text:p>0.2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75.627">
            <text:p>975.627</text:p>
          </table:table-cell>
          <table:table-cell office:value-type="string">
            <text:p><text:s/>prev_avg</text:p>
          </table:table-cell>
          <table:table-cell office:value-type="float" office:value="980.412">
            <text:p>980.412</text:p>
          </table:table-cell>
          <table:table-cell office:value-type="string">
            <text:p><text:s/>max</text:p>
          </table:table-cell>
          <table:table-cell office:value-type="float" office:value="501.839">
            <text:p>501.83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86">
            <text:p>0.38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67.853">
            <text:p>967.853</text:p>
          </table:table-cell>
          <table:table-cell office:value-type="string">
            <text:p><text:s/>prev_avg</text:p>
          </table:table-cell>
          <table:table-cell office:value-type="float" office:value="975.627">
            <text:p>975.627</text:p>
          </table:table-cell>
          <table:table-cell office:value-type="string">
            <text:p><text:s/>max</text:p>
          </table:table-cell>
          <table:table-cell office:value-type="float" office:value="198.234">
            <text:p>198.234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154">
            <text:p>0.15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61.697">
            <text:p>961.697</text:p>
          </table:table-cell>
          <table:table-cell office:value-type="string">
            <text:p><text:s/>prev_avg</text:p>
          </table:table-cell>
          <table:table-cell office:value-type="float" office:value="967.853">
            <text:p>967.853</text:p>
          </table:table-cell>
          <table:table-cell office:value-type="string">
            <text:p><text:s/>max</text:p>
          </table:table-cell>
          <table:table-cell office:value-type="float" office:value="352.282">
            <text:p>352.28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275">
            <text:p>0.27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66.263">
            <text:p>966.263</text:p>
          </table:table-cell>
          <table:table-cell office:value-type="string">
            <text:p><text:s/>prev_avg</text:p>
          </table:table-cell>
          <table:table-cell office:value-type="float" office:value="961.697">
            <text:p>961.697</text:p>
          </table:table-cell>
          <table:table-cell office:value-type="string">
            <text:p><text:s/>max</text:p>
          </table:table-cell>
          <table:table-cell office:value-type="float" office:value="1418.249">
            <text:p>1418.24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1.101">
            <text:p>1.10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60.413">
            <text:p>960.413</text:p>
          </table:table-cell>
          <table:table-cell office:value-type="string">
            <text:p><text:s/>prev_avg</text:p>
          </table:table-cell>
          <table:table-cell office:value-type="float" office:value="966.263">
            <text:p>966.263</text:p>
          </table:table-cell>
          <table:table-cell office:value-type="string">
            <text:p><text:s/>max</text:p>
          </table:table-cell>
          <table:table-cell office:value-type="float" office:value="381.328">
            <text:p>381.328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98">
            <text:p>0.29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64.789">
            <text:p>964.789</text:p>
          </table:table-cell>
          <table:table-cell office:value-type="string">
            <text:p><text:s/>prev_avg</text:p>
          </table:table-cell>
          <table:table-cell office:value-type="float" office:value="960.413">
            <text:p>960.413</text:p>
          </table:table-cell>
          <table:table-cell office:value-type="string">
            <text:p><text:s/>max</text:p>
          </table:table-cell>
          <table:table-cell office:value-type="float" office:value="1397.968">
            <text:p>1397.968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1.087">
            <text:p>1.08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57.929">
            <text:p>957.929</text:p>
          </table:table-cell>
          <table:table-cell office:value-type="string">
            <text:p><text:s/>prev_avg</text:p>
          </table:table-cell>
          <table:table-cell office:value-type="float" office:value="964.789">
            <text:p>964.789</text:p>
          </table:table-cell>
          <table:table-cell office:value-type="string">
            <text:p><text:s/>max</text:p>
          </table:table-cell>
          <table:table-cell office:value-type="float" office:value="278.784">
            <text:p>278.784</text:p>
          </table:table-cell>
          <table:table-cell office:value-type="string">
            <text:p><text:s/>imax</text:p>
          </table:table-cell>
          <table:table-cell office:value-type="float" office:value="39">
            <text:p>39</text:p>
          </table:table-cell>
          <table:table-cell office:value-type="string">
            <text:p><text:s/>scale</text:p>
          </table:table-cell>
          <table:table-cell office:value-type="float" office:value="0.218">
            <text:p>0.21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57.237">
            <text:p>957.237</text:p>
          </table:table-cell>
          <table:table-cell office:value-type="string">
            <text:p><text:s/>prev_avg</text:p>
          </table:table-cell>
          <table:table-cell office:value-type="float" office:value="957.929">
            <text:p>957.929</text:p>
          </table:table-cell>
          <table:table-cell office:value-type="string">
            <text:p><text:s/>max</text:p>
          </table:table-cell>
          <table:table-cell office:value-type="float" office:value="888.751">
            <text:p>888.751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696">
            <text:p>0.69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57.83">
            <text:p>957.83</text:p>
          </table:table-cell>
          <table:table-cell office:value-type="string">
            <text:p><text:s/>prev_avg</text:p>
          </table:table-cell>
          <table:table-cell office:value-type="float" office:value="957.237">
            <text:p>957.237</text:p>
          </table:table-cell>
          <table:table-cell office:value-type="string">
            <text:p><text:s/>max</text:p>
          </table:table-cell>
          <table:table-cell office:value-type="float" office:value="1016.572">
            <text:p>1016.57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796">
            <text:p>0.79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52.255">
            <text:p>952.255</text:p>
          </table:table-cell>
          <table:table-cell office:value-type="string">
            <text:p><text:s/>prev_avg</text:p>
          </table:table-cell>
          <table:table-cell office:value-type="float" office:value="957.83">
            <text:p>957.83</text:p>
          </table:table-cell>
          <table:table-cell office:value-type="string">
            <text:p><text:s/>max</text:p>
          </table:table-cell>
          <table:table-cell office:value-type="float" office:value="400.327">
            <text:p>400.32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15">
            <text:p>0.31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57.121">
            <text:p>957.121</text:p>
          </table:table-cell>
          <table:table-cell office:value-type="string">
            <text:p><text:s/>prev_avg</text:p>
          </table:table-cell>
          <table:table-cell office:value-type="float" office:value="952.255">
            <text:p>952.255</text:p>
          </table:table-cell>
          <table:table-cell office:value-type="string">
            <text:p><text:s/>max</text:p>
          </table:table-cell>
          <table:table-cell office:value-type="float" office:value="1438.82">
            <text:p>1438.82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1.127">
            <text:p>1.12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58.463">
            <text:p>958.463</text:p>
          </table:table-cell>
          <table:table-cell office:value-type="string">
            <text:p><text:s/>prev_avg</text:p>
          </table:table-cell>
          <table:table-cell office:value-type="float" office:value="957.121">
            <text:p>957.121</text:p>
          </table:table-cell>
          <table:table-cell office:value-type="string">
            <text:p><text:s/>max</text:p>
          </table:table-cell>
          <table:table-cell office:value-type="float" office:value="1091.327">
            <text:p>1091.327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854">
            <text:p>0.85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58.442">
            <text:p>958.442</text:p>
          </table:table-cell>
          <table:table-cell office:value-type="string">
            <text:p><text:s/>prev_avg</text:p>
          </table:table-cell>
          <table:table-cell office:value-type="float" office:value="958.463">
            <text:p>958.463</text:p>
          </table:table-cell>
          <table:table-cell office:value-type="string">
            <text:p><text:s/>max</text:p>
          </table:table-cell>
          <table:table-cell office:value-type="float" office:value="956.404">
            <text:p>956.404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748">
            <text:p>0.74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63.822">
            <text:p>963.822</text:p>
          </table:table-cell>
          <table:table-cell office:value-type="string">
            <text:p><text:s/>prev_avg</text:p>
          </table:table-cell>
          <table:table-cell office:value-type="float" office:value="958.442">
            <text:p>958.442</text:p>
          </table:table-cell>
          <table:table-cell office:value-type="string">
            <text:p><text:s/>max</text:p>
          </table:table-cell>
          <table:table-cell office:value-type="float" office:value="1496.36">
            <text:p>1496.36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55.945">
            <text:p>955.945</text:p>
          </table:table-cell>
          <table:table-cell office:value-type="string">
            <text:p><text:s/>prev_avg</text:p>
          </table:table-cell>
          <table:table-cell office:value-type="float" office:value="963.822">
            <text:p>963.822</text:p>
          </table:table-cell>
          <table:table-cell office:value-type="string">
            <text:p><text:s/>max</text:p>
          </table:table-cell>
          <table:table-cell office:value-type="float" office:value="176.142">
            <text:p>176.142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38">
            <text:p>0.13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51.258">
            <text:p>951.258</text:p>
          </table:table-cell>
          <table:table-cell office:value-type="string">
            <text:p><text:s/>prev_avg</text:p>
          </table:table-cell>
          <table:table-cell office:value-type="float" office:value="955.945">
            <text:p>955.945</text:p>
          </table:table-cell>
          <table:table-cell office:value-type="string">
            <text:p><text:s/>max</text:p>
          </table:table-cell>
          <table:table-cell office:value-type="float" office:value="487.236">
            <text:p>487.236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84">
            <text:p>0.38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44.027">
            <text:p>944.027</text:p>
          </table:table-cell>
          <table:table-cell office:value-type="string">
            <text:p><text:s/>prev_avg</text:p>
          </table:table-cell>
          <table:table-cell office:value-type="float" office:value="951.258">
            <text:p>951.258</text:p>
          </table:table-cell>
          <table:table-cell office:value-type="string">
            <text:p><text:s/>max</text:p>
          </table:table-cell>
          <table:table-cell office:value-type="float" office:value="228.173">
            <text:p>228.17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81">
            <text:p>0.18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43.857">
            <text:p>943.857</text:p>
          </table:table-cell>
          <table:table-cell office:value-type="string">
            <text:p><text:s/>prev_avg</text:p>
          </table:table-cell>
          <table:table-cell office:value-type="float" office:value="944.027">
            <text:p>944.027</text:p>
          </table:table-cell>
          <table:table-cell office:value-type="string">
            <text:p><text:s/>max</text:p>
          </table:table-cell>
          <table:table-cell office:value-type="float" office:value="927.028">
            <text:p>927.028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737">
            <text:p>0.73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38.021">
            <text:p>938.021</text:p>
          </table:table-cell>
          <table:table-cell office:value-type="string">
            <text:p><text:s/>prev_avg</text:p>
          </table:table-cell>
          <table:table-cell office:value-type="float" office:value="943.857">
            <text:p>943.857</text:p>
          </table:table-cell>
          <table:table-cell office:value-type="string">
            <text:p><text:s/>max</text:p>
          </table:table-cell>
          <table:table-cell office:value-type="float" office:value="360.262">
            <text:p>360.262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88">
            <text:p>0.28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31.324">
            <text:p>931.324</text:p>
          </table:table-cell>
          <table:table-cell office:value-type="string">
            <text:p><text:s/>prev_avg</text:p>
          </table:table-cell>
          <table:table-cell office:value-type="float" office:value="938.021">
            <text:p>938.021</text:p>
          </table:table-cell>
          <table:table-cell office:value-type="string">
            <text:p><text:s/>max</text:p>
          </table:table-cell>
          <table:table-cell office:value-type="float" office:value="268.309">
            <text:p>268.309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16">
            <text:p>0.21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26.29">
            <text:p>926.29</text:p>
          </table:table-cell>
          <table:table-cell office:value-type="string">
            <text:p><text:s/>prev_avg</text:p>
          </table:table-cell>
          <table:table-cell office:value-type="float" office:value="931.324">
            <text:p>931.324</text:p>
          </table:table-cell>
          <table:table-cell office:value-type="string">
            <text:p><text:s/>max</text:p>
          </table:table-cell>
          <table:table-cell office:value-type="float" office:value="427.992">
            <text:p>427.992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347">
            <text:p>0.34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21.932">
            <text:p>921.932</text:p>
          </table:table-cell>
          <table:table-cell office:value-type="string">
            <text:p><text:s/>prev_avg</text:p>
          </table:table-cell>
          <table:table-cell office:value-type="float" office:value="926.29">
            <text:p>926.29</text:p>
          </table:table-cell>
          <table:table-cell office:value-type="string">
            <text:p><text:s/>max</text:p>
          </table:table-cell>
          <table:table-cell office:value-type="float" office:value="490.396">
            <text:p>490.396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99">
            <text:p>0.39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16.909">
            <text:p>916.909</text:p>
          </table:table-cell>
          <table:table-cell office:value-type="string">
            <text:p><text:s/>prev_avg</text:p>
          </table:table-cell>
          <table:table-cell office:value-type="float" office:value="921.932">
            <text:p>921.932</text:p>
          </table:table-cell>
          <table:table-cell office:value-type="string">
            <text:p><text:s/>max</text:p>
          </table:table-cell>
          <table:table-cell office:value-type="float" office:value="419.657">
            <text:p>419.657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43">
            <text:p>0.34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12.176">
            <text:p>912.176</text:p>
          </table:table-cell>
          <table:table-cell office:value-type="string">
            <text:p><text:s/>prev_avg</text:p>
          </table:table-cell>
          <table:table-cell office:value-type="float" office:value="916.909">
            <text:p>916.909</text:p>
          </table:table-cell>
          <table:table-cell office:value-type="string">
            <text:p><text:s/>max</text:p>
          </table:table-cell>
          <table:table-cell office:value-type="float" office:value="443.612">
            <text:p>443.612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65">
            <text:p>0.36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13.759">
            <text:p>913.759</text:p>
          </table:table-cell>
          <table:table-cell office:value-type="string">
            <text:p><text:s/>prev_avg</text:p>
          </table:table-cell>
          <table:table-cell office:value-type="float" office:value="912.176">
            <text:p>912.176</text:p>
          </table:table-cell>
          <table:table-cell office:value-type="string">
            <text:p><text:s/>max</text:p>
          </table:table-cell>
          <table:table-cell office:value-type="float" office:value="1070.522">
            <text:p>1070.52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879">
            <text:p>0.87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09.265">
            <text:p>909.265</text:p>
          </table:table-cell>
          <table:table-cell office:value-type="string">
            <text:p><text:s/>prev_avg</text:p>
          </table:table-cell>
          <table:table-cell office:value-type="float" office:value="913.759">
            <text:p>913.759</text:p>
          </table:table-cell>
          <table:table-cell office:value-type="string">
            <text:p><text:s/>max</text:p>
          </table:table-cell>
          <table:table-cell office:value-type="float" office:value="464.351">
            <text:p>464.351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383">
            <text:p>0.38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04.079">
            <text:p>904.079</text:p>
          </table:table-cell>
          <table:table-cell office:value-type="string">
            <text:p><text:s/>prev_avg</text:p>
          </table:table-cell>
          <table:table-cell office:value-type="float" office:value="909.265">
            <text:p>909.265</text:p>
          </table:table-cell>
          <table:table-cell office:value-type="string">
            <text:p><text:s/>max</text:p>
          </table:table-cell>
          <table:table-cell office:value-type="float" office:value="390.669">
            <text:p>390.669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324">
            <text:p>0.32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96.436">
            <text:p>896.436</text:p>
          </table:table-cell>
          <table:table-cell office:value-type="string">
            <text:p><text:s/>prev_avg</text:p>
          </table:table-cell>
          <table:table-cell office:value-type="float" office:value="904.079">
            <text:p>904.079</text:p>
          </table:table-cell>
          <table:table-cell office:value-type="string">
            <text:p><text:s/>max</text:p>
          </table:table-cell>
          <table:table-cell office:value-type="float" office:value="139.739">
            <text:p>139.73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17">
            <text:p>0.11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01.864">
            <text:p>901.864</text:p>
          </table:table-cell>
          <table:table-cell office:value-type="string">
            <text:p><text:s/>prev_avg</text:p>
          </table:table-cell>
          <table:table-cell office:value-type="float" office:value="896.436">
            <text:p>896.436</text:p>
          </table:table-cell>
          <table:table-cell office:value-type="string">
            <text:p><text:s/>max</text:p>
          </table:table-cell>
          <table:table-cell office:value-type="float" office:value="1439.249">
            <text:p>1439.249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1.197">
            <text:p>1.19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95.234">
            <text:p>895.234</text:p>
          </table:table-cell>
          <table:table-cell office:value-type="string">
            <text:p><text:s/>prev_avg</text:p>
          </table:table-cell>
          <table:table-cell office:value-type="float" office:value="901.864">
            <text:p>901.864</text:p>
          </table:table-cell>
          <table:table-cell office:value-type="string">
            <text:p><text:s/>max</text:p>
          </table:table-cell>
          <table:table-cell office:value-type="float" office:value="238.853">
            <text:p>238.853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89.746">
            <text:p>889.746</text:p>
          </table:table-cell>
          <table:table-cell office:value-type="string">
            <text:p><text:s/>prev_avg</text:p>
          </table:table-cell>
          <table:table-cell office:value-type="float" office:value="895.234">
            <text:p>895.234</text:p>
          </table:table-cell>
          <table:table-cell office:value-type="string">
            <text:p><text:s/>max</text:p>
          </table:table-cell>
          <table:table-cell office:value-type="float" office:value="346.447">
            <text:p>346.44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92">
            <text:p>0.29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85.763">
            <text:p>885.763</text:p>
          </table:table-cell>
          <table:table-cell office:value-type="string">
            <text:p><text:s/>prev_avg</text:p>
          </table:table-cell>
          <table:table-cell office:value-type="float" office:value="889.746">
            <text:p>889.746</text:p>
          </table:table-cell>
          <table:table-cell office:value-type="string">
            <text:p><text:s/>max</text:p>
          </table:table-cell>
          <table:table-cell office:value-type="float" office:value="491.468">
            <text:p>491.468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416">
            <text:p>0.41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79.496">
            <text:p>879.496</text:p>
          </table:table-cell>
          <table:table-cell office:value-type="string">
            <text:p><text:s/>prev_avg</text:p>
          </table:table-cell>
          <table:table-cell office:value-type="float" office:value="885.763">
            <text:p>885.763</text:p>
          </table:table-cell>
          <table:table-cell office:value-type="string">
            <text:p><text:s/>max</text:p>
          </table:table-cell>
          <table:table-cell office:value-type="float" office:value="259.078">
            <text:p>259.078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221">
            <text:p>0.22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73.784">
            <text:p>873.784</text:p>
          </table:table-cell>
          <table:table-cell office:value-type="string">
            <text:p><text:s/>prev_avg</text:p>
          </table:table-cell>
          <table:table-cell office:value-type="float" office:value="879.496">
            <text:p>879.496</text:p>
          </table:table-cell>
          <table:table-cell office:value-type="string">
            <text:p><text:s/>max</text:p>
          </table:table-cell>
          <table:table-cell office:value-type="float" office:value="308.256">
            <text:p>308.256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65">
            <text:p>0.26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75.02">
            <text:p>875.02</text:p>
          </table:table-cell>
          <table:table-cell office:value-type="string">
            <text:p><text:s/>prev_avg</text:p>
          </table:table-cell>
          <table:table-cell office:value-type="float" office:value="873.784">
            <text:p>873.784</text:p>
          </table:table-cell>
          <table:table-cell office:value-type="string">
            <text:p><text:s/>max</text:p>
          </table:table-cell>
          <table:table-cell office:value-type="float" office:value="997.367">
            <text:p>997.367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855">
            <text:p>0.85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77.698">
            <text:p>877.698</text:p>
          </table:table-cell>
          <table:table-cell office:value-type="string">
            <text:p><text:s/>prev_avg</text:p>
          </table:table-cell>
          <table:table-cell office:value-type="float" office:value="875.02">
            <text:p>875.02</text:p>
          </table:table-cell>
          <table:table-cell office:value-type="string">
            <text:p><text:s/>max</text:p>
          </table:table-cell>
          <table:table-cell office:value-type="float" office:value="1142.833">
            <text:p>1142.833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977">
            <text:p>0.97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76.093">
            <text:p>876.093</text:p>
          </table:table-cell>
          <table:table-cell office:value-type="string">
            <text:p><text:s/>prev_avg</text:p>
          </table:table-cell>
          <table:table-cell office:value-type="float" office:value="877.698">
            <text:p>877.698</text:p>
          </table:table-cell>
          <table:table-cell office:value-type="string">
            <text:p><text:s/>max</text:p>
          </table:table-cell>
          <table:table-cell office:value-type="float" office:value="717.232">
            <text:p>717.232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614">
            <text:p>0.61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70.56">
            <text:p>870.56</text:p>
          </table:table-cell>
          <table:table-cell office:value-type="string">
            <text:p><text:s/>prev_avg</text:p>
          </table:table-cell>
          <table:table-cell office:value-type="float" office:value="876.093">
            <text:p>876.093</text:p>
          </table:table-cell>
          <table:table-cell office:value-type="string">
            <text:p><text:s/>max</text:p>
          </table:table-cell>
          <table:table-cell office:value-type="float" office:value="322.795">
            <text:p>322.795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78">
            <text:p>0.27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63.523">
            <text:p>863.523</text:p>
          </table:table-cell>
          <table:table-cell office:value-type="string">
            <text:p><text:s/>prev_avg</text:p>
          </table:table-cell>
          <table:table-cell office:value-type="float" office:value="870.56">
            <text:p>870.56</text:p>
          </table:table-cell>
          <table:table-cell office:value-type="string">
            <text:p><text:s/>max</text:p>
          </table:table-cell>
          <table:table-cell office:value-type="float" office:value="166.817">
            <text:p>166.81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45">
            <text:p>0.14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59.621">
            <text:p>859.621</text:p>
          </table:table-cell>
          <table:table-cell office:value-type="string">
            <text:p><text:s/>prev_avg</text:p>
          </table:table-cell>
          <table:table-cell office:value-type="float" office:value="863.523">
            <text:p>863.523</text:p>
          </table:table-cell>
          <table:table-cell office:value-type="string">
            <text:p><text:s/>max</text:p>
          </table:table-cell>
          <table:table-cell office:value-type="float" office:value="473.313">
            <text:p>473.313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413">
            <text:p>0.41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57.145">
            <text:p>857.145</text:p>
          </table:table-cell>
          <table:table-cell office:value-type="string">
            <text:p><text:s/>prev_avg</text:p>
          </table:table-cell>
          <table:table-cell office:value-type="float" office:value="859.621">
            <text:p>859.621</text:p>
          </table:table-cell>
          <table:table-cell office:value-type="string">
            <text:p><text:s/>max</text:p>
          </table:table-cell>
          <table:table-cell office:value-type="float" office:value="612">
            <text:p>612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535">
            <text:p>0.5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52.257">
            <text:p>852.257</text:p>
          </table:table-cell>
          <table:table-cell office:value-type="string">
            <text:p><text:s/>prev_avg</text:p>
          </table:table-cell>
          <table:table-cell office:value-type="float" office:value="857.145">
            <text:p>857.145</text:p>
          </table:table-cell>
          <table:table-cell office:value-type="string">
            <text:p><text:s/>max</text:p>
          </table:table-cell>
          <table:table-cell office:value-type="float" office:value="368.343">
            <text:p>368.34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24">
            <text:p>0.32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44.877">
            <text:p>844.877</text:p>
          </table:table-cell>
          <table:table-cell office:value-type="string">
            <text:p><text:s/>prev_avg</text:p>
          </table:table-cell>
          <table:table-cell office:value-type="float" office:value="852.257">
            <text:p>852.257</text:p>
          </table:table-cell>
          <table:table-cell office:value-type="string">
            <text:p><text:s/>max</text:p>
          </table:table-cell>
          <table:table-cell office:value-type="float" office:value="114.307">
            <text:p>114.30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01">
            <text:p>0.10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41.462">
            <text:p>841.462</text:p>
          </table:table-cell>
          <table:table-cell office:value-type="string">
            <text:p><text:s/>prev_avg</text:p>
          </table:table-cell>
          <table:table-cell office:value-type="float" office:value="844.877">
            <text:p>844.877</text:p>
          </table:table-cell>
          <table:table-cell office:value-type="string">
            <text:p><text:s/>max</text:p>
          </table:table-cell>
          <table:table-cell office:value-type="float" office:value="503.398">
            <text:p>503.398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449">
            <text:p>0.44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37.094">
            <text:p>837.094</text:p>
          </table:table-cell>
          <table:table-cell office:value-type="string">
            <text:p><text:s/>prev_avg</text:p>
          </table:table-cell>
          <table:table-cell office:value-type="float" office:value="841.462">
            <text:p>841.462</text:p>
          </table:table-cell>
          <table:table-cell office:value-type="string">
            <text:p><text:s/>max</text:p>
          </table:table-cell>
          <table:table-cell office:value-type="float" office:value="404.674">
            <text:p>404.674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63">
            <text:p>0.36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33.839">
            <text:p>833.839</text:p>
          </table:table-cell>
          <table:table-cell office:value-type="string">
            <text:p><text:s/>prev_avg</text:p>
          </table:table-cell>
          <table:table-cell office:value-type="float" office:value="837.094">
            <text:p>837.094</text:p>
          </table:table-cell>
          <table:table-cell office:value-type="string">
            <text:p><text:s/>max</text:p>
          </table:table-cell>
          <table:table-cell office:value-type="float" office:value="511.608">
            <text:p>511.608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46">
            <text:p>0.4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29.568">
            <text:p>829.568</text:p>
          </table:table-cell>
          <table:table-cell office:value-type="string">
            <text:p><text:s/>prev_avg</text:p>
          </table:table-cell>
          <table:table-cell office:value-type="float" office:value="833.839">
            <text:p>833.839</text:p>
          </table:table-cell>
          <table:table-cell office:value-type="string">
            <text:p><text:s/>max</text:p>
          </table:table-cell>
          <table:table-cell office:value-type="float" office:value="406.671">
            <text:p>406.671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68">
            <text:p>0.36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23.614">
            <text:p>823.614</text:p>
          </table:table-cell>
          <table:table-cell office:value-type="string">
            <text:p><text:s/>prev_avg</text:p>
          </table:table-cell>
          <table:table-cell office:value-type="float" office:value="829.568">
            <text:p>829.568</text:p>
          </table:table-cell>
          <table:table-cell office:value-type="string">
            <text:p><text:s/>max</text:p>
          </table:table-cell>
          <table:table-cell office:value-type="float" office:value="234.218">
            <text:p>234.218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13">
            <text:p>0.21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20.545">
            <text:p>820.545</text:p>
          </table:table-cell>
          <table:table-cell office:value-type="string">
            <text:p><text:s/>prev_avg</text:p>
          </table:table-cell>
          <table:table-cell office:value-type="float" office:value="823.614">
            <text:p>823.614</text:p>
          </table:table-cell>
          <table:table-cell office:value-type="string">
            <text:p><text:s/>max</text:p>
          </table:table-cell>
          <table:table-cell office:value-type="float" office:value="516.658">
            <text:p>516.658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472">
            <text:p>0.47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8.967">
            <text:p>818.967</text:p>
          </table:table-cell>
          <table:table-cell office:value-type="string">
            <text:p><text:s/>prev_avg</text:p>
          </table:table-cell>
          <table:table-cell office:value-type="float" office:value="820.545">
            <text:p>820.545</text:p>
          </table:table-cell>
          <table:table-cell office:value-type="string">
            <text:p><text:s/>max</text:p>
          </table:table-cell>
          <table:table-cell office:value-type="float" office:value="662.802">
            <text:p>662.802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607">
            <text:p>0.60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5.873">
            <text:p>815.873</text:p>
          </table:table-cell>
          <table:table-cell office:value-type="string">
            <text:p><text:s/>prev_avg</text:p>
          </table:table-cell>
          <table:table-cell office:value-type="float" office:value="818.967">
            <text:p>818.967</text:p>
          </table:table-cell>
          <table:table-cell office:value-type="string">
            <text:p><text:s/>max</text:p>
          </table:table-cell>
          <table:table-cell office:value-type="float" office:value="509.563">
            <text:p>509.563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468">
            <text:p>0.46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2.372">
            <text:p>812.372</text:p>
          </table:table-cell>
          <table:table-cell office:value-type="string">
            <text:p><text:s/>prev_avg</text:p>
          </table:table-cell>
          <table:table-cell office:value-type="float" office:value="815.873">
            <text:p>815.873</text:p>
          </table:table-cell>
          <table:table-cell office:value-type="string">
            <text:p><text:s/>max</text:p>
          </table:table-cell>
          <table:table-cell office:value-type="float" office:value="465.73">
            <text:p>465.7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07.648">
            <text:p>807.648</text:p>
          </table:table-cell>
          <table:table-cell office:value-type="string">
            <text:p><text:s/>prev_avg</text:p>
          </table:table-cell>
          <table:table-cell office:value-type="float" office:value="812.372">
            <text:p>812.372</text:p>
          </table:table-cell>
          <table:table-cell office:value-type="string">
            <text:p><text:s/>max</text:p>
          </table:table-cell>
          <table:table-cell office:value-type="float" office:value="340.037">
            <text:p>340.03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16">
            <text:p>0.31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05.104">
            <text:p>805.104</text:p>
          </table:table-cell>
          <table:table-cell office:value-type="string">
            <text:p><text:s/>prev_avg</text:p>
          </table:table-cell>
          <table:table-cell office:value-type="float" office:value="807.648">
            <text:p>807.648</text:p>
          </table:table-cell>
          <table:table-cell office:value-type="string">
            <text:p><text:s/>max</text:p>
          </table:table-cell>
          <table:table-cell office:value-type="float" office:value="553.232">
            <text:p>553.232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515">
            <text:p>0.51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01.002">
            <text:p>801.002</text:p>
          </table:table-cell>
          <table:table-cell office:value-type="string">
            <text:p><text:s/>prev_avg</text:p>
          </table:table-cell>
          <table:table-cell office:value-type="float" office:value="805.104">
            <text:p>805.104</text:p>
          </table:table-cell>
          <table:table-cell office:value-type="string">
            <text:p><text:s/>max</text:p>
          </table:table-cell>
          <table:table-cell office:value-type="float" office:value="394.903">
            <text:p>394.90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7">
            <text:p>0.3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01.597">
            <text:p>801.597</text:p>
          </table:table-cell>
          <table:table-cell office:value-type="string">
            <text:p><text:s/>prev_avg</text:p>
          </table:table-cell>
          <table:table-cell office:value-type="float" office:value="801.002">
            <text:p>801.002</text:p>
          </table:table-cell>
          <table:table-cell office:value-type="string">
            <text:p><text:s/>max</text:p>
          </table:table-cell>
          <table:table-cell office:value-type="float" office:value="860.443">
            <text:p>860.443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805">
            <text:p>0.80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02.325">
            <text:p>802.325</text:p>
          </table:table-cell>
          <table:table-cell office:value-type="string">
            <text:p><text:s/>prev_avg</text:p>
          </table:table-cell>
          <table:table-cell office:value-type="float" office:value="801.597">
            <text:p>801.597</text:p>
          </table:table-cell>
          <table:table-cell office:value-type="string">
            <text:p><text:s/>max</text:p>
          </table:table-cell>
          <table:table-cell office:value-type="float" office:value="874.424">
            <text:p>874.424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817">
            <text:p>0.81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0.647">
            <text:p>810.647</text:p>
          </table:table-cell>
          <table:table-cell office:value-type="string">
            <text:p><text:s/>prev_avg</text:p>
          </table:table-cell>
          <table:table-cell office:value-type="float" office:value="802.325">
            <text:p>802.325</text:p>
          </table:table-cell>
          <table:table-cell office:value-type="string">
            <text:p><text:s/>max</text:p>
          </table:table-cell>
          <table:table-cell office:value-type="float" office:value="1634.523">
            <text:p>1634.523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1.512">
            <text:p>1.51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07.956">
            <text:p>807.956</text:p>
          </table:table-cell>
          <table:table-cell office:value-type="string">
            <text:p><text:s/>prev_avg</text:p>
          </table:table-cell>
          <table:table-cell office:value-type="float" office:value="810.647">
            <text:p>810.647</text:p>
          </table:table-cell>
          <table:table-cell office:value-type="string">
            <text:p><text:s/>max</text:p>
          </table:table-cell>
          <table:table-cell office:value-type="float" office:value="541.513">
            <text:p>541.513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503">
            <text:p>0.50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7.805">
            <text:p>817.805</text:p>
          </table:table-cell>
          <table:table-cell office:value-type="string">
            <text:p><text:s/>prev_avg</text:p>
          </table:table-cell>
          <table:table-cell office:value-type="float" office:value="807.956">
            <text:p>807.956</text:p>
          </table:table-cell>
          <table:table-cell office:value-type="string">
            <text:p><text:s/>max</text:p>
          </table:table-cell>
          <table:table-cell office:value-type="float" office:value="1792.925">
            <text:p>1792.925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1.644">
            <text:p>1.64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20.795">
            <text:p>820.795</text:p>
          </table:table-cell>
          <table:table-cell office:value-type="string">
            <text:p><text:s/>prev_avg</text:p>
          </table:table-cell>
          <table:table-cell office:value-type="float" office:value="817.805">
            <text:p>817.805</text:p>
          </table:table-cell>
          <table:table-cell office:value-type="string">
            <text:p><text:s/>max</text:p>
          </table:table-cell>
          <table:table-cell office:value-type="float" office:value="1116.736">
            <text:p>1116.736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1.02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20.76">
            <text:p>820.76</text:p>
          </table:table-cell>
          <table:table-cell office:value-type="string">
            <text:p><text:s/>prev_avg</text:p>
          </table:table-cell>
          <table:table-cell office:value-type="float" office:value="820.795">
            <text:p>820.795</text:p>
          </table:table-cell>
          <table:table-cell office:value-type="string">
            <text:p><text:s/>max</text:p>
          </table:table-cell>
          <table:table-cell office:value-type="float" office:value="817.297">
            <text:p>817.29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747">
            <text:p>0.74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5.72">
            <text:p>815.72</text:p>
          </table:table-cell>
          <table:table-cell office:value-type="string">
            <text:p><text:s/>prev_avg</text:p>
          </table:table-cell>
          <table:table-cell office:value-type="float" office:value="820.76">
            <text:p>820.76</text:p>
          </table:table-cell>
          <table:table-cell office:value-type="string">
            <text:p><text:s/>max</text:p>
          </table:table-cell>
          <table:table-cell office:value-type="float" office:value="316.816">
            <text:p>316.816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91">
            <text:p>0.29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3.401">
            <text:p>813.401</text:p>
          </table:table-cell>
          <table:table-cell office:value-type="string">
            <text:p><text:s/>prev_avg</text:p>
          </table:table-cell>
          <table:table-cell office:value-type="float" office:value="815.72">
            <text:p>815.72</text:p>
          </table:table-cell>
          <table:table-cell office:value-type="string">
            <text:p><text:s/>max</text:p>
          </table:table-cell>
          <table:table-cell office:value-type="float" office:value="583.803">
            <text:p>583.803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538">
            <text:p>0.53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8.109">
            <text:p>818.109</text:p>
          </table:table-cell>
          <table:table-cell office:value-type="string">
            <text:p><text:s/>prev_avg</text:p>
          </table:table-cell>
          <table:table-cell office:value-type="float" office:value="813.401">
            <text:p>813.401</text:p>
          </table:table-cell>
          <table:table-cell office:value-type="string">
            <text:p><text:s/>max</text:p>
          </table:table-cell>
          <table:table-cell office:value-type="float" office:value="1284.237">
            <text:p>1284.237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177">
            <text:p>1.17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3.894">
            <text:p>813.894</text:p>
          </table:table-cell>
          <table:table-cell office:value-type="string">
            <text:p><text:s/>prev_avg</text:p>
          </table:table-cell>
          <table:table-cell office:value-type="float" office:value="818.109">
            <text:p>818.109</text:p>
          </table:table-cell>
          <table:table-cell office:value-type="string">
            <text:p><text:s/>max</text:p>
          </table:table-cell>
          <table:table-cell office:value-type="float" office:value="396.583">
            <text:p>396.583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65">
            <text:p>0.36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9.26">
            <text:p>819.26</text:p>
          </table:table-cell>
          <table:table-cell office:value-type="string">
            <text:p><text:s/>prev_avg</text:p>
          </table:table-cell>
          <table:table-cell office:value-type="float" office:value="813.894">
            <text:p>813.894</text:p>
          </table:table-cell>
          <table:table-cell office:value-type="string">
            <text:p><text:s/>max</text:p>
          </table:table-cell>
          <table:table-cell office:value-type="float" office:value="1350.519">
            <text:p>1350.519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236">
            <text:p>1.23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23.161">
            <text:p>823.161</text:p>
          </table:table-cell>
          <table:table-cell office:value-type="string">
            <text:p><text:s/>prev_avg</text:p>
          </table:table-cell>
          <table:table-cell office:value-type="float" office:value="819.26">
            <text:p>819.26</text:p>
          </table:table-cell>
          <table:table-cell office:value-type="string">
            <text:p><text:s/>max</text:p>
          </table:table-cell>
          <table:table-cell office:value-type="float" office:value="1209.356">
            <text:p>1209.356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102">
            <text:p>1.10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23.198">
            <text:p>823.198</text:p>
          </table:table-cell>
          <table:table-cell office:value-type="string">
            <text:p><text:s/>prev_avg</text:p>
          </table:table-cell>
          <table:table-cell office:value-type="float" office:value="823.161">
            <text:p>823.161</text:p>
          </table:table-cell>
          <table:table-cell office:value-type="string">
            <text:p><text:s/>max</text:p>
          </table:table-cell>
          <table:table-cell office:value-type="float" office:value="826.787">
            <text:p>826.787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753">
            <text:p>0.75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26.217">
            <text:p>826.217</text:p>
          </table:table-cell>
          <table:table-cell office:value-type="string">
            <text:p><text:s/>prev_avg</text:p>
          </table:table-cell>
          <table:table-cell office:value-type="float" office:value="823.198">
            <text:p>823.198</text:p>
          </table:table-cell>
          <table:table-cell office:value-type="string">
            <text:p><text:s/>max</text:p>
          </table:table-cell>
          <table:table-cell office:value-type="float" office:value="1125.174">
            <text:p>1125.174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1.021">
            <text:p>1.02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25.599">
            <text:p>825.599</text:p>
          </table:table-cell>
          <table:table-cell office:value-type="string">
            <text:p><text:s/>prev_avg</text:p>
          </table:table-cell>
          <table:table-cell office:value-type="float" office:value="826.217">
            <text:p>826.217</text:p>
          </table:table-cell>
          <table:table-cell office:value-type="string">
            <text:p><text:s/>max</text:p>
          </table:table-cell>
          <table:table-cell office:value-type="float" office:value="764.366">
            <text:p>764.366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694">
            <text:p>0.69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9.666">
            <text:p>819.666</text:p>
          </table:table-cell>
          <table:table-cell office:value-type="string">
            <text:p><text:s/>prev_avg</text:p>
          </table:table-cell>
          <table:table-cell office:value-type="float" office:value="825.599">
            <text:p>825.599</text:p>
          </table:table-cell>
          <table:table-cell office:value-type="string">
            <text:p><text:s/>max</text:p>
          </table:table-cell>
          <table:table-cell office:value-type="float" office:value="232.353">
            <text:p>232.35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13">
            <text:p>0.21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7.38">
            <text:p>817.38</text:p>
          </table:table-cell>
          <table:table-cell office:value-type="string">
            <text:p><text:s/>prev_avg</text:p>
          </table:table-cell>
          <table:table-cell office:value-type="float" office:value="819.666">
            <text:p>819.666</text:p>
          </table:table-cell>
          <table:table-cell office:value-type="string">
            <text:p><text:s/>max</text:p>
          </table:table-cell>
          <table:table-cell office:value-type="float" office:value="591.025">
            <text:p>591.025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542">
            <text:p>0.54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4.832">
            <text:p>814.832</text:p>
          </table:table-cell>
          <table:table-cell office:value-type="string">
            <text:p><text:s/>prev_avg</text:p>
          </table:table-cell>
          <table:table-cell office:value-type="float" office:value="817.38">
            <text:p>817.38</text:p>
          </table:table-cell>
          <table:table-cell office:value-type="string">
            <text:p><text:s/>max</text:p>
          </table:table-cell>
          <table:table-cell office:value-type="float" office:value="562.602">
            <text:p>562.602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518">
            <text:p>0.51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10.6">
            <text:p>810.6</text:p>
          </table:table-cell>
          <table:table-cell office:value-type="string">
            <text:p><text:s/>prev_avg</text:p>
          </table:table-cell>
          <table:table-cell office:value-type="float" office:value="814.832">
            <text:p>814.832</text:p>
          </table:table-cell>
          <table:table-cell office:value-type="string">
            <text:p><text:s/>max</text:p>
          </table:table-cell>
          <table:table-cell office:value-type="float" office:value="391.62">
            <text:p>391.62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362">
            <text:p>0.36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06.726">
            <text:p>806.726</text:p>
          </table:table-cell>
          <table:table-cell office:value-type="string">
            <text:p><text:s/>prev_avg</text:p>
          </table:table-cell>
          <table:table-cell office:value-type="float" office:value="810.6">
            <text:p>810.6</text:p>
          </table:table-cell>
          <table:table-cell office:value-type="string">
            <text:p><text:s/>max</text:p>
          </table:table-cell>
          <table:table-cell office:value-type="float" office:value="423.241">
            <text:p>423.241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93">
            <text:p>0.39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805.03">
            <text:p>805.03</text:p>
          </table:table-cell>
          <table:table-cell office:value-type="string">
            <text:p><text:s/>prev_avg</text:p>
          </table:table-cell>
          <table:table-cell office:value-type="float" office:value="806.726">
            <text:p>806.726</text:p>
          </table:table-cell>
          <table:table-cell office:value-type="string">
            <text:p><text:s/>max</text:p>
          </table:table-cell>
          <table:table-cell office:value-type="float" office:value="637.051">
            <text:p>637.051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594">
            <text:p>0.59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99.875">
            <text:p>799.875</text:p>
          </table:table-cell>
          <table:table-cell office:value-type="string">
            <text:p><text:s/>prev_avg</text:p>
          </table:table-cell>
          <table:table-cell office:value-type="float" office:value="805.03">
            <text:p>805.03</text:p>
          </table:table-cell>
          <table:table-cell office:value-type="string">
            <text:p><text:s/>max</text:p>
          </table:table-cell>
          <table:table-cell office:value-type="float" office:value="289.525">
            <text:p>289.52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71">
            <text:p>0.27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94.124">
            <text:p>794.124</text:p>
          </table:table-cell>
          <table:table-cell office:value-type="string">
            <text:p><text:s/>prev_avg</text:p>
          </table:table-cell>
          <table:table-cell office:value-type="float" office:value="799.875">
            <text:p>799.875</text:p>
          </table:table-cell>
          <table:table-cell office:value-type="string">
            <text:p><text:s/>max</text:p>
          </table:table-cell>
          <table:table-cell office:value-type="float" office:value="224.814">
            <text:p>224.814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12">
            <text:p>0.21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93.648">
            <text:p>793.648</text:p>
          </table:table-cell>
          <table:table-cell office:value-type="string">
            <text:p><text:s/>prev_avg</text:p>
          </table:table-cell>
          <table:table-cell office:value-type="float" office:value="794.124">
            <text:p>794.124</text:p>
          </table:table-cell>
          <table:table-cell office:value-type="string">
            <text:p><text:s/>max</text:p>
          </table:table-cell>
          <table:table-cell office:value-type="float" office:value="746.524">
            <text:p>746.524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705">
            <text:p>0.70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89.454">
            <text:p>789.454</text:p>
          </table:table-cell>
          <table:table-cell office:value-type="string">
            <text:p><text:s/>prev_avg</text:p>
          </table:table-cell>
          <table:table-cell office:value-type="float" office:value="793.648">
            <text:p>793.648</text:p>
          </table:table-cell>
          <table:table-cell office:value-type="string">
            <text:p><text:s/>max</text:p>
          </table:table-cell>
          <table:table-cell office:value-type="float" office:value="374.269">
            <text:p>374.26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56">
            <text:p>0.35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83.106">
            <text:p>783.106</text:p>
          </table:table-cell>
          <table:table-cell office:value-type="string">
            <text:p><text:s/>prev_avg</text:p>
          </table:table-cell>
          <table:table-cell office:value-type="float" office:value="789.454">
            <text:p>789.454</text:p>
          </table:table-cell>
          <table:table-cell office:value-type="string">
            <text:p><text:s/>max</text:p>
          </table:table-cell>
          <table:table-cell office:value-type="float" office:value="154.592">
            <text:p>154.592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48">
            <text:p>0.14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87.213">
            <text:p>787.213</text:p>
          </table:table-cell>
          <table:table-cell office:value-type="string">
            <text:p><text:s/>prev_avg</text:p>
          </table:table-cell>
          <table:table-cell office:value-type="float" office:value="783.106">
            <text:p>783.106</text:p>
          </table:table-cell>
          <table:table-cell office:value-type="string">
            <text:p><text:s/>max</text:p>
          </table:table-cell>
          <table:table-cell office:value-type="float" office:value="1193.835">
            <text:p>1193.83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137">
            <text:p>1.13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83.846">
            <text:p>783.846</text:p>
          </table:table-cell>
          <table:table-cell office:value-type="string">
            <text:p><text:s/>prev_avg</text:p>
          </table:table-cell>
          <table:table-cell office:value-type="float" office:value="787.213">
            <text:p>787.213</text:p>
          </table:table-cell>
          <table:table-cell office:value-type="string">
            <text:p><text:s/>max</text:p>
          </table:table-cell>
          <table:table-cell office:value-type="float" office:value="450.493">
            <text:p>450.493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431">
            <text:p>0.43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83.639">
            <text:p>783.639</text:p>
          </table:table-cell>
          <table:table-cell office:value-type="string">
            <text:p><text:s/>prev_avg</text:p>
          </table:table-cell>
          <table:table-cell office:value-type="float" office:value="783.846">
            <text:p>783.846</text:p>
          </table:table-cell>
          <table:table-cell office:value-type="string">
            <text:p><text:s/>max</text:p>
          </table:table-cell>
          <table:table-cell office:value-type="float" office:value="763.13">
            <text:p>763.13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73">
            <text:p>0.7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82.472">
            <text:p>782.472</text:p>
          </table:table-cell>
          <table:table-cell office:value-type="string">
            <text:p><text:s/>prev_avg</text:p>
          </table:table-cell>
          <table:table-cell office:value-type="float" office:value="783.639">
            <text:p>783.639</text:p>
          </table:table-cell>
          <table:table-cell office:value-type="string">
            <text:p><text:s/>max</text:p>
          </table:table-cell>
          <table:table-cell office:value-type="float" office:value="667.012">
            <text:p>667.012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639">
            <text:p>0.63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76.416">
            <text:p>776.416</text:p>
          </table:table-cell>
          <table:table-cell office:value-type="string">
            <text:p><text:s/>prev_avg</text:p>
          </table:table-cell>
          <table:table-cell office:value-type="float" office:value="782.472">
            <text:p>782.472</text:p>
          </table:table-cell>
          <table:table-cell office:value-type="string">
            <text:p><text:s/>max</text:p>
          </table:table-cell>
          <table:table-cell office:value-type="float" office:value="176.819">
            <text:p>176.81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71">
            <text:p>0.17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70.495">
            <text:p>770.495</text:p>
          </table:table-cell>
          <table:table-cell office:value-type="string">
            <text:p><text:s/>prev_avg</text:p>
          </table:table-cell>
          <table:table-cell office:value-type="float" office:value="776.416">
            <text:p>776.416</text:p>
          </table:table-cell>
          <table:table-cell office:value-type="string">
            <text:p><text:s/>max</text:p>
          </table:table-cell>
          <table:table-cell office:value-type="float" office:value="184.38">
            <text:p>184.38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79">
            <text:p>0.17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65.176">
            <text:p>765.176</text:p>
          </table:table-cell>
          <table:table-cell office:value-type="string">
            <text:p><text:s/>prev_avg</text:p>
          </table:table-cell>
          <table:table-cell office:value-type="float" office:value="770.495">
            <text:p>770.495</text:p>
          </table:table-cell>
          <table:table-cell office:value-type="string">
            <text:p><text:s/>max</text:p>
          </table:table-cell>
          <table:table-cell office:value-type="float" office:value="238.595">
            <text:p>238.595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34">
            <text:p>0.23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62.695">
            <text:p>762.695</text:p>
          </table:table-cell>
          <table:table-cell office:value-type="string">
            <text:p><text:s/>prev_avg</text:p>
          </table:table-cell>
          <table:table-cell office:value-type="float" office:value="765.176">
            <text:p>765.176</text:p>
          </table:table-cell>
          <table:table-cell office:value-type="string">
            <text:p><text:s/>max</text:p>
          </table:table-cell>
          <table:table-cell office:value-type="float" office:value="517.029">
            <text:p>517.029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508">
            <text:p>0.50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57.122">
            <text:p>757.122</text:p>
          </table:table-cell>
          <table:table-cell office:value-type="string">
            <text:p><text:s/>prev_avg</text:p>
          </table:table-cell>
          <table:table-cell office:value-type="float" office:value="762.695">
            <text:p>762.695</text:p>
          </table:table-cell>
          <table:table-cell office:value-type="string">
            <text:p><text:s/>max</text:p>
          </table:table-cell>
          <table:table-cell office:value-type="float" office:value="205.4">
            <text:p>205.4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203">
            <text:p>0.20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59.53">
            <text:p>759.53</text:p>
          </table:table-cell>
          <table:table-cell office:value-type="string">
            <text:p><text:s/>prev_avg</text:p>
          </table:table-cell>
          <table:table-cell office:value-type="float" office:value="757.122">
            <text:p>757.122</text:p>
          </table:table-cell>
          <table:table-cell office:value-type="string">
            <text:p><text:s/>max</text:p>
          </table:table-cell>
          <table:table-cell office:value-type="float" office:value="997.917">
            <text:p>997.917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985">
            <text:p>0.98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61.628">
            <text:p>761.628</text:p>
          </table:table-cell>
          <table:table-cell office:value-type="string">
            <text:p><text:s/>prev_avg</text:p>
          </table:table-cell>
          <table:table-cell office:value-type="float" office:value="759.53">
            <text:p>759.53</text:p>
          </table:table-cell>
          <table:table-cell office:value-type="string">
            <text:p><text:s/>max</text:p>
          </table:table-cell>
          <table:table-cell office:value-type="float" office:value="969.37">
            <text:p>969.37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955">
            <text:p>0.95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66.92">
            <text:p>766.92</text:p>
          </table:table-cell>
          <table:table-cell office:value-type="string">
            <text:p><text:s/>prev_avg</text:p>
          </table:table-cell>
          <table:table-cell office:value-type="float" office:value="761.628">
            <text:p>761.628</text:p>
          </table:table-cell>
          <table:table-cell office:value-type="string">
            <text:p><text:s/>max</text:p>
          </table:table-cell>
          <table:table-cell office:value-type="float" office:value="1290.793">
            <text:p>1290.793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262">
            <text:p>1.26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68.658">
            <text:p>768.658</text:p>
          </table:table-cell>
          <table:table-cell office:value-type="string">
            <text:p><text:s/>prev_avg</text:p>
          </table:table-cell>
          <table:table-cell office:value-type="float" office:value="766.92">
            <text:p>766.92</text:p>
          </table:table-cell>
          <table:table-cell office:value-type="string">
            <text:p><text:s/>max</text:p>
          </table:table-cell>
          <table:table-cell office:value-type="float" office:value="940.679">
            <text:p>940.67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918">
            <text:p>0.91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68.383">
            <text:p>768.383</text:p>
          </table:table-cell>
          <table:table-cell office:value-type="string">
            <text:p><text:s/>prev_avg</text:p>
          </table:table-cell>
          <table:table-cell office:value-type="float" office:value="768.658">
            <text:p>768.658</text:p>
          </table:table-cell>
          <table:table-cell office:value-type="string">
            <text:p><text:s/>max</text:p>
          </table:table-cell>
          <table:table-cell office:value-type="float" office:value="741.201">
            <text:p>741.201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723">
            <text:p>0.72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66.108">
            <text:p>766.108</text:p>
          </table:table-cell>
          <table:table-cell office:value-type="string">
            <text:p><text:s/>prev_avg</text:p>
          </table:table-cell>
          <table:table-cell office:value-type="float" office:value="768.383">
            <text:p>768.383</text:p>
          </table:table-cell>
          <table:table-cell office:value-type="string">
            <text:p><text:s/>max</text:p>
          </table:table-cell>
          <table:table-cell office:value-type="float" office:value="540.926">
            <text:p>540.926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53">
            <text:p>0.5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64.71">
            <text:p>764.71</text:p>
          </table:table-cell>
          <table:table-cell office:value-type="string">
            <text:p><text:s/>prev_avg</text:p>
          </table:table-cell>
          <table:table-cell office:value-type="float" office:value="766.108">
            <text:p>766.108</text:p>
          </table:table-cell>
          <table:table-cell office:value-type="string">
            <text:p><text:s/>max</text:p>
          </table:table-cell>
          <table:table-cell office:value-type="float" office:value="626.266">
            <text:p>626.266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614">
            <text:p>0.61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64.031">
            <text:p>764.031</text:p>
          </table:table-cell>
          <table:table-cell office:value-type="string">
            <text:p><text:s/>prev_avg</text:p>
          </table:table-cell>
          <table:table-cell office:value-type="float" office:value="764.71">
            <text:p>764.71</text:p>
          </table:table-cell>
          <table:table-cell office:value-type="string">
            <text:p><text:s/>max</text:p>
          </table:table-cell>
          <table:table-cell office:value-type="float" office:value="696.813">
            <text:p>696.813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684">
            <text:p>0.68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64.377">
            <text:p>764.377</text:p>
          </table:table-cell>
          <table:table-cell office:value-type="string">
            <text:p><text:s/>prev_avg</text:p>
          </table:table-cell>
          <table:table-cell office:value-type="float" office:value="764.031">
            <text:p>764.031</text:p>
          </table:table-cell>
          <table:table-cell office:value-type="string">
            <text:p><text:s/>max</text:p>
          </table:table-cell>
          <table:table-cell office:value-type="float" office:value="798.632">
            <text:p>798.632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784">
            <text:p>0.78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60.586">
            <text:p>760.586</text:p>
          </table:table-cell>
          <table:table-cell office:value-type="string">
            <text:p><text:s/>prev_avg</text:p>
          </table:table-cell>
          <table:table-cell office:value-type="float" office:value="764.377">
            <text:p>764.377</text:p>
          </table:table-cell>
          <table:table-cell office:value-type="string">
            <text:p><text:s/>max</text:p>
          </table:table-cell>
          <table:table-cell office:value-type="float" office:value="385.255">
            <text:p>385.25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8">
            <text:p>0.3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59.275">
            <text:p>759.275</text:p>
          </table:table-cell>
          <table:table-cell office:value-type="string">
            <text:p><text:s/>prev_avg</text:p>
          </table:table-cell>
          <table:table-cell office:value-type="float" office:value="760.586">
            <text:p>760.586</text:p>
          </table:table-cell>
          <table:table-cell office:value-type="string">
            <text:p><text:s/>max</text:p>
          </table:table-cell>
          <table:table-cell office:value-type="float" office:value="629.521">
            <text:p>629.521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622">
            <text:p>0.62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53.131">
            <text:p>753.131</text:p>
          </table:table-cell>
          <table:table-cell office:value-type="string">
            <text:p><text:s/>prev_avg</text:p>
          </table:table-cell>
          <table:table-cell office:value-type="float" office:value="759.275">
            <text:p>759.275</text:p>
          </table:table-cell>
          <table:table-cell office:value-type="string">
            <text:p><text:s/>max</text:p>
          </table:table-cell>
          <table:table-cell office:value-type="float" office:value="144.862">
            <text:p>144.862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44">
            <text:p>0.14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48.793">
            <text:p>748.793</text:p>
          </table:table-cell>
          <table:table-cell office:value-type="string">
            <text:p><text:s/>prev_avg</text:p>
          </table:table-cell>
          <table:table-cell office:value-type="float" office:value="753.131">
            <text:p>753.131</text:p>
          </table:table-cell>
          <table:table-cell office:value-type="string">
            <text:p><text:s/>max</text:p>
          </table:table-cell>
          <table:table-cell office:value-type="float" office:value="319.36">
            <text:p>319.36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2">
            <text:p>0.3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43.317">
            <text:p>743.317</text:p>
          </table:table-cell>
          <table:table-cell office:value-type="string">
            <text:p><text:s/>prev_avg</text:p>
          </table:table-cell>
          <table:table-cell office:value-type="float" office:value="748.793">
            <text:p>748.793</text:p>
          </table:table-cell>
          <table:table-cell office:value-type="string">
            <text:p><text:s/>max</text:p>
          </table:table-cell>
          <table:table-cell office:value-type="float" office:value="201.158">
            <text:p>201.158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03">
            <text:p>0.20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48.925">
            <text:p>748.925</text:p>
          </table:table-cell>
          <table:table-cell office:value-type="string">
            <text:p><text:s/>prev_avg</text:p>
          </table:table-cell>
          <table:table-cell office:value-type="float" office:value="743.317">
            <text:p>743.317</text:p>
          </table:table-cell>
          <table:table-cell office:value-type="string">
            <text:p><text:s/>max</text:p>
          </table:table-cell>
          <table:table-cell office:value-type="float" office:value="1304.097">
            <text:p>1304.09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1.306">
            <text:p>1.30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50.506">
            <text:p>750.506</text:p>
          </table:table-cell>
          <table:table-cell office:value-type="string">
            <text:p><text:s/>prev_avg</text:p>
          </table:table-cell>
          <table:table-cell office:value-type="float" office:value="748.925">
            <text:p>748.925</text:p>
          </table:table-cell>
          <table:table-cell office:value-type="string">
            <text:p><text:s/>max</text:p>
          </table:table-cell>
          <table:table-cell office:value-type="float" office:value="907.085">
            <text:p>907.085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906">
            <text:p>0.90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47.903">
            <text:p>747.903</text:p>
          </table:table-cell>
          <table:table-cell office:value-type="string">
            <text:p><text:s/>prev_avg</text:p>
          </table:table-cell>
          <table:table-cell office:value-type="float" office:value="750.506">
            <text:p>750.506</text:p>
          </table:table-cell>
          <table:table-cell office:value-type="string">
            <text:p><text:s/>max</text:p>
          </table:table-cell>
          <table:table-cell office:value-type="float" office:value="490.119">
            <text:p>490.119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491">
            <text:p>0.49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43.818">
            <text:p>743.818</text:p>
          </table:table-cell>
          <table:table-cell office:value-type="string">
            <text:p><text:s/>prev_avg</text:p>
          </table:table-cell>
          <table:table-cell office:value-type="float" office:value="747.903">
            <text:p>747.903</text:p>
          </table:table-cell>
          <table:table-cell office:value-type="string">
            <text:p><text:s/>max</text:p>
          </table:table-cell>
          <table:table-cell office:value-type="float" office:value="339.437">
            <text:p>339.43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42">
            <text:p>0.34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39.189">
            <text:p>739.189</text:p>
          </table:table-cell>
          <table:table-cell office:value-type="string">
            <text:p><text:s/>prev_avg</text:p>
          </table:table-cell>
          <table:table-cell office:value-type="float" office:value="743.818">
            <text:p>743.818</text:p>
          </table:table-cell>
          <table:table-cell office:value-type="string">
            <text:p><text:s/>max</text:p>
          </table:table-cell>
          <table:table-cell office:value-type="float" office:value="280.974">
            <text:p>280.974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285">
            <text:p>0.28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34.668">
            <text:p>734.668</text:p>
          </table:table-cell>
          <table:table-cell office:value-type="string">
            <text:p><text:s/>prev_avg</text:p>
          </table:table-cell>
          <table:table-cell office:value-type="float" office:value="739.189">
            <text:p>739.189</text:p>
          </table:table-cell>
          <table:table-cell office:value-type="string">
            <text:p><text:s/>max</text:p>
          </table:table-cell>
          <table:table-cell office:value-type="float" office:value="287.089">
            <text:p>287.089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293">
            <text:p>0.29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32.948">
            <text:p>732.948</text:p>
          </table:table-cell>
          <table:table-cell office:value-type="string">
            <text:p><text:s/>prev_avg</text:p>
          </table:table-cell>
          <table:table-cell office:value-type="float" office:value="734.668">
            <text:p>734.668</text:p>
          </table:table-cell>
          <table:table-cell office:value-type="string">
            <text:p><text:s/>max</text:p>
          </table:table-cell>
          <table:table-cell office:value-type="float" office:value="562.659">
            <text:p>562.65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576">
            <text:p>0.57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39.729">
            <text:p>739.729</text:p>
          </table:table-cell>
          <table:table-cell office:value-type="string">
            <text:p><text:s/>prev_avg</text:p>
          </table:table-cell>
          <table:table-cell office:value-type="float" office:value="732.948">
            <text:p>732.948</text:p>
          </table:table-cell>
          <table:table-cell office:value-type="string">
            <text:p><text:s/>max</text:p>
          </table:table-cell>
          <table:table-cell office:value-type="float" office:value="1410.983">
            <text:p>1410.983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1.431">
            <text:p>1.43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40.428">
            <text:p>740.428</text:p>
          </table:table-cell>
          <table:table-cell office:value-type="string">
            <text:p><text:s/>prev_avg</text:p>
          </table:table-cell>
          <table:table-cell office:value-type="float" office:value="739.729">
            <text:p>739.729</text:p>
          </table:table-cell>
          <table:table-cell office:value-type="string">
            <text:p><text:s/>max</text:p>
          </table:table-cell>
          <table:table-cell office:value-type="float" office:value="809.624">
            <text:p>809.624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82">
            <text:p>0.8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35.508">
            <text:p>735.508</text:p>
          </table:table-cell>
          <table:table-cell office:value-type="string">
            <text:p><text:s/>prev_avg</text:p>
          </table:table-cell>
          <table:table-cell office:value-type="float" office:value="740.428">
            <text:p>740.428</text:p>
          </table:table-cell>
          <table:table-cell office:value-type="string">
            <text:p><text:s/>max</text:p>
          </table:table-cell>
          <table:table-cell office:value-type="float" office:value="248.446">
            <text:p>248.446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53">
            <text:p>0.25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39.982">
            <text:p>739.982</text:p>
          </table:table-cell>
          <table:table-cell office:value-type="string">
            <text:p><text:s/>prev_avg</text:p>
          </table:table-cell>
          <table:table-cell office:value-type="float" office:value="735.508">
            <text:p>735.508</text:p>
          </table:table-cell>
          <table:table-cell office:value-type="string">
            <text:p><text:s/>max</text:p>
          </table:table-cell>
          <table:table-cell office:value-type="float" office:value="1182.963">
            <text:p>1182.963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1.199">
            <text:p>1.19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34.8">
            <text:p>734.8</text:p>
          </table:table-cell>
          <table:table-cell office:value-type="string">
            <text:p><text:s/>prev_avg</text:p>
          </table:table-cell>
          <table:table-cell office:value-type="float" office:value="739.982">
            <text:p>739.982</text:p>
          </table:table-cell>
          <table:table-cell office:value-type="string">
            <text:p><text:s/>max</text:p>
          </table:table-cell>
          <table:table-cell office:value-type="float" office:value="221.727">
            <text:p>221.72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26">
            <text:p>0.22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33.362">
            <text:p>733.362</text:p>
          </table:table-cell>
          <table:table-cell office:value-type="string">
            <text:p><text:s/>prev_avg</text:p>
          </table:table-cell>
          <table:table-cell office:value-type="float" office:value="734.8">
            <text:p>734.8</text:p>
          </table:table-cell>
          <table:table-cell office:value-type="string">
            <text:p><text:s/>max</text:p>
          </table:table-cell>
          <table:table-cell office:value-type="float" office:value="591.009">
            <text:p>591.009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604">
            <text:p>0.60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28.062">
            <text:p>728.062</text:p>
          </table:table-cell>
          <table:table-cell office:value-type="string">
            <text:p><text:s/>prev_avg</text:p>
          </table:table-cell>
          <table:table-cell office:value-type="float" office:value="733.362">
            <text:p>733.362</text:p>
          </table:table-cell>
          <table:table-cell office:value-type="string">
            <text:p><text:s/>max</text:p>
          </table:table-cell>
          <table:table-cell office:value-type="float" office:value="203.389">
            <text:p>203.38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23.364">
            <text:p>723.364</text:p>
          </table:table-cell>
          <table:table-cell office:value-type="string">
            <text:p><text:s/>prev_avg</text:p>
          </table:table-cell>
          <table:table-cell office:value-type="float" office:value="728.062">
            <text:p>728.062</text:p>
          </table:table-cell>
          <table:table-cell office:value-type="string">
            <text:p><text:s/>max</text:p>
          </table:table-cell>
          <table:table-cell office:value-type="float" office:value="258.27">
            <text:p>258.2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68">
            <text:p>0.26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19.138">
            <text:p>719.138</text:p>
          </table:table-cell>
          <table:table-cell office:value-type="string">
            <text:p><text:s/>prev_avg</text:p>
          </table:table-cell>
          <table:table-cell office:value-type="float" office:value="723.364">
            <text:p>723.364</text:p>
          </table:table-cell>
          <table:table-cell office:value-type="string">
            <text:p><text:s/>max</text:p>
          </table:table-cell>
          <table:table-cell office:value-type="float" office:value="300.718">
            <text:p>300.718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14">
            <text:p>0.31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13.421">
            <text:p>713.421</text:p>
          </table:table-cell>
          <table:table-cell office:value-type="string">
            <text:p><text:s/>prev_avg</text:p>
          </table:table-cell>
          <table:table-cell office:value-type="float" office:value="719.138">
            <text:p>719.138</text:p>
          </table:table-cell>
          <table:table-cell office:value-type="string">
            <text:p><text:s/>max</text:p>
          </table:table-cell>
          <table:table-cell office:value-type="float" office:value="147.441">
            <text:p>147.441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55">
            <text:p>0.15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09.855">
            <text:p>709.855</text:p>
          </table:table-cell>
          <table:table-cell office:value-type="string">
            <text:p><text:s/>prev_avg</text:p>
          </table:table-cell>
          <table:table-cell office:value-type="float" office:value="713.421">
            <text:p>713.421</text:p>
          </table:table-cell>
          <table:table-cell office:value-type="string">
            <text:p><text:s/>max</text:p>
          </table:table-cell>
          <table:table-cell office:value-type="float" office:value="356.803">
            <text:p>356.80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77">
            <text:p>0.37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704.535">
            <text:p>704.535</text:p>
          </table:table-cell>
          <table:table-cell office:value-type="string">
            <text:p><text:s/>prev_avg</text:p>
          </table:table-cell>
          <table:table-cell office:value-type="float" office:value="709.855">
            <text:p>709.855</text:p>
          </table:table-cell>
          <table:table-cell office:value-type="string">
            <text:p><text:s/>max</text:p>
          </table:table-cell>
          <table:table-cell office:value-type="float" office:value="177.904">
            <text:p>177.904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89">
            <text:p>0.18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99.395">
            <text:p>699.395</text:p>
          </table:table-cell>
          <table:table-cell office:value-type="string">
            <text:p><text:s/>prev_avg</text:p>
          </table:table-cell>
          <table:table-cell office:value-type="float" office:value="704.535">
            <text:p>704.535</text:p>
          </table:table-cell>
          <table:table-cell office:value-type="string">
            <text:p><text:s/>max</text:p>
          </table:table-cell>
          <table:table-cell office:value-type="float" office:value="190.558">
            <text:p>190.558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04">
            <text:p>0.20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94.305">
            <text:p>694.305</text:p>
          </table:table-cell>
          <table:table-cell office:value-type="string">
            <text:p><text:s/>prev_avg</text:p>
          </table:table-cell>
          <table:table-cell office:value-type="float" office:value="699.395">
            <text:p>699.395</text:p>
          </table:table-cell>
          <table:table-cell office:value-type="string">
            <text:p><text:s/>max</text:p>
          </table:table-cell>
          <table:table-cell office:value-type="float" office:value="190.363">
            <text:p>190.36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06">
            <text:p>0.20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89.615">
            <text:p>689.615</text:p>
          </table:table-cell>
          <table:table-cell office:value-type="string">
            <text:p><text:s/>prev_avg</text:p>
          </table:table-cell>
          <table:table-cell office:value-type="float" office:value="694.305">
            <text:p>694.305</text:p>
          </table:table-cell>
          <table:table-cell office:value-type="string">
            <text:p><text:s/>max</text:p>
          </table:table-cell>
          <table:table-cell office:value-type="float" office:value="225.293">
            <text:p>225.29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45">
            <text:p>0.24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84.655">
            <text:p>684.655</text:p>
          </table:table-cell>
          <table:table-cell office:value-type="string">
            <text:p><text:s/>prev_avg</text:p>
          </table:table-cell>
          <table:table-cell office:value-type="float" office:value="689.615">
            <text:p>689.615</text:p>
          </table:table-cell>
          <table:table-cell office:value-type="string">
            <text:p><text:s/>max</text:p>
          </table:table-cell>
          <table:table-cell office:value-type="float" office:value="193.663">
            <text:p>193.663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12">
            <text:p>0.21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80.065">
            <text:p>680.065</text:p>
          </table:table-cell>
          <table:table-cell office:value-type="string">
            <text:p><text:s/>prev_avg</text:p>
          </table:table-cell>
          <table:table-cell office:value-type="float" office:value="684.655">
            <text:p>684.655</text:p>
          </table:table-cell>
          <table:table-cell office:value-type="string">
            <text:p><text:s/>max</text:p>
          </table:table-cell>
          <table:table-cell office:value-type="float" office:value="225.63">
            <text:p>225.6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49">
            <text:p>0.24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76.956">
            <text:p>676.956</text:p>
          </table:table-cell>
          <table:table-cell office:value-type="string">
            <text:p><text:s/>prev_avg</text:p>
          </table:table-cell>
          <table:table-cell office:value-type="float" office:value="680.065">
            <text:p>680.065</text:p>
          </table:table-cell>
          <table:table-cell office:value-type="string">
            <text:p><text:s/>max</text:p>
          </table:table-cell>
          <table:table-cell office:value-type="float" office:value="369.157">
            <text:p>369.157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409">
            <text:p>0.40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74.401">
            <text:p>674.401</text:p>
          </table:table-cell>
          <table:table-cell office:value-type="string">
            <text:p><text:s/>prev_avg</text:p>
          </table:table-cell>
          <table:table-cell office:value-type="float" office:value="676.956">
            <text:p>676.956</text:p>
          </table:table-cell>
          <table:table-cell office:value-type="string">
            <text:p><text:s/>max</text:p>
          </table:table-cell>
          <table:table-cell office:value-type="float" office:value="421.456">
            <text:p>421.456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469">
            <text:p>0.46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70.45">
            <text:p>670.45</text:p>
          </table:table-cell>
          <table:table-cell office:value-type="string">
            <text:p><text:s/>prev_avg</text:p>
          </table:table-cell>
          <table:table-cell office:value-type="float" office:value="674.401">
            <text:p>674.401</text:p>
          </table:table-cell>
          <table:table-cell office:value-type="string">
            <text:p><text:s/>max</text:p>
          </table:table-cell>
          <table:table-cell office:value-type="float" office:value="279.279">
            <text:p>279.27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12">
            <text:p>0.31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67.033">
            <text:p>667.033</text:p>
          </table:table-cell>
          <table:table-cell office:value-type="string">
            <text:p><text:s/>prev_avg</text:p>
          </table:table-cell>
          <table:table-cell office:value-type="float" office:value="670.45">
            <text:p>670.45</text:p>
          </table:table-cell>
          <table:table-cell office:value-type="string">
            <text:p><text:s/>max</text:p>
          </table:table-cell>
          <table:table-cell office:value-type="float" office:value="328.75">
            <text:p>328.75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7">
            <text:p>0.3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64.612">
            <text:p>664.612</text:p>
          </table:table-cell>
          <table:table-cell office:value-type="string">
            <text:p><text:s/>prev_avg</text:p>
          </table:table-cell>
          <table:table-cell office:value-type="float" office:value="667.033">
            <text:p>667.033</text:p>
          </table:table-cell>
          <table:table-cell office:value-type="string">
            <text:p><text:s/>max</text:p>
          </table:table-cell>
          <table:table-cell office:value-type="float" office:value="424.967">
            <text:p>424.96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48">
            <text:p>0.4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59.866">
            <text:p>659.866</text:p>
          </table:table-cell>
          <table:table-cell office:value-type="string">
            <text:p><text:s/>prev_avg</text:p>
          </table:table-cell>
          <table:table-cell office:value-type="float" office:value="664.612">
            <text:p>664.612</text:p>
          </table:table-cell>
          <table:table-cell office:value-type="string">
            <text:p><text:s/>max</text:p>
          </table:table-cell>
          <table:table-cell office:value-type="float" office:value="190.028">
            <text:p>190.028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16">
            <text:p>0.21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54.979">
            <text:p>654.979</text:p>
          </table:table-cell>
          <table:table-cell office:value-type="string">
            <text:p><text:s/>prev_avg</text:p>
          </table:table-cell>
          <table:table-cell office:value-type="float" office:value="659.866">
            <text:p>659.866</text:p>
          </table:table-cell>
          <table:table-cell office:value-type="string">
            <text:p><text:s/>max</text:p>
          </table:table-cell>
          <table:table-cell office:value-type="float" office:value="171.175">
            <text:p>171.175</text:p>
          </table:table-cell>
          <table:table-cell office:value-type="string">
            <text:p><text:s/>imax</text:p>
          </table:table-cell>
          <table:table-cell office:value-type="float" office:value="12">
            <text:p>12</text:p>
          </table:table-cell>
          <table:table-cell office:value-type="string">
            <text:p><text:s/>scale</text:p>
          </table:table-cell>
          <table:table-cell office:value-type="float" office:value="0.196">
            <text:p>0.19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51.056">
            <text:p>651.056</text:p>
          </table:table-cell>
          <table:table-cell office:value-type="string">
            <text:p><text:s/>prev_avg</text:p>
          </table:table-cell>
          <table:table-cell office:value-type="float" office:value="654.979">
            <text:p>654.979</text:p>
          </table:table-cell>
          <table:table-cell office:value-type="string">
            <text:p><text:s/>max</text:p>
          </table:table-cell>
          <table:table-cell office:value-type="float" office:value="262.63">
            <text:p>262.63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03">
            <text:p>0.30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49.851">
            <text:p>649.851</text:p>
          </table:table-cell>
          <table:table-cell office:value-type="string">
            <text:p><text:s/>prev_avg</text:p>
          </table:table-cell>
          <table:table-cell office:value-type="float" office:value="651.056">
            <text:p>651.056</text:p>
          </table:table-cell>
          <table:table-cell office:value-type="string">
            <text:p><text:s/>max</text:p>
          </table:table-cell>
          <table:table-cell office:value-type="float" office:value="530.508">
            <text:p>530.508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612">
            <text:p>0.61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46.559">
            <text:p>646.559</text:p>
          </table:table-cell>
          <table:table-cell office:value-type="string">
            <text:p><text:s/>prev_avg</text:p>
          </table:table-cell>
          <table:table-cell office:value-type="float" office:value="649.851">
            <text:p>649.851</text:p>
          </table:table-cell>
          <table:table-cell office:value-type="string">
            <text:p><text:s/>max</text:p>
          </table:table-cell>
          <table:table-cell office:value-type="float" office:value="320.661">
            <text:p>320.661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372">
            <text:p>0.37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43.168">
            <text:p>643.168</text:p>
          </table:table-cell>
          <table:table-cell office:value-type="string">
            <text:p><text:s/>prev_avg</text:p>
          </table:table-cell>
          <table:table-cell office:value-type="float" office:value="646.559">
            <text:p>646.559</text:p>
          </table:table-cell>
          <table:table-cell office:value-type="string">
            <text:p><text:s/>max</text:p>
          </table:table-cell>
          <table:table-cell office:value-type="float" office:value="307.505">
            <text:p>307.50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59">
            <text:p>0.35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38.913">
            <text:p>638.913</text:p>
          </table:table-cell>
          <table:table-cell office:value-type="string">
            <text:p><text:s/>prev_avg</text:p>
          </table:table-cell>
          <table:table-cell office:value-type="float" office:value="643.168">
            <text:p>643.168</text:p>
          </table:table-cell>
          <table:table-cell office:value-type="string">
            <text:p><text:s/>max</text:p>
          </table:table-cell>
          <table:table-cell office:value-type="float" office:value="217.678">
            <text:p>217.678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256">
            <text:p>0.25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34.208">
            <text:p>634.208</text:p>
          </table:table-cell>
          <table:table-cell office:value-type="string">
            <text:p><text:s/>prev_avg</text:p>
          </table:table-cell>
          <table:table-cell office:value-type="float" office:value="638.913">
            <text:p>638.913</text:p>
          </table:table-cell>
          <table:table-cell office:value-type="string">
            <text:p><text:s/>max</text:p>
          </table:table-cell>
          <table:table-cell office:value-type="float" office:value="168.359">
            <text:p>168.359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99">
            <text:p>0.19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29.175">
            <text:p>629.175</text:p>
          </table:table-cell>
          <table:table-cell office:value-type="string">
            <text:p><text:s/>prev_avg</text:p>
          </table:table-cell>
          <table:table-cell office:value-type="float" office:value="634.208">
            <text:p>634.208</text:p>
          </table:table-cell>
          <table:table-cell office:value-type="string">
            <text:p><text:s/>max</text:p>
          </table:table-cell>
          <table:table-cell office:value-type="float" office:value="130.924">
            <text:p>130.924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156">
            <text:p>0.15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25.556">
            <text:p>625.556</text:p>
          </table:table-cell>
          <table:table-cell office:value-type="string">
            <text:p><text:s/>prev_avg</text:p>
          </table:table-cell>
          <table:table-cell office:value-type="float" office:value="629.175">
            <text:p>629.175</text:p>
          </table:table-cell>
          <table:table-cell office:value-type="string">
            <text:p><text:s/>max</text:p>
          </table:table-cell>
          <table:table-cell office:value-type="float" office:value="267.326">
            <text:p>267.326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21">
            <text:p>0.32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23.612">
            <text:p>623.612</text:p>
          </table:table-cell>
          <table:table-cell office:value-type="string">
            <text:p><text:s/>prev_avg</text:p>
          </table:table-cell>
          <table:table-cell office:value-type="float" office:value="625.556">
            <text:p>625.556</text:p>
          </table:table-cell>
          <table:table-cell office:value-type="string">
            <text:p><text:s/>max</text:p>
          </table:table-cell>
          <table:table-cell office:value-type="float" office:value="431.1">
            <text:p>431.1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518">
            <text:p>0.51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19.897">
            <text:p>619.897</text:p>
          </table:table-cell>
          <table:table-cell office:value-type="string">
            <text:p><text:s/>prev_avg</text:p>
          </table:table-cell>
          <table:table-cell office:value-type="float" office:value="623.612">
            <text:p>623.612</text:p>
          </table:table-cell>
          <table:table-cell office:value-type="string">
            <text:p><text:s/>max</text:p>
          </table:table-cell>
          <table:table-cell office:value-type="float" office:value="252.09">
            <text:p>252.0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05">
            <text:p>0.30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15.925">
            <text:p>615.925</text:p>
          </table:table-cell>
          <table:table-cell office:value-type="string">
            <text:p><text:s/>prev_avg</text:p>
          </table:table-cell>
          <table:table-cell office:value-type="float" office:value="619.897">
            <text:p>619.897</text:p>
          </table:table-cell>
          <table:table-cell office:value-type="string">
            <text:p><text:s/>max</text:p>
          </table:table-cell>
          <table:table-cell office:value-type="float" office:value="222.717">
            <text:p>222.71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71">
            <text:p>0.27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14.191">
            <text:p>614.191</text:p>
          </table:table-cell>
          <table:table-cell office:value-type="string">
            <text:p><text:s/>prev_avg</text:p>
          </table:table-cell>
          <table:table-cell office:value-type="float" office:value="615.925">
            <text:p>615.925</text:p>
          </table:table-cell>
          <table:table-cell office:value-type="string">
            <text:p><text:s/>max</text:p>
          </table:table-cell>
          <table:table-cell office:value-type="float" office:value="442.533">
            <text:p>442.53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54">
            <text:p>0.5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11.493">
            <text:p>611.493</text:p>
          </table:table-cell>
          <table:table-cell office:value-type="string">
            <text:p><text:s/>prev_avg</text:p>
          </table:table-cell>
          <table:table-cell office:value-type="float" office:value="614.191">
            <text:p>614.191</text:p>
          </table:table-cell>
          <table:table-cell office:value-type="string">
            <text:p><text:s/>max</text:p>
          </table:table-cell>
          <table:table-cell office:value-type="float" office:value="344.382">
            <text:p>344.382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422">
            <text:p>0.42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07.911">
            <text:p>607.911</text:p>
          </table:table-cell>
          <table:table-cell office:value-type="string">
            <text:p><text:s/>prev_avg</text:p>
          </table:table-cell>
          <table:table-cell office:value-type="float" office:value="611.493">
            <text:p>611.493</text:p>
          </table:table-cell>
          <table:table-cell office:value-type="string">
            <text:p><text:s/>max</text:p>
          </table:table-cell>
          <table:table-cell office:value-type="float" office:value="253.324">
            <text:p>253.324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13">
            <text:p>0.31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03.298">
            <text:p>603.298</text:p>
          </table:table-cell>
          <table:table-cell office:value-type="string">
            <text:p><text:s/>prev_avg</text:p>
          </table:table-cell>
          <table:table-cell office:value-type="float" office:value="607.911">
            <text:p>607.911</text:p>
          </table:table-cell>
          <table:table-cell office:value-type="string">
            <text:p><text:s/>max</text:p>
          </table:table-cell>
          <table:table-cell office:value-type="float" office:value="146.656">
            <text:p>146.656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82">
            <text:p>0.18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600.28">
            <text:p>600.28</text:p>
          </table:table-cell>
          <table:table-cell office:value-type="string">
            <text:p><text:s/>prev_avg</text:p>
          </table:table-cell>
          <table:table-cell office:value-type="float" office:value="603.298">
            <text:p>603.298</text:p>
          </table:table-cell>
          <table:table-cell office:value-type="string">
            <text:p><text:s/>max</text:p>
          </table:table-cell>
          <table:table-cell office:value-type="float" office:value="301.407">
            <text:p>301.40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77">
            <text:p>0.37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95.253">
            <text:p>595.253</text:p>
          </table:table-cell>
          <table:table-cell office:value-type="string">
            <text:p><text:s/>prev_avg</text:p>
          </table:table-cell>
          <table:table-cell office:value-type="float" office:value="600.28">
            <text:p>600.28</text:p>
          </table:table-cell>
          <table:table-cell office:value-type="string">
            <text:p><text:s/>max</text:p>
          </table:table-cell>
          <table:table-cell office:value-type="float" office:value="97.596">
            <text:p>97.596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123">
            <text:p>0.12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91.665">
            <text:p>591.665</text:p>
          </table:table-cell>
          <table:table-cell office:value-type="string">
            <text:p><text:s/>prev_avg</text:p>
          </table:table-cell>
          <table:table-cell office:value-type="float" office:value="595.253">
            <text:p>595.253</text:p>
          </table:table-cell>
          <table:table-cell office:value-type="string">
            <text:p><text:s/>max</text:p>
          </table:table-cell>
          <table:table-cell office:value-type="float" office:value="236.477">
            <text:p>236.477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86.578">
            <text:p>586.578</text:p>
          </table:table-cell>
          <table:table-cell office:value-type="string">
            <text:p><text:s/>prev_avg</text:p>
          </table:table-cell>
          <table:table-cell office:value-type="float" office:value="591.665">
            <text:p>591.665</text:p>
          </table:table-cell>
          <table:table-cell office:value-type="string">
            <text:p><text:s/>max</text:p>
          </table:table-cell>
          <table:table-cell office:value-type="float" office:value="82.955">
            <text:p>82.955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06">
            <text:p>0.10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83.069">
            <text:p>583.069</text:p>
          </table:table-cell>
          <table:table-cell office:value-type="string">
            <text:p><text:s/>prev_avg</text:p>
          </table:table-cell>
          <table:table-cell office:value-type="float" office:value="586.578">
            <text:p>586.578</text:p>
          </table:table-cell>
          <table:table-cell office:value-type="string">
            <text:p><text:s/>max</text:p>
          </table:table-cell>
          <table:table-cell office:value-type="float" office:value="235.699">
            <text:p>235.699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03">
            <text:p>0.30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78.95">
            <text:p>578.95</text:p>
          </table:table-cell>
          <table:table-cell office:value-type="string">
            <text:p><text:s/>prev_avg</text:p>
          </table:table-cell>
          <table:table-cell office:value-type="float" office:value="583.069">
            <text:p>583.069</text:p>
          </table:table-cell>
          <table:table-cell office:value-type="string">
            <text:p><text:s/>max</text:p>
          </table:table-cell>
          <table:table-cell office:value-type="float" office:value="171.125">
            <text:p>171.12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22">
            <text:p>0.22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75.225">
            <text:p>575.225</text:p>
          </table:table-cell>
          <table:table-cell office:value-type="string">
            <text:p><text:s/>prev_avg</text:p>
          </table:table-cell>
          <table:table-cell office:value-type="float" office:value="578.95">
            <text:p>578.95</text:p>
          </table:table-cell>
          <table:table-cell office:value-type="string">
            <text:p><text:s/>max</text:p>
          </table:table-cell>
          <table:table-cell office:value-type="float" office:value="206.483">
            <text:p>206.48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69">
            <text:p>0.26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72.763">
            <text:p>572.763</text:p>
          </table:table-cell>
          <table:table-cell office:value-type="string">
            <text:p><text:s/>prev_avg</text:p>
          </table:table-cell>
          <table:table-cell office:value-type="float" office:value="575.225">
            <text:p>575.225</text:p>
          </table:table-cell>
          <table:table-cell office:value-type="string">
            <text:p><text:s/>max</text:p>
          </table:table-cell>
          <table:table-cell office:value-type="float" office:value="329.032">
            <text:p>329.032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431">
            <text:p>0.43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68.896">
            <text:p>568.896</text:p>
          </table:table-cell>
          <table:table-cell office:value-type="string">
            <text:p><text:s/>prev_avg</text:p>
          </table:table-cell>
          <table:table-cell office:value-type="float" office:value="572.763">
            <text:p>572.763</text:p>
          </table:table-cell>
          <table:table-cell office:value-type="string">
            <text:p><text:s/>max</text:p>
          </table:table-cell>
          <table:table-cell office:value-type="float" office:value="186.044">
            <text:p>186.044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45">
            <text:p>0.24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65.53">
            <text:p>565.53</text:p>
          </table:table-cell>
          <table:table-cell office:value-type="string">
            <text:p><text:s/>prev_avg</text:p>
          </table:table-cell>
          <table:table-cell office:value-type="float" office:value="568.896">
            <text:p>568.896</text:p>
          </table:table-cell>
          <table:table-cell office:value-type="string">
            <text:p><text:s/>max</text:p>
          </table:table-cell>
          <table:table-cell office:value-type="float" office:value="232.312">
            <text:p>232.312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08">
            <text:p>0.30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63.702">
            <text:p>563.702</text:p>
          </table:table-cell>
          <table:table-cell office:value-type="string">
            <text:p><text:s/>prev_avg</text:p>
          </table:table-cell>
          <table:table-cell office:value-type="float" office:value="565.53">
            <text:p>565.53</text:p>
          </table:table-cell>
          <table:table-cell office:value-type="string">
            <text:p><text:s/>max</text:p>
          </table:table-cell>
          <table:table-cell office:value-type="float" office:value="382.693">
            <text:p>382.69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509">
            <text:p>0.50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60.983">
            <text:p>560.983</text:p>
          </table:table-cell>
          <table:table-cell office:value-type="string">
            <text:p><text:s/>prev_avg</text:p>
          </table:table-cell>
          <table:table-cell office:value-type="float" office:value="563.702">
            <text:p>563.702</text:p>
          </table:table-cell>
          <table:table-cell office:value-type="string">
            <text:p><text:s/>max</text:p>
          </table:table-cell>
          <table:table-cell office:value-type="float" office:value="291.85">
            <text:p>291.85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9">
            <text:p>0.3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58.189">
            <text:p>558.189</text:p>
          </table:table-cell>
          <table:table-cell office:value-type="string">
            <text:p><text:s/>prev_avg</text:p>
          </table:table-cell>
          <table:table-cell office:value-type="float" office:value="560.983">
            <text:p>560.983</text:p>
          </table:table-cell>
          <table:table-cell office:value-type="string">
            <text:p><text:s/>max</text:p>
          </table:table-cell>
          <table:table-cell office:value-type="float" office:value="281.531">
            <text:p>281.531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78">
            <text:p>0.37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54.858">
            <text:p>554.858</text:p>
          </table:table-cell>
          <table:table-cell office:value-type="string">
            <text:p><text:s/>prev_avg</text:p>
          </table:table-cell>
          <table:table-cell office:value-type="float" office:value="558.189">
            <text:p>558.189</text:p>
          </table:table-cell>
          <table:table-cell office:value-type="string">
            <text:p><text:s/>max</text:p>
          </table:table-cell>
          <table:table-cell office:value-type="float" office:value="225.122">
            <text:p>225.122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04">
            <text:p>0.30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52.763">
            <text:p>552.763</text:p>
          </table:table-cell>
          <table:table-cell office:value-type="string">
            <text:p><text:s/>prev_avg</text:p>
          </table:table-cell>
          <table:table-cell office:value-type="float" office:value="554.858">
            <text:p>554.858</text:p>
          </table:table-cell>
          <table:table-cell office:value-type="string">
            <text:p><text:s/>max</text:p>
          </table:table-cell>
          <table:table-cell office:value-type="float" office:value="345.389">
            <text:p>345.389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469">
            <text:p>0.46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50.028">
            <text:p>550.028</text:p>
          </table:table-cell>
          <table:table-cell office:value-type="string">
            <text:p><text:s/>prev_avg</text:p>
          </table:table-cell>
          <table:table-cell office:value-type="float" office:value="552.763">
            <text:p>552.763</text:p>
          </table:table-cell>
          <table:table-cell office:value-type="string">
            <text:p><text:s/>max</text:p>
          </table:table-cell>
          <table:table-cell office:value-type="float" office:value="279.213">
            <text:p>279.21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81">
            <text:p>0.38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46.496">
            <text:p>546.496</text:p>
          </table:table-cell>
          <table:table-cell office:value-type="string">
            <text:p><text:s/>prev_avg</text:p>
          </table:table-cell>
          <table:table-cell office:value-type="float" office:value="550.028">
            <text:p>550.028</text:p>
          </table:table-cell>
          <table:table-cell office:value-type="string">
            <text:p><text:s/>max</text:p>
          </table:table-cell>
          <table:table-cell office:value-type="float" office:value="196.881">
            <text:p>196.881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7">
            <text:p>0.2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42.857">
            <text:p>542.857</text:p>
          </table:table-cell>
          <table:table-cell office:value-type="string">
            <text:p><text:s/>prev_avg</text:p>
          </table:table-cell>
          <table:table-cell office:value-type="float" office:value="546.496">
            <text:p>546.496</text:p>
          </table:table-cell>
          <table:table-cell office:value-type="string">
            <text:p><text:s/>max</text:p>
          </table:table-cell>
          <table:table-cell office:value-type="float" office:value="182.601">
            <text:p>182.601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52">
            <text:p>0.25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40.401">
            <text:p>540.401</text:p>
          </table:table-cell>
          <table:table-cell office:value-type="string">
            <text:p><text:s/>prev_avg</text:p>
          </table:table-cell>
          <table:table-cell office:value-type="float" office:value="542.857">
            <text:p>542.857</text:p>
          </table:table-cell>
          <table:table-cell office:value-type="string">
            <text:p><text:s/>max</text:p>
          </table:table-cell>
          <table:table-cell office:value-type="float" office:value="297.206">
            <text:p>297.206</text:p>
          </table:table-cell>
          <table:table-cell office:value-type="string">
            <text:p><text:s/>imax</text:p>
          </table:table-cell>
          <table:table-cell office:value-type="float" office:value="15">
            <text:p>15</text:p>
          </table:table-cell>
          <table:table-cell office:value-type="string">
            <text:p><text:s/>scale</text:p>
          </table:table-cell>
          <table:table-cell office:value-type="float" office:value="0.412">
            <text:p>0.41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39.829">
            <text:p>539.829</text:p>
          </table:table-cell>
          <table:table-cell office:value-type="string">
            <text:p><text:s/>prev_avg</text:p>
          </table:table-cell>
          <table:table-cell office:value-type="float" office:value="540.401">
            <text:p>540.401</text:p>
          </table:table-cell>
          <table:table-cell office:value-type="string">
            <text:p><text:s/>max</text:p>
          </table:table-cell>
          <table:table-cell office:value-type="float" office:value="483.252">
            <text:p>483.252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671">
            <text:p>0.67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36.698">
            <text:p>536.698</text:p>
          </table:table-cell>
          <table:table-cell office:value-type="string">
            <text:p><text:s/>prev_avg</text:p>
          </table:table-cell>
          <table:table-cell office:value-type="float" office:value="539.829">
            <text:p>539.829</text:p>
          </table:table-cell>
          <table:table-cell office:value-type="string">
            <text:p><text:s/>max</text:p>
          </table:table-cell>
          <table:table-cell office:value-type="float" office:value="226.662">
            <text:p>226.662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17">
            <text:p>0.31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33.642">
            <text:p>533.642</text:p>
          </table:table-cell>
          <table:table-cell office:value-type="string">
            <text:p><text:s/>prev_avg</text:p>
          </table:table-cell>
          <table:table-cell office:value-type="float" office:value="536.698">
            <text:p>536.698</text:p>
          </table:table-cell>
          <table:table-cell office:value-type="string">
            <text:p><text:s/>max</text:p>
          </table:table-cell>
          <table:table-cell office:value-type="float" office:value="231.132">
            <text:p>231.132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25">
            <text:p>0.32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30.863">
            <text:p>530.863</text:p>
          </table:table-cell>
          <table:table-cell office:value-type="string">
            <text:p><text:s/>prev_avg</text:p>
          </table:table-cell>
          <table:table-cell office:value-type="float" office:value="533.642">
            <text:p>533.642</text:p>
          </table:table-cell>
          <table:table-cell office:value-type="string">
            <text:p><text:s/>max</text:p>
          </table:table-cell>
          <table:table-cell office:value-type="float" office:value="255.752">
            <text:p>255.752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61">
            <text:p>0.36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28.144">
            <text:p>528.144</text:p>
          </table:table-cell>
          <table:table-cell office:value-type="string">
            <text:p><text:s/>prev_avg</text:p>
          </table:table-cell>
          <table:table-cell office:value-type="float" office:value="530.863">
            <text:p>530.863</text:p>
          </table:table-cell>
          <table:table-cell office:value-type="string">
            <text:p><text:s/>max</text:p>
          </table:table-cell>
          <table:table-cell office:value-type="float" office:value="258.907">
            <text:p>258.907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68">
            <text:p>0.36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24.921">
            <text:p>524.921</text:p>
          </table:table-cell>
          <table:table-cell office:value-type="string">
            <text:p><text:s/>prev_avg</text:p>
          </table:table-cell>
          <table:table-cell office:value-type="float" office:value="528.144">
            <text:p>528.144</text:p>
          </table:table-cell>
          <table:table-cell office:value-type="string">
            <text:p><text:s/>max</text:p>
          </table:table-cell>
          <table:table-cell office:value-type="float" office:value="205.854">
            <text:p>205.854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94">
            <text:p>0.29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21.628">
            <text:p>521.628</text:p>
          </table:table-cell>
          <table:table-cell office:value-type="string">
            <text:p><text:s/>prev_avg</text:p>
          </table:table-cell>
          <table:table-cell office:value-type="float" office:value="524.921">
            <text:p>524.921</text:p>
          </table:table-cell>
          <table:table-cell office:value-type="string">
            <text:p><text:s/>max</text:p>
          </table:table-cell>
          <table:table-cell office:value-type="float" office:value="195.667">
            <text:p>195.66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81">
            <text:p>0.28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18.759">
            <text:p>518.759</text:p>
          </table:table-cell>
          <table:table-cell office:value-type="string">
            <text:p><text:s/>prev_avg</text:p>
          </table:table-cell>
          <table:table-cell office:value-type="float" office:value="521.628">
            <text:p>521.628</text:p>
          </table:table-cell>
          <table:table-cell office:value-type="string">
            <text:p><text:s/>max</text:p>
          </table:table-cell>
          <table:table-cell office:value-type="float" office:value="234.739">
            <text:p>234.739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39">
            <text:p>0.33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15.517">
            <text:p>515.517</text:p>
          </table:table-cell>
          <table:table-cell office:value-type="string">
            <text:p><text:s/>prev_avg</text:p>
          </table:table-cell>
          <table:table-cell office:value-type="float" office:value="518.759">
            <text:p>518.759</text:p>
          </table:table-cell>
          <table:table-cell office:value-type="string">
            <text:p><text:s/>max</text:p>
          </table:table-cell>
          <table:table-cell office:value-type="float" office:value="194.515">
            <text:p>194.51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83">
            <text:p>0.28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13.07">
            <text:p>513.07</text:p>
          </table:table-cell>
          <table:table-cell office:value-type="string">
            <text:p><text:s/>prev_avg</text:p>
          </table:table-cell>
          <table:table-cell office:value-type="float" office:value="515.517">
            <text:p>515.517</text:p>
          </table:table-cell>
          <table:table-cell office:value-type="string">
            <text:p><text:s/>max</text:p>
          </table:table-cell>
          <table:table-cell office:value-type="float" office:value="270.884">
            <text:p>270.884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96">
            <text:p>0.39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11.014">
            <text:p>511.014</text:p>
          </table:table-cell>
          <table:table-cell office:value-type="string">
            <text:p><text:s/>prev_avg</text:p>
          </table:table-cell>
          <table:table-cell office:value-type="float" office:value="513.07">
            <text:p>513.07</text:p>
          </table:table-cell>
          <table:table-cell office:value-type="string">
            <text:p><text:s/>max</text:p>
          </table:table-cell>
          <table:table-cell office:value-type="float" office:value="307.446">
            <text:p>307.446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451">
            <text:p>0.45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07.404">
            <text:p>507.404</text:p>
          </table:table-cell>
          <table:table-cell office:value-type="string">
            <text:p><text:s/>prev_avg</text:p>
          </table:table-cell>
          <table:table-cell office:value-type="float" office:value="511.014">
            <text:p>511.014</text:p>
          </table:table-cell>
          <table:table-cell office:value-type="string">
            <text:p><text:s/>max</text:p>
          </table:table-cell>
          <table:table-cell office:value-type="float" office:value="149.997">
            <text:p>149.99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22">
            <text:p>0.22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04.663">
            <text:p>504.663</text:p>
          </table:table-cell>
          <table:table-cell office:value-type="string">
            <text:p><text:s/>prev_avg</text:p>
          </table:table-cell>
          <table:table-cell office:value-type="float" office:value="507.404">
            <text:p>507.404</text:p>
          </table:table-cell>
          <table:table-cell office:value-type="string">
            <text:p><text:s/>max</text:p>
          </table:table-cell>
          <table:table-cell office:value-type="float" office:value="233.297">
            <text:p>233.297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47">
            <text:p>0.34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501.547">
            <text:p>501.547</text:p>
          </table:table-cell>
          <table:table-cell office:value-type="string">
            <text:p><text:s/>prev_avg</text:p>
          </table:table-cell>
          <table:table-cell office:value-type="float" office:value="504.663">
            <text:p>504.663</text:p>
          </table:table-cell>
          <table:table-cell office:value-type="string">
            <text:p><text:s/>max</text:p>
          </table:table-cell>
          <table:table-cell office:value-type="float" office:value="193.061">
            <text:p>193.061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89">
            <text:p>0.28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99.715">
            <text:p>499.715</text:p>
          </table:table-cell>
          <table:table-cell office:value-type="string">
            <text:p><text:s/>prev_avg</text:p>
          </table:table-cell>
          <table:table-cell office:value-type="float" office:value="501.547">
            <text:p>501.547</text:p>
          </table:table-cell>
          <table:table-cell office:value-type="string">
            <text:p><text:s/>max</text:p>
          </table:table-cell>
          <table:table-cell office:value-type="float" office:value="318.335">
            <text:p>318.335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478">
            <text:p>0.47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98.858">
            <text:p>498.858</text:p>
          </table:table-cell>
          <table:table-cell office:value-type="string">
            <text:p><text:s/>prev_avg</text:p>
          </table:table-cell>
          <table:table-cell office:value-type="float" office:value="499.715">
            <text:p>499.715</text:p>
          </table:table-cell>
          <table:table-cell office:value-type="string">
            <text:p><text:s/>max</text:p>
          </table:table-cell>
          <table:table-cell office:value-type="float" office:value="414.06">
            <text:p>414.06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623">
            <text:p>0.62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97.489">
            <text:p>497.489</text:p>
          </table:table-cell>
          <table:table-cell office:value-type="string">
            <text:p><text:s/>prev_avg</text:p>
          </table:table-cell>
          <table:table-cell office:value-type="float" office:value="498.858">
            <text:p>498.858</text:p>
          </table:table-cell>
          <table:table-cell office:value-type="string">
            <text:p><text:s/>max</text:p>
          </table:table-cell>
          <table:table-cell office:value-type="float" office:value="361.923">
            <text:p>361.92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546">
            <text:p>0.54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94.268">
            <text:p>494.268</text:p>
          </table:table-cell>
          <table:table-cell office:value-type="string">
            <text:p><text:s/>prev_avg</text:p>
          </table:table-cell>
          <table:table-cell office:value-type="float" office:value="497.489">
            <text:p>497.489</text:p>
          </table:table-cell>
          <table:table-cell office:value-type="string">
            <text:p><text:s/>max</text:p>
          </table:table-cell>
          <table:table-cell office:value-type="float" office:value="175.445">
            <text:p>175.445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66">
            <text:p>0.26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92.552">
            <text:p>492.552</text:p>
          </table:table-cell>
          <table:table-cell office:value-type="string">
            <text:p><text:s/>prev_avg</text:p>
          </table:table-cell>
          <table:table-cell office:value-type="float" office:value="494.268">
            <text:p>494.268</text:p>
          </table:table-cell>
          <table:table-cell office:value-type="string">
            <text:p><text:s/>max</text:p>
          </table:table-cell>
          <table:table-cell office:value-type="float" office:value="322.669">
            <text:p>322.669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491">
            <text:p>0.49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89.423">
            <text:p>489.423</text:p>
          </table:table-cell>
          <table:table-cell office:value-type="string">
            <text:p><text:s/>prev_avg</text:p>
          </table:table-cell>
          <table:table-cell office:value-type="float" office:value="492.552">
            <text:p>492.552</text:p>
          </table:table-cell>
          <table:table-cell office:value-type="string">
            <text:p><text:s/>max</text:p>
          </table:table-cell>
          <table:table-cell office:value-type="float" office:value="179.612">
            <text:p>179.612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75">
            <text:p>0.27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86.57">
            <text:p>486.57</text:p>
          </table:table-cell>
          <table:table-cell office:value-type="string">
            <text:p><text:s/>prev_avg</text:p>
          </table:table-cell>
          <table:table-cell office:value-type="float" office:value="489.423">
            <text:p>489.423</text:p>
          </table:table-cell>
          <table:table-cell office:value-type="string">
            <text:p><text:s/>max</text:p>
          </table:table-cell>
          <table:table-cell office:value-type="float" office:value="204.119">
            <text:p>204.11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15">
            <text:p>0.31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83.942">
            <text:p>483.942</text:p>
          </table:table-cell>
          <table:table-cell office:value-type="string">
            <text:p><text:s/>prev_avg</text:p>
          </table:table-cell>
          <table:table-cell office:value-type="float" office:value="486.57">
            <text:p>486.57</text:p>
          </table:table-cell>
          <table:table-cell office:value-type="string">
            <text:p><text:s/>max</text:p>
          </table:table-cell>
          <table:table-cell office:value-type="float" office:value="223.733">
            <text:p>223.73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47">
            <text:p>0.34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79.89">
            <text:p>479.89</text:p>
          </table:table-cell>
          <table:table-cell office:value-type="string">
            <text:p><text:s/>prev_avg</text:p>
          </table:table-cell>
          <table:table-cell office:value-type="float" office:value="483.942">
            <text:p>483.942</text:p>
          </table:table-cell>
          <table:table-cell office:value-type="string">
            <text:p><text:s/>max</text:p>
          </table:table-cell>
          <table:table-cell office:value-type="float" office:value="78.737">
            <text:p>78.73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23">
            <text:p>0.12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76.027">
            <text:p>476.027</text:p>
          </table:table-cell>
          <table:table-cell office:value-type="string">
            <text:p><text:s/>prev_avg</text:p>
          </table:table-cell>
          <table:table-cell office:value-type="float" office:value="479.89">
            <text:p>479.89</text:p>
          </table:table-cell>
          <table:table-cell office:value-type="string">
            <text:p><text:s/>max</text:p>
          </table:table-cell>
          <table:table-cell office:value-type="float" office:value="93.588">
            <text:p>93.588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47">
            <text:p>0.14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72.444">
            <text:p>472.444</text:p>
          </table:table-cell>
          <table:table-cell office:value-type="string">
            <text:p><text:s/>prev_avg</text:p>
          </table:table-cell>
          <table:table-cell office:value-type="float" office:value="476.027">
            <text:p>476.027</text:p>
          </table:table-cell>
          <table:table-cell office:value-type="string">
            <text:p><text:s/>max</text:p>
          </table:table-cell>
          <table:table-cell office:value-type="float" office:value="117.79">
            <text:p>117.7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87">
            <text:p>0.18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70.447">
            <text:p>470.447</text:p>
          </table:table-cell>
          <table:table-cell office:value-type="string">
            <text:p><text:s/>prev_avg</text:p>
          </table:table-cell>
          <table:table-cell office:value-type="float" office:value="472.444">
            <text:p>472.444</text:p>
          </table:table-cell>
          <table:table-cell office:value-type="string">
            <text:p><text:s/>max</text:p>
          </table:table-cell>
          <table:table-cell office:value-type="float" office:value="272.724">
            <text:p>272.724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435">
            <text:p>0.4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68.54">
            <text:p>468.54</text:p>
          </table:table-cell>
          <table:table-cell office:value-type="string">
            <text:p><text:s/>prev_avg</text:p>
          </table:table-cell>
          <table:table-cell office:value-type="float" office:value="470.447">
            <text:p>470.447</text:p>
          </table:table-cell>
          <table:table-cell office:value-type="string">
            <text:p><text:s/>max</text:p>
          </table:table-cell>
          <table:table-cell office:value-type="float" office:value="279.788">
            <text:p>279.788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448">
            <text:p>0.44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66.914">
            <text:p>466.914</text:p>
          </table:table-cell>
          <table:table-cell office:value-type="string">
            <text:p><text:s/>prev_avg</text:p>
          </table:table-cell>
          <table:table-cell office:value-type="float" office:value="468.54">
            <text:p>468.54</text:p>
          </table:table-cell>
          <table:table-cell office:value-type="string">
            <text:p><text:s/>max</text:p>
          </table:table-cell>
          <table:table-cell office:value-type="float" office:value="305.899">
            <text:p>305.89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491">
            <text:p>0.49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65.455">
            <text:p>465.455</text:p>
          </table:table-cell>
          <table:table-cell office:value-type="string">
            <text:p><text:s/>prev_avg</text:p>
          </table:table-cell>
          <table:table-cell office:value-type="float" office:value="466.914">
            <text:p>466.914</text:p>
          </table:table-cell>
          <table:table-cell office:value-type="string">
            <text:p><text:s/>max</text:p>
          </table:table-cell>
          <table:table-cell office:value-type="float" office:value="321.017">
            <text:p>321.017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517">
            <text:p>0.51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65.152">
            <text:p>465.152</text:p>
          </table:table-cell>
          <table:table-cell office:value-type="string">
            <text:p><text:s/>prev_avg</text:p>
          </table:table-cell>
          <table:table-cell office:value-type="float" office:value="465.455">
            <text:p>465.455</text:p>
          </table:table-cell>
          <table:table-cell office:value-type="string">
            <text:p><text:s/>max</text:p>
          </table:table-cell>
          <table:table-cell office:value-type="float" office:value="435.155">
            <text:p>435.155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702">
            <text:p>0.70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68.635">
            <text:p>468.635</text:p>
          </table:table-cell>
          <table:table-cell office:value-type="string">
            <text:p><text:s/>prev_avg</text:p>
          </table:table-cell>
          <table:table-cell office:value-type="float" office:value="465.152">
            <text:p>465.152</text:p>
          </table:table-cell>
          <table:table-cell office:value-type="string">
            <text:p><text:s/>max</text:p>
          </table:table-cell>
          <table:table-cell office:value-type="float" office:value="813.461">
            <text:p>813.461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1.302">
            <text:p>1.30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66.293">
            <text:p>466.293</text:p>
          </table:table-cell>
          <table:table-cell office:value-type="string">
            <text:p><text:s/>prev_avg</text:p>
          </table:table-cell>
          <table:table-cell office:value-type="float" office:value="468.635">
            <text:p>468.635</text:p>
          </table:table-cell>
          <table:table-cell office:value-type="string">
            <text:p><text:s/>max</text:p>
          </table:table-cell>
          <table:table-cell office:value-type="float" office:value="234.405">
            <text:p>234.40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377">
            <text:p>0.37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64.012">
            <text:p>464.012</text:p>
          </table:table-cell>
          <table:table-cell office:value-type="string">
            <text:p><text:s/>prev_avg</text:p>
          </table:table-cell>
          <table:table-cell office:value-type="float" office:value="466.293">
            <text:p>466.293</text:p>
          </table:table-cell>
          <table:table-cell office:value-type="string">
            <text:p><text:s/>max</text:p>
          </table:table-cell>
          <table:table-cell office:value-type="float" office:value="238.181">
            <text:p>238.181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85">
            <text:p>0.38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64.331">
            <text:p>464.331</text:p>
          </table:table-cell>
          <table:table-cell office:value-type="string">
            <text:p><text:s/>prev_avg</text:p>
          </table:table-cell>
          <table:table-cell office:value-type="float" office:value="464.012">
            <text:p>464.012</text:p>
          </table:table-cell>
          <table:table-cell office:value-type="string">
            <text:p><text:s/>max</text:p>
          </table:table-cell>
          <table:table-cell office:value-type="float" office:value="495.929">
            <text:p>495.92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801">
            <text:p>0.80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64.077">
            <text:p>464.077</text:p>
          </table:table-cell>
          <table:table-cell office:value-type="string">
            <text:p><text:s/>prev_avg</text:p>
          </table:table-cell>
          <table:table-cell office:value-type="float" office:value="464.331">
            <text:p>464.331</text:p>
          </table:table-cell>
          <table:table-cell office:value-type="string">
            <text:p><text:s/>max</text:p>
          </table:table-cell>
          <table:table-cell office:value-type="float" office:value="438.905">
            <text:p>438.905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709">
            <text:p>0.70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61.54">
            <text:p>461.54</text:p>
          </table:table-cell>
          <table:table-cell office:value-type="string">
            <text:p><text:s/>prev_avg</text:p>
          </table:table-cell>
          <table:table-cell office:value-type="float" office:value="464.077">
            <text:p>464.077</text:p>
          </table:table-cell>
          <table:table-cell office:value-type="string">
            <text:p><text:s/>max</text:p>
          </table:table-cell>
          <table:table-cell office:value-type="float" office:value="210.413">
            <text:p>210.413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42">
            <text:p>0.34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60.915">
            <text:p>460.915</text:p>
          </table:table-cell>
          <table:table-cell office:value-type="string">
            <text:p><text:s/>prev_avg</text:p>
          </table:table-cell>
          <table:table-cell office:value-type="float" office:value="461.54">
            <text:p>461.54</text:p>
          </table:table-cell>
          <table:table-cell office:value-type="string">
            <text:p><text:s/>max</text:p>
          </table:table-cell>
          <table:table-cell office:value-type="float" office:value="399.086">
            <text:p>399.086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649">
            <text:p>0.649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58.661">
            <text:p>458.661</text:p>
          </table:table-cell>
          <table:table-cell office:value-type="string">
            <text:p><text:s/>prev_avg</text:p>
          </table:table-cell>
          <table:table-cell office:value-type="float" office:value="460.915">
            <text:p>460.915</text:p>
          </table:table-cell>
          <table:table-cell office:value-type="string">
            <text:p><text:s/>max</text:p>
          </table:table-cell>
          <table:table-cell office:value-type="float" office:value="235.48">
            <text:p>235.48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85">
            <text:p>0.38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56.888">
            <text:p>456.888</text:p>
          </table:table-cell>
          <table:table-cell office:value-type="string">
            <text:p><text:s/>prev_avg</text:p>
          </table:table-cell>
          <table:table-cell office:value-type="float" office:value="458.661">
            <text:p>458.661</text:p>
          </table:table-cell>
          <table:table-cell office:value-type="string">
            <text:p><text:s/>max</text:p>
          </table:table-cell>
          <table:table-cell office:value-type="float" office:value="281.351">
            <text:p>281.351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462">
            <text:p>0.462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56.168">
            <text:p>456.168</text:p>
          </table:table-cell>
          <table:table-cell office:value-type="string">
            <text:p><text:s/>prev_avg</text:p>
          </table:table-cell>
          <table:table-cell office:value-type="float" office:value="456.888">
            <text:p>456.888</text:p>
          </table:table-cell>
          <table:table-cell office:value-type="string">
            <text:p><text:s/>max</text:p>
          </table:table-cell>
          <table:table-cell office:value-type="float" office:value="384.846">
            <text:p>384.846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633">
            <text:p>0.63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57.304">
            <text:p>457.304</text:p>
          </table:table-cell>
          <table:table-cell office:value-type="string">
            <text:p><text:s/>prev_avg</text:p>
          </table:table-cell>
          <table:table-cell office:value-type="float" office:value="456.168">
            <text:p>456.168</text:p>
          </table:table-cell>
          <table:table-cell office:value-type="string">
            <text:p><text:s/>max</text:p>
          </table:table-cell>
          <table:table-cell office:value-type="float" office:value="569.832">
            <text:p>569.832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935">
            <text:p>0.93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54.708">
            <text:p>454.708</text:p>
          </table:table-cell>
          <table:table-cell office:value-type="string">
            <text:p><text:s/>prev_avg</text:p>
          </table:table-cell>
          <table:table-cell office:value-type="float" office:value="457.304">
            <text:p>457.304</text:p>
          </table:table-cell>
          <table:table-cell office:value-type="string">
            <text:p><text:s/>max</text:p>
          </table:table-cell>
          <table:table-cell office:value-type="float" office:value="197.645">
            <text:p>197.645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26">
            <text:p>0.326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55.719">
            <text:p>455.719</text:p>
          </table:table-cell>
          <table:table-cell office:value-type="string">
            <text:p><text:s/>prev_avg</text:p>
          </table:table-cell>
          <table:table-cell office:value-type="float" office:value="454.708">
            <text:p>454.708</text:p>
          </table:table-cell>
          <table:table-cell office:value-type="string">
            <text:p><text:s/>max</text:p>
          </table:table-cell>
          <table:table-cell office:value-type="float" office:value="555.828">
            <text:p>555.828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915">
            <text:p>0.915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56.627">
            <text:p>456.627</text:p>
          </table:table-cell>
          <table:table-cell office:value-type="string">
            <text:p><text:s/>prev_avg</text:p>
          </table:table-cell>
          <table:table-cell office:value-type="float" office:value="455.719">
            <text:p>455.719</text:p>
          </table:table-cell>
          <table:table-cell office:value-type="string">
            <text:p><text:s/>max</text:p>
          </table:table-cell>
          <table:table-cell office:value-type="float" office:value="546.581">
            <text:p>546.581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898">
            <text:p>0.89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54.048">
            <text:p>454.048</text:p>
          </table:table-cell>
          <table:table-cell office:value-type="string">
            <text:p><text:s/>prev_avg</text:p>
          </table:table-cell>
          <table:table-cell office:value-type="float" office:value="456.627">
            <text:p>456.627</text:p>
          </table:table-cell>
          <table:table-cell office:value-type="string">
            <text:p><text:s/>max</text:p>
          </table:table-cell>
          <table:table-cell office:value-type="float" office:value="198.643">
            <text:p>198.643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28">
            <text:p>0.32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50.631">
            <text:p>450.631</text:p>
          </table:table-cell>
          <table:table-cell office:value-type="string">
            <text:p><text:s/>prev_avg</text:p>
          </table:table-cell>
          <table:table-cell office:value-type="float" office:value="454.048">
            <text:p>454.048</text:p>
          </table:table-cell>
          <table:table-cell office:value-type="string">
            <text:p><text:s/>max</text:p>
          </table:table-cell>
          <table:table-cell office:value-type="float" office:value="112.381">
            <text:p>112.381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87">
            <text:p>0.18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50.489">
            <text:p>450.489</text:p>
          </table:table-cell>
          <table:table-cell office:value-type="string">
            <text:p><text:s/>prev_avg</text:p>
          </table:table-cell>
          <table:table-cell office:value-type="float" office:value="450.631">
            <text:p>450.631</text:p>
          </table:table-cell>
          <table:table-cell office:value-type="string">
            <text:p><text:s/>max</text:p>
          </table:table-cell>
          <table:table-cell office:value-type="float" office:value="436.463">
            <text:p>436.463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727">
            <text:p>0.727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48.039">
            <text:p>448.039</text:p>
          </table:table-cell>
          <table:table-cell office:value-type="string">
            <text:p><text:s/>prev_avg</text:p>
          </table:table-cell>
          <table:table-cell office:value-type="float" office:value="450.489">
            <text:p>450.489</text:p>
          </table:table-cell>
          <table:table-cell office:value-type="string">
            <text:p><text:s/>max</text:p>
          </table:table-cell>
          <table:table-cell office:value-type="float" office:value="205.449">
            <text:p>205.44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44">
            <text:p>0.344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45.776">
            <text:p>445.776</text:p>
          </table:table-cell>
          <table:table-cell office:value-type="string">
            <text:p><text:s/>prev_avg</text:p>
          </table:table-cell>
          <table:table-cell office:value-type="float" office:value="448.039">
            <text:p>448.039</text:p>
          </table:table-cell>
          <table:table-cell office:value-type="string">
            <text:p><text:s/>max</text:p>
          </table:table-cell>
          <table:table-cell office:value-type="float" office:value="221.732">
            <text:p>221.732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73">
            <text:p>0.37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443.458">
            <text:p>443.458</text:p>
          </table:table-cell>
          <table:table-cell office:value-type="string">
            <text:p><text:s/>prev_avg</text:p>
          </table:table-cell>
          <table:table-cell office:value-type="float" office:value="445.776">
            <text:p>445.776</text:p>
          </table:table-cell>
          <table:table-cell office:value-type="string">
            <text:p><text:s/>max</text:p>
          </table:table-cell>
          <table:table-cell office:value-type="float" office:value="214.002">
            <text:p>214.002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362">
            <text:p>0.362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</meta:initial-creator>
    <meta:creation-date>2014-03-04T11:54:15</meta:creation-date>
    <dc:date>2014-03-04T12:01:15</dc:date>
    <dc:creator>ahmed </dc:creator>
    <meta:editing-duration>P0D</meta:editing-duration>
    <meta:editing-cycles>1</meta:editing-cycles>
    <meta:document-statistic meta:table-count="3" meta:cell-count="5114" meta:object-count="0"/>
    <meta:generator>LibreOffice/3.5$Linux_x86 LibreOffice_project/350m1$Build-2</meta:generator>
  </office:meta>
</office:document-meta>
</file>